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5cm"/>
    </style:style>
    <style:style style:name="co9" style:family="table-column">
      <style:table-column-properties fo:break-before="auto" style:column-width="16.312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16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" table:style-name="ta1">
        <table:shapes>
          <draw:frame draw:z-index="0" draw:style-name="gr1" draw:text-style-name="P1" svg:width="15.999cm" svg:height="8.999cm" svg:x="60.868cm" svg:y="2.04cm">
            <draw:object draw:notify-on-update-of-ranges="'Raw data'.F2:'Raw data'.F41 'Raw data'.V1:'Raw data'.V1 'Raw data'.V2:'Raw data'.V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_key_error_vector</text:p>
          </table:table-cell>
          <table:table-cell table:style-name="Default" office:value-type="string" calcext:value-type="string">
            <text:p>_normalize_class_distribution</text:p>
          </table:table-cell>
          <table:table-cell table:style-name="Default" office:value-type="string" calcext:value-type="string">
            <text:p>_number_replacement</text:p>
          </table:table-cell>
          <table:table-cell table:style-name="Default" office:value-type="string" calcext:value-type="string">
            <text:p>_pos_tagging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_test_files</text:p>
          </table:table-cell>
          <table:table-cell office:value-type="string" calcext:value-type="string">
            <text:p>_train_files</text:p>
          </table:table-cell>
          <table:table-cell table:style-name="Default" office:value-type="string" calcext:value-type="string">
            <text:p>_use_question_mark</text:p>
          </table:table-cell>
          <table:table-cell office:value-type="string" calcext:value-type="string">
            <text:p>_vector_file</text:p>
          </table:table-cell>
          <table:table-cell office:value-type="string" calcext:value-type="string">
            <text:p>_window_size</text:p>
          </table:table-cell>
          <table:table-cell office:value-type="string" calcext:value-type="string">
            <text:p>accuracy_0</text:p>
          </table:table-cell>
          <table:table-cell office:value-type="string" calcext:value-type="string">
            <text:p>loss_1</text:p>
          </table:table-cell>
          <table:table-cell office:value-type="string" calcext:value-type="string">
            <text:p>precision_per_class_2</text:p>
          </table:table-cell>
          <table:table-cell office:value-type="string" calcext:value-type="string">
            <text:p>precision_per_class_3</text:p>
          </table:table-cell>
          <table:table-cell office:value-type="string" calcext:value-type="string">
            <text:p>precision_per_class_4</text:p>
          </table:table-cell>
          <table:table-cell office:value-type="string" calcext:value-type="string">
            <text:p>recall_per_class_5</text:p>
          </table:table-cell>
          <table:table-cell office:value-type="string" calcext:value-type="string">
            <text:p>recall_per_class_6</text:p>
          </table:table-cell>
          <table:table-cell office:value-type="string" calcext:value-type="string">
            <text:p>recall_per_class_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3833" calcext:value-type="float">
            <text:p>0.873833</text:p>
          </table:table-cell>
          <table:table-cell office:value-type="float" office:value="0.428345" calcext:value-type="float">
            <text:p>0.428345</text:p>
          </table:table-cell>
          <table:table-cell office:value-type="float" office:value="0.876562" calcext:value-type="float">
            <text:p>0.876562</text:p>
          </table:table-cell>
          <table:table-cell office:value-type="float" office:value="0.44" calcext:value-type="float">
            <text:p>0.44</text:p>
          </table:table-cell>
          <table:table-cell office:value-type="float" office:value="-1" calcext:value-type="float">
            <text:p>-1</text:p>
          </table:table-cell>
          <table:table-cell office:value-type="float" office:value="0.99914" calcext:value-type="float">
            <text:p>0.99914</text:p>
          </table:table-cell>
          <table:table-cell office:value-type="float" office:value="0.0417722" calcext:value-type="float">
            <text:p>0.0417722</text:p>
          </table:table-cell>
          <table:table-cell office:value-type="float" office:value="0" calcext:value-type="float">
            <text:p>0</text:p>
          </table:table-cell>
          <table:table-cell table:formula="of:=2*[.M2]*[.P2]/([.M2]+[.P2])" office:value-type="float" office:value="0.933845735282044" calcext:value-type="float">
            <text:p>0.9338457353</text:p>
          </table:table-cell>
          <table:table-cell table:formula="of:=2*[.N2]*[.Q2]/([.N2]+[.Q2])" office:value-type="float" office:value="0.0763006582779164" calcext:value-type="float">
            <text:p>0.0763006583</text:p>
          </table:table-cell>
          <table:table-cell table:formula="of:=2*[.O2]*[.R2]/([.O2]+[.R2])" office:value-type="float" office:value="0" calcext:value-type="float">
            <text:p>0</text:p>
          </table:table-cell>
          <table:table-cell table:formula="of:=IF(AND([.S2]&gt;0;[.T2]&gt;0;[.U2]&gt;0);3/((1/[.S2])+(1/[.T2])+(1/[.U2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7583" calcext:value-type="float">
            <text:p>0.877583</text:p>
          </table:table-cell>
          <table:table-cell office:value-type="float" office:value="0.374184" calcext:value-type="float">
            <text:p>0.374184</text:p>
          </table:table-cell>
          <table:table-cell office:value-type="float" office:value="0.883887" calcext:value-type="float">
            <text:p>0.883887</text:p>
          </table:table-cell>
          <table:table-cell office:value-type="float" office:value="0.486486" calcext:value-type="float">
            <text:p>0.486486</text:p>
          </table:table-cell>
          <table:table-cell office:value-type="float" office:value="0.612069" calcext:value-type="float">
            <text:p>0.612069</text:p>
          </table:table-cell>
          <table:table-cell office:value-type="float" office:value="0.994647" calcext:value-type="float">
            <text:p>0.994647</text:p>
          </table:table-cell>
          <table:table-cell office:value-type="float" office:value="0.0683544" calcext:value-type="float">
            <text:p>0.0683544</text:p>
          </table:table-cell>
          <table:table-cell office:value-type="float" office:value="0.0949198" calcext:value-type="float">
            <text:p>0.0949198</text:p>
          </table:table-cell>
          <table:table-cell table:formula="of:=2*[.M3]*[.P3]/([.M3]+[.P3])" office:value-type="float" office:value="0.936001746988875" calcext:value-type="float">
            <text:p>0.936001747</text:p>
          </table:table-cell>
          <table:table-cell table:formula="of:=2*[.N3]*[.Q3]/([.N3]+[.Q3])" office:value-type="float" office:value="0.119866753172264" calcext:value-type="float">
            <text:p>0.1198667532</text:p>
          </table:table-cell>
          <table:table-cell table:formula="of:=2*[.O3]*[.R3]/([.O3]+[.R3])" office:value-type="float" office:value="0.1643518739369" calcext:value-type="float">
            <text:p>0.1643518739</text:p>
          </table:table-cell>
          <table:table-cell table:formula="of:=IF(AND([.S3]&gt;0;[.T3]&gt;0;[.U3]&gt;0);3/((1/[.S3])+(1/[.T3])+(1/[.U3]));0)" office:value-type="float" office:value="0.193604880121971" calcext:value-type="float">
            <text:p>0.193604880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1333" calcext:value-type="float">
            <text:p>0.871333</text:p>
          </table:table-cell>
          <table:table-cell office:value-type="float" office:value="0.403456" calcext:value-type="float">
            <text:p>0.403456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506329" calcext:value-type="float">
            <text:p>0.00506329</text:p>
          </table:table-cell>
          <table:table-cell office:value-type="float" office:value="0" calcext:value-type="float">
            <text:p>0</text:p>
          </table:table-cell>
          <table:table-cell table:formula="of:=2*[.M4]*[.P4]/([.M4]+[.P4])" office:value-type="float" office:value="0.931219114251741" calcext:value-type="float">
            <text:p>0.9312191143</text:p>
          </table:table-cell>
          <table:table-cell table:formula="of:=2*[.N4]*[.Q4]/([.N4]+[.Q4])" office:value-type="float" office:value="0.0100502490498977" calcext:value-type="float">
            <text:p>0.010050249</text:p>
          </table:table-cell>
          <table:table-cell table:formula="of:=2*[.O4]*[.R4]/([.O4]+[.R4])" office:value-type="float" office:value="0" calcext:value-type="float">
            <text:p>0</text:p>
          </table:table-cell>
          <table:table-cell table:formula="of:=IF(AND([.S4]&gt;0;[.T4]&gt;0;[.U4]&gt;0);3/((1/[.S4])+(1/[.T4])+(1/[.U4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6225" calcext:value-type="float">
            <text:p>0.86225</text:p>
          </table:table-cell>
          <table:table-cell office:value-type="float" office:value="0.416175" calcext:value-type="float">
            <text:p>0.416175</text:p>
          </table:table-cell>
          <table:table-cell office:value-type="float" office:value="0.880811" calcext:value-type="float">
            <text:p>0.880811</text:p>
          </table:table-cell>
          <table:table-cell office:value-type="float" office:value="0.282787" calcext:value-type="float">
            <text:p>0.282787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0.980486" calcext:value-type="float">
            <text:p>0.980486</text:p>
          </table:table-cell>
          <table:table-cell office:value-type="float" office:value="0.0873418" calcext:value-type="float">
            <text:p>0.0873418</text:p>
          </table:table-cell>
          <table:table-cell office:value-type="float" office:value="0.037037" calcext:value-type="float">
            <text:p>0.037037</text:p>
          </table:table-cell>
          <table:table-cell table:formula="of:=2*[.M5]*[.P5]/([.M5]+[.P5])" office:value-type="float" office:value="0.92797963371348" calcext:value-type="float">
            <text:p>0.9279796337</text:p>
          </table:table-cell>
          <table:table-cell table:formula="of:=2*[.N5]*[.Q5]/([.N5]+[.Q5])" office:value-type="float" office:value="0.133462327690253" calcext:value-type="float">
            <text:p>0.1334623277</text:p>
          </table:table-cell>
          <table:table-cell table:formula="of:=2*[.O5]*[.R5]/([.O5]+[.R5])" office:value-type="float" office:value="0.0639999403519981" calcext:value-type="float">
            <text:p>0.0639999404</text:p>
          </table:table-cell>
          <table:table-cell table:formula="of:=IF(AND([.S5]&gt;0;[.T5]&gt;0;[.U5]&gt;0);3/((1/[.S5])+(1/[.T5])+(1/[.U5]));0)" office:value-type="float" office:value="0.123990636146827" calcext:value-type="float">
            <text:p>0.123990636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68917" calcext:value-type="float">
            <text:p>0.868917</text:p>
          </table:table-cell>
          <table:table-cell office:value-type="float" office:value="0.63557" calcext:value-type="float">
            <text:p>0.63557</text:p>
          </table:table-cell>
          <table:table-cell office:value-type="float" office:value="0.914828" calcext:value-type="float">
            <text:p>0.914828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421846" calcext:value-type="float">
            <text:p>0.421846</text:p>
          </table:table-cell>
          <table:table-cell office:value-type="float" office:value="0.962641" calcext:value-type="float">
            <text:p>0.962641</text:p>
          </table:table-cell>
          <table:table-cell office:value-type="float" office:value="0.162025" calcext:value-type="float">
            <text:p>0.162025</text:p>
          </table:table-cell>
          <table:table-cell office:value-type="float" office:value="0.301075" calcext:value-type="float">
            <text:p>0.301075</text:p>
          </table:table-cell>
          <table:table-cell table:formula="of:=2*[.M6]*[.P6]/([.M6]+[.P6])" office:value-type="float" office:value="0.938125679569676" calcext:value-type="float">
            <text:p>0.9381256796</text:p>
          </table:table-cell>
          <table:table-cell table:formula="of:=2*[.N6]*[.Q6]/([.N6]+[.Q6])" office:value-type="float" office:value="0.205457275250888" calcext:value-type="float">
            <text:p>0.2054572753</text:p>
          </table:table-cell>
          <table:table-cell table:formula="of:=2*[.O6]*[.R6]/([.O6]+[.R6])" office:value-type="float" office:value="0.351372513594155" calcext:value-type="float">
            <text:p>0.3513725136</text:p>
          </table:table-cell>
          <table:table-cell table:formula="of:=IF(AND([.S6]&gt;0;[.T6]&gt;0;[.U6]&gt;0);3/((1/[.S6])+(1/[.T6])+(1/[.U6]));0)" office:value-type="float" office:value="0.341719523198369" calcext:value-type="float">
            <text:p>0.341719523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4667" calcext:value-type="float">
            <text:p>0.874667</text:p>
          </table:table-cell>
          <table:table-cell office:value-type="float" office:value="0.3787" calcext:value-type="float">
            <text:p>0.3787</text:p>
          </table:table-cell>
          <table:table-cell office:value-type="float" office:value="0.893854" calcext:value-type="float">
            <text:p>0.893854</text:p>
          </table:table-cell>
          <table:table-cell office:value-type="float" office:value="0.339223" calcext:value-type="float">
            <text:p>0.339223</text:p>
          </table:table-cell>
          <table:table-cell office:value-type="float" office:value="0.398649" calcext:value-type="float">
            <text:p>0.398649</text:p>
          </table:table-cell>
          <table:table-cell office:value-type="float" office:value="0.988057" calcext:value-type="float">
            <text:p>0.988057</text:p>
          </table:table-cell>
          <table:table-cell office:value-type="float" office:value="0.121519" calcext:value-type="float">
            <text:p>0.121519</text:p>
          </table:table-cell>
          <table:table-cell office:value-type="float" office:value="0.0793011" calcext:value-type="float">
            <text:p>0.0793011</text:p>
          </table:table-cell>
          <table:table-cell table:formula="of:=2*[.M7]*[.P7]/([.M7]+[.P7])" office:value-type="float" office:value="0.938597735682506" calcext:value-type="float">
            <text:p>0.9385977357</text:p>
          </table:table-cell>
          <table:table-cell table:formula="of:=2*[.N7]*[.Q7]/([.N7]+[.Q7])" office:value-type="float" office:value="0.178937625556168" calcext:value-type="float">
            <text:p>0.1789376256</text:p>
          </table:table-cell>
          <table:table-cell table:formula="of:=2*[.O7]*[.R7]/([.O7]+[.R7])" office:value-type="float" office:value="0.132287049271043" calcext:value-type="float">
            <text:p>0.1322870493</text:p>
          </table:table-cell>
          <table:table-cell table:formula="of:=IF(AND([.S7]&gt;0;[.T7]&gt;0;[.U7]&gt;0);3/((1/[.S7])+(1/[.T7])+(1/[.U7]));0)" office:value-type="float" office:value="0.21107024492463" calcext:value-type="float">
            <text:p>0.21107024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7083" calcext:value-type="float">
            <text:p>0.897083</text:p>
          </table:table-cell>
          <table:table-cell office:value-type="float" office:value="0.453369" calcext:value-type="float">
            <text:p>0.453369</text:p>
          </table:table-cell>
          <table:table-cell office:value-type="float" office:value="0.934707" calcext:value-type="float">
            <text:p>0.934707</text:p>
          </table:table-cell>
          <table:table-cell office:value-type="float" office:value="0.403087" calcext:value-type="float">
            <text:p>0.403087</text:p>
          </table:table-cell>
          <table:table-cell office:value-type="float" office:value="0.620843" calcext:value-type="float">
            <text:p>0.620843</text:p>
          </table:table-cell>
          <table:table-cell office:value-type="float" office:value="0.979455" calcext:value-type="float">
            <text:p>0.979455</text:p>
          </table:table-cell>
          <table:table-cell office:value-type="float" office:value="0.297468" calcext:value-type="float">
            <text:p>0.297468</text:p>
          </table:table-cell>
          <table:table-cell office:value-type="float" office:value="0.375839" calcext:value-type="float">
            <text:p>0.375839</text:p>
          </table:table-cell>
          <table:table-cell table:formula="of:=2*[.M8]*[.P8]/([.M8]+[.P8])" office:value-type="float" office:value="0.956557955580562" calcext:value-type="float">
            <text:p>0.9565579556</text:p>
          </table:table-cell>
          <table:table-cell table:formula="of:=2*[.N8]*[.Q8]/([.N8]+[.Q8])" office:value-type="float" office:value="0.342315688892378" calcext:value-type="float">
            <text:p>0.3423156889</text:p>
          </table:table-cell>
          <table:table-cell table:formula="of:=2*[.O8]*[.R8]/([.O8]+[.R8])" office:value-type="float" office:value="0.46822760374322" calcext:value-type="float">
            <text:p>0.4682276037</text:p>
          </table:table-cell>
          <table:table-cell table:formula="of:=IF(AND([.S8]&gt;0;[.T8]&gt;0;[.U8]&gt;0);3/((1/[.S8])+(1/[.T8])+(1/[.U8]));0)" office:value-type="float" office:value="0.491609173359738" calcext:value-type="float">
            <text:p>0.491609173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5333" calcext:value-type="float">
            <text:p>0.895333</text:p>
          </table:table-cell>
          <table:table-cell office:value-type="float" office:value="0.282881" calcext:value-type="float">
            <text:p>0.282881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447257" calcext:value-type="float">
            <text:p>0.447257</text:p>
          </table:table-cell>
          <table:table-cell office:value-type="float" office:value="0.566845" calcext:value-type="float">
            <text:p>0.566845</text:p>
          </table:table-cell>
          <table:table-cell office:value-type="float" office:value="0.986144" calcext:value-type="float">
            <text:p>0.986144</text:p>
          </table:table-cell>
          <table:table-cell office:value-type="float" office:value="0.268354" calcext:value-type="float">
            <text:p>0.268354</text:p>
          </table:table-cell>
          <table:table-cell office:value-type="float" office:value="0.284564" calcext:value-type="float">
            <text:p>0.284564</text:p>
          </table:table-cell>
          <table:table-cell table:formula="of:=2*[.M9]*[.P9]/([.M9]+[.P9])" office:value-type="float" office:value="0.954804193772662" calcext:value-type="float">
            <text:p>0.9548041938</text:p>
          </table:table-cell>
          <table:table-cell table:formula="of:=2*[.N9]*[.Q9]/([.N9]+[.Q9])" office:value-type="float" office:value="0.335442593749956" calcext:value-type="float">
            <text:p>0.3354425937</text:p>
          </table:table-cell>
          <table:table-cell table:formula="of:=2*[.O9]*[.R9]/([.O9]+[.R9])" office:value-type="float" office:value="0.37890997295072" calcext:value-type="float">
            <text:p>0.378909973</text:p>
          </table:table-cell>
          <table:table-cell table:formula="of:=IF(AND([.S9]&gt;0;[.T9]&gt;0;[.U9]&gt;0);3/((1/[.S9])+(1/[.T9])+(1/[.U9]));0)" office:value-type="float" office:value="0.44993562499552" calcext:value-type="float">
            <text:p>0.44993562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375" calcext:value-type="float">
            <text:p>0.89375</text:p>
          </table:table-cell>
          <table:table-cell office:value-type="float" office:value="0.418575" calcext:value-type="float">
            <text:p>0.418575</text:p>
          </table:table-cell>
          <table:table-cell office:value-type="float" office:value="0.951684" calcext:value-type="float">
            <text:p>0.951684</text:p>
          </table:table-cell>
          <table:table-cell office:value-type="float" office:value="0.394649" calcext:value-type="float">
            <text:p>0.394649</text:p>
          </table:table-cell>
          <table:table-cell office:value-type="float" office:value="0.501863" calcext:value-type="float">
            <text:p>0.501863</text:p>
          </table:table-cell>
          <table:table-cell office:value-type="float" office:value="0.963688" calcext:value-type="float">
            <text:p>0.963688</text:p>
          </table:table-cell>
          <table:table-cell office:value-type="float" office:value="0.298734" calcext:value-type="float">
            <text:p>0.298734</text:p>
          </table:table-cell>
          <table:table-cell office:value-type="float" office:value="0.542282" calcext:value-type="float">
            <text:p>0.542282</text:p>
          </table:table-cell>
          <table:table-cell table:formula="of:=2*[.M10]*[.P10]/([.M10]+[.P10])" office:value-type="float" office:value="0.957648384326387" calcext:value-type="float">
            <text:p>0.9576483843</text:p>
          </table:table-cell>
          <table:table-cell table:formula="of:=2*[.N10]*[.Q10]/([.N10]+[.Q10])" office:value-type="float" office:value="0.3400575853922" calcext:value-type="float">
            <text:p>0.3400575854</text:p>
          </table:table-cell>
          <table:table-cell table:formula="of:=2*[.O10]*[.R10]/([.O10]+[.R10])" office:value-type="float" office:value="0.521290187408837" calcext:value-type="float">
            <text:p>0.5212901874</text:p>
          </table:table-cell>
          <table:table-cell table:formula="of:=IF(AND([.S10]&gt;0;[.T10]&gt;0;[.U10]&gt;0);3/((1/[.S10])+(1/[.T10])+(1/[.U10]));0)" office:value-type="float" office:value="0.508197191958487" calcext:value-type="float">
            <text:p>0.50819719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825" calcext:value-type="float">
            <text:p>0.88825</text:p>
          </table:table-cell>
          <table:table-cell office:value-type="float" office:value="0.327999" calcext:value-type="float">
            <text:p>0.327999</text:p>
          </table:table-cell>
          <table:table-cell office:value-type="float" office:value="0.909027" calcext:value-type="float">
            <text:p>0.909027</text:p>
          </table:table-cell>
          <table:table-cell office:value-type="float" office:value="0.465426" calcext:value-type="float">
            <text:p>0.465426</text:p>
          </table:table-cell>
          <table:table-cell office:value-type="float" office:value="0.542222" calcext:value-type="float">
            <text:p>0.542222</text:p>
          </table:table-cell>
          <table:table-cell office:value-type="float" office:value="0.990158" calcext:value-type="float">
            <text:p>0.990158</text:p>
          </table:table-cell>
          <table:table-cell office:value-type="float" office:value="0.221519" calcext:value-type="float">
            <text:p>0.221519</text:p>
          </table:table-cell>
          <table:table-cell office:value-type="float" office:value="0.163758" calcext:value-type="float">
            <text:p>0.163758</text:p>
          </table:table-cell>
          <table:table-cell table:formula="of:=2*[.M11]*[.P11]/([.M11]+[.P11])" office:value-type="float" office:value="0.947859588471897" calcext:value-type="float">
            <text:p>0.9478595885</text:p>
          </table:table-cell>
          <table:table-cell table:formula="of:=2*[.N11]*[.Q11]/([.N11]+[.Q11])" office:value-type="float" office:value="0.300171635557432" calcext:value-type="float">
            <text:p>0.3001716356</text:p>
          </table:table-cell>
          <table:table-cell table:formula="of:=2*[.O11]*[.R11]/([.O11]+[.R11])" office:value-type="float" office:value="0.251545908597977" calcext:value-type="float">
            <text:p>0.2515459086</text:p>
          </table:table-cell>
          <table:table-cell table:formula="of:=IF(AND([.S11]&gt;0;[.T11]&gt;0;[.U11]&gt;0);3/((1/[.S11])+(1/[.T11])+(1/[.U11]));0)" office:value-type="float" office:value="0.358772134711441" calcext:value-type="float">
            <text:p>0.358772134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8583" calcext:value-type="float">
            <text:p>0.888583</text:p>
          </table:table-cell>
          <table:table-cell office:value-type="float" office:value="0.335963" calcext:value-type="float">
            <text:p>0.335963</text:p>
          </table:table-cell>
          <table:table-cell office:value-type="float" office:value="0.906863" calcext:value-type="float">
            <text:p>0.906863</text:p>
          </table:table-cell>
          <table:table-cell office:value-type="float" office:value="0.506211" calcext:value-type="float">
            <text:p>0.506211</text:p>
          </table:table-cell>
          <table:table-cell office:value-type="float" office:value="0.551181" calcext:value-type="float">
            <text:p>0.551181</text:p>
          </table:table-cell>
          <table:table-cell office:value-type="float" office:value="0.990345" calcext:value-type="float">
            <text:p>0.990345</text:p>
          </table:table-cell>
          <table:table-cell office:value-type="float" office:value="0.206329" calcext:value-type="float">
            <text:p>0.206329</text:p>
          </table:table-cell>
          <table:table-cell office:value-type="float" office:value="0.186916" calcext:value-type="float">
            <text:p>0.186916</text:p>
          </table:table-cell>
          <table:table-cell table:formula="of:=2*[.M12]*[.P12]/([.M12]+[.P12])" office:value-type="float" office:value="0.946767289337806" calcext:value-type="float">
            <text:p>0.9467672893</text:p>
          </table:table-cell>
          <table:table-cell table:formula="of:=2*[.N12]*[.Q12]/([.N12]+[.Q12])" office:value-type="float" office:value="0.293165322421197" calcext:value-type="float">
            <text:p>0.2931653224</text:p>
          </table:table-cell>
          <table:table-cell table:formula="of:=2*[.O12]*[.R12]/([.O12]+[.R12])" office:value-type="float" office:value="0.279162624413864" calcext:value-type="float">
            <text:p>0.2791626244</text:p>
          </table:table-cell>
          <table:table-cell table:formula="of:=IF(AND([.S12]&gt;0;[.T12]&gt;0;[.U12]&gt;0);3/((1/[.S12])+(1/[.T12])+(1/[.U12]));0)" office:value-type="float" office:value="0.372698039171376" calcext:value-type="float">
            <text:p>0.372698039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1667" calcext:value-type="float">
            <text:p>0.891667</text:p>
          </table:table-cell>
          <table:table-cell office:value-type="float" office:value="0.421738" calcext:value-type="float">
            <text:p>0.421738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365566" calcext:value-type="float">
            <text:p>0.365566</text:p>
          </table:table-cell>
          <table:table-cell office:value-type="float" office:value="0.56998" calcext:value-type="float">
            <text:p>0.56998</text:p>
          </table:table-cell>
          <table:table-cell office:value-type="float" office:value="0.966351" calcext:value-type="float">
            <text:p>0.966351</text:p>
          </table:table-cell>
          <table:table-cell office:value-type="float" office:value="0.392405" calcext:value-type="float">
            <text:p>0.392405</text:p>
          </table:table-cell>
          <table:table-cell office:value-type="float" office:value="0.375167" calcext:value-type="float">
            <text:p>0.375167</text:p>
          </table:table-cell>
          <table:table-cell table:formula="of:=2*[.M13]*[.P13]/([.M13]+[.P13])" office:value-type="float" office:value="0.957291353706043" calcext:value-type="float">
            <text:p>0.9572913537</text:p>
          </table:table-cell>
          <table:table-cell table:formula="of:=2*[.N13]*[.Q13]/([.N13]+[.Q13])" office:value-type="float" office:value="0.378510328838438" calcext:value-type="float">
            <text:p>0.3785103288</text:p>
          </table:table-cell>
          <table:table-cell table:formula="of:=2*[.O13]*[.R13]/([.O13]+[.R13])" office:value-type="float" office:value="0.452496144324639" calcext:value-type="float">
            <text:p>0.4524961443</text:p>
          </table:table-cell>
          <table:table-cell table:formula="of:=IF(AND([.S13]&gt;0;[.T13]&gt;0;[.U13]&gt;0);3/((1/[.S13])+(1/[.T13])+(1/[.U13]));0)" office:value-type="float" office:value="0.508775230980056" calcext:value-type="float">
            <text:p>0.50877523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4417" calcext:value-type="float">
            <text:p>0.884417</text:p>
          </table:table-cell>
          <table:table-cell office:value-type="float" office:value="0.36275" calcext:value-type="float">
            <text:p>0.36275</text:p>
          </table:table-cell>
          <table:table-cell office:value-type="float" office:value="0.898238" calcext:value-type="float">
            <text:p>0.898238</text:p>
          </table:table-cell>
          <table:table-cell office:value-type="float" office:value="0.490119" calcext:value-type="float">
            <text:p>0.490119</text:p>
          </table:table-cell>
          <table:table-cell office:value-type="float" office:value="0.532164" calcext:value-type="float">
            <text:p>0.532164</text:p>
          </table:table-cell>
          <table:table-cell office:value-type="float" office:value="0.994073" calcext:value-type="float">
            <text:p>0.994073</text:p>
          </table:table-cell>
          <table:table-cell office:value-type="float" office:value="0.156962" calcext:value-type="float">
            <text:p>0.156962</text:p>
          </table:table-cell>
          <table:table-cell office:value-type="float" office:value="0.121333" calcext:value-type="float">
            <text:p>0.121333</text:p>
          </table:table-cell>
          <table:table-cell table:formula="of:=2*[.M14]*[.P14]/([.M14]+[.P14])" office:value-type="float" office:value="0.943728745828778" calcext:value-type="float">
            <text:p>0.9437287458</text:p>
          </table:table-cell>
          <table:table-cell table:formula="of:=2*[.N14]*[.Q14]/([.N14]+[.Q14])" office:value-type="float" office:value="0.2377756678932" calcext:value-type="float">
            <text:p>0.2377756679</text:p>
          </table:table-cell>
          <table:table-cell table:formula="of:=2*[.O14]*[.R14]/([.O14]+[.R14])" office:value-type="float" office:value="0.197610867722423" calcext:value-type="float">
            <text:p>0.1976108677</text:p>
          </table:table-cell>
          <table:table-cell table:formula="of:=IF(AND([.S14]&gt;0;[.T14]&gt;0;[.U14]&gt;0);3/((1/[.S14])+(1/[.T14])+(1/[.U14]));0)" office:value-type="float" office:value="0.290536591729492" calcext:value-type="float">
            <text:p>0.290536591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425" calcext:value-type="float">
            <text:p>0.88425</text:p>
          </table:table-cell>
          <table:table-cell office:value-type="float" office:value="0.477358" calcext:value-type="float">
            <text:p>0.477358</text:p>
          </table:table-cell>
          <table:table-cell office:value-type="float" office:value="0.932584" calcext:value-type="float">
            <text:p>0.932584</text:p>
          </table:table-cell>
          <table:table-cell office:value-type="float" office:value="0.370899" calcext:value-type="float">
            <text:p>0.370899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0.968069" calcext:value-type="float">
            <text:p>0.968069</text:p>
          </table:table-cell>
          <table:table-cell office:value-type="float" office:value="0.329114" calcext:value-type="float">
            <text:p>0.329114</text:p>
          </table:table-cell>
          <table:table-cell office:value-type="float" office:value="0.3" calcext:value-type="float">
            <text:p>0.3</text:p>
          </table:table-cell>
          <table:table-cell table:formula="of:=2*[.M15]*[.P15]/([.M15]+[.P15])" office:value-type="float" office:value="0.949995249312736" calcext:value-type="float">
            <text:p>0.9499952493</text:p>
          </table:table-cell>
          <table:table-cell table:formula="of:=2*[.N15]*[.Q15]/([.N15]+[.Q15])" office:value-type="float" office:value="0.348759390142754" calcext:value-type="float">
            <text:p>0.3487593901</text:p>
          </table:table-cell>
          <table:table-cell table:formula="of:=2*[.O15]*[.R15]/([.O15]+[.R15])" office:value-type="float" office:value="0.377833730764104" calcext:value-type="float">
            <text:p>0.3778337308</text:p>
          </table:table-cell>
          <table:table-cell table:formula="of:=IF(AND([.S15]&gt;0;[.T15]&gt;0;[.U15]&gt;0);3/((1/[.S15])+(1/[.T15])+(1/[.U15]));0)" office:value-type="float" office:value="0.456856735947005" calcext:value-type="float">
            <text:p>0.456856735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49583" calcext:value-type="float">
            <text:p>0.849583</text:p>
          </table:table-cell>
          <table:table-cell office:value-type="float" office:value="0.679771" calcext:value-type="float">
            <text:p>0.679771</text:p>
          </table:table-cell>
          <table:table-cell office:value-type="float" office:value="0.895529" calcext:value-type="float">
            <text:p>0.895529</text:p>
          </table:table-cell>
          <table:table-cell office:value-type="float" office:value="0.226766" calcext:value-type="float">
            <text:p>0.226766</text:p>
          </table:table-cell>
          <table:table-cell office:value-type="float" office:value="0.259136" calcext:value-type="float">
            <text:p>0.259136</text:p>
          </table:table-cell>
          <table:table-cell office:value-type="float" office:value="0.956002" calcext:value-type="float">
            <text:p>0.956002</text:p>
          </table:table-cell>
          <table:table-cell office:value-type="float" office:value="0.154822" calcext:value-type="float">
            <text:p>0.154822</text:p>
          </table:table-cell>
          <table:table-cell office:value-type="float" office:value="0.103038" calcext:value-type="float">
            <text:p>0.103038</text:p>
          </table:table-cell>
          <table:table-cell table:formula="of:=2*[.M16]*[.P16]/([.M16]+[.P16])" office:value-type="float" office:value="0.924777943289094" calcext:value-type="float">
            <text:p>0.9247779433</text:p>
          </table:table-cell>
          <table:table-cell table:formula="of:=2*[.N16]*[.Q16]/([.N16]+[.Q16])" office:value-type="float" office:value="0.184011895824816" calcext:value-type="float">
            <text:p>0.1840118958</text:p>
          </table:table-cell>
          <table:table-cell table:formula="of:=2*[.O16]*[.R16]/([.O16]+[.R16])" office:value-type="float" office:value="0.147447664205603" calcext:value-type="float">
            <text:p>0.1474476642</text:p>
          </table:table-cell>
          <table:table-cell table:formula="of:=IF(AND([.S16]&gt;0;[.T16]&gt;0;[.U16]&gt;0);3/((1/[.S16])+(1/[.T16])+(1/[.U16]));0)" office:value-type="float" office:value="0.225600559549318" calcext:value-type="float">
            <text:p>0.225600559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403299" calcext:value-type="float">
            <text:p>0.403299</text:p>
          </table:table-cell>
          <table:table-cell office:value-type="float" office:value="0.871748" calcext:value-type="float">
            <text:p>0.871748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.999904" calcext:value-type="float">
            <text:p>0.999904</text:p>
          </table:table-cell>
          <table:table-cell office:value-type="float" office:value="0.00507614" calcext:value-type="float">
            <text:p>0.00507614</text:p>
          </table:table-cell>
          <table:table-cell office:value-type="float" office:value="0" calcext:value-type="float">
            <text:p>0</text:p>
          </table:table-cell>
          <table:table-cell table:formula="of:=2*[.M17]*[.P17]/([.M17]+[.P17])" office:value-type="float" office:value="0.931438442821636" calcext:value-type="float">
            <text:p>0.9314384428</text:p>
          </table:table-cell>
          <table:table-cell table:formula="of:=2*[.N17]*[.Q17]/([.N17]+[.Q17])" office:value-type="float" office:value="0.010050247077599" calcext:value-type="float">
            <text:p>0.0100502471</text:p>
          </table:table-cell>
          <table:table-cell table:formula="of:=2*[.O17]*[.R17]/([.O17]+[.R17])" office:value-type="float" office:value="0" calcext:value-type="float">
            <text:p>0</text:p>
          </table:table-cell>
          <table:table-cell table:formula="of:=IF(AND([.S17]&gt;0;[.T17]&gt;0;[.U17]&gt;0);3/((1/[.S17])+(1/[.T17])+(1/[.U17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402054" calcext:value-type="float">
            <text:p>0.402054</text:p>
          </table:table-cell>
          <table:table-cell office:value-type="float" office:value="0.885238" calcext:value-type="float">
            <text:p>0.885238</text:p>
          </table:table-cell>
          <table:table-cell office:value-type="float" office:value="0.38914" calcext:value-type="float">
            <text:p>0.38914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0.993408" calcext:value-type="float">
            <text:p>0.993408</text:p>
          </table:table-cell>
          <table:table-cell office:value-type="float" office:value="0.108999" calcext:value-type="float">
            <text:p>0.108999</text:p>
          </table:table-cell>
          <table:table-cell office:value-type="float" office:value="0.0134409" calcext:value-type="float">
            <text:p>0.0134409</text:p>
          </table:table-cell>
          <table:table-cell table:formula="of:=2*[.M18]*[.P18]/([.M18]+[.P18])" office:value-type="float" office:value="0.936208855850437" calcext:value-type="float">
            <text:p>0.9362088559</text:p>
          </table:table-cell>
          <table:table-cell table:formula="of:=2*[.N18]*[.Q18]/([.N18]+[.Q18])" office:value-type="float" office:value="0.170297330102642" calcext:value-type="float">
            <text:p>0.1702973301</text:p>
          </table:table-cell>
          <table:table-cell table:formula="of:=2*[.O18]*[.R18]/([.O18]+[.R18])" office:value-type="float" office:value="0.0257400976013908" calcext:value-type="float">
            <text:p>0.0257400976</text:p>
          </table:table-cell>
          <table:table-cell table:formula="of:=IF(AND([.S18]&gt;0;[.T18]&gt;0;[.U18]&gt;0);3/((1/[.S18])+(1/[.T18])+(1/[.U18]));0)" office:value-type="float" office:value="0.0655163281651594" calcext:value-type="float">
            <text:p>0.065516328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7583" calcext:value-type="float">
            <text:p>0.877583</text:p>
          </table:table-cell>
          <table:table-cell office:value-type="float" office:value="0.710403" calcext:value-type="float">
            <text:p>0.710403</text:p>
          </table:table-cell>
          <table:table-cell office:value-type="float" office:value="0.899397" calcext:value-type="float">
            <text:p>0.899397</text:p>
          </table:table-cell>
          <table:table-cell office:value-type="float" office:value="0.322344" calcext:value-type="float">
            <text:p>0.322344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98395" calcext:value-type="float">
            <text:p>0.98395</text:p>
          </table:table-cell>
          <table:table-cell office:value-type="float" office:value="0.111534" calcext:value-type="float">
            <text:p>0.111534</text:p>
          </table:table-cell>
          <table:table-cell office:value-type="float" office:value="0.193548" calcext:value-type="float">
            <text:p>0.193548</text:p>
          </table:table-cell>
          <table:table-cell table:formula="of:=2*[.M19]*[.P19]/([.M19]+[.P19])" office:value-type="float" office:value="0.93977549346987" calcext:value-type="float">
            <text:p>0.9397754935</text:p>
          </table:table-cell>
          <table:table-cell table:formula="of:=2*[.N19]*[.Q19]/([.N19]+[.Q19])" office:value-type="float" office:value="0.165725460594914" calcext:value-type="float">
            <text:p>0.1657254606</text:p>
          </table:table-cell>
          <table:table-cell table:formula="of:=2*[.O19]*[.R19]/([.O19]+[.R19])" office:value-type="float" office:value="0.28235251017284" calcext:value-type="float">
            <text:p>0.2823525102</text:p>
          </table:table-cell>
          <table:table-cell table:formula="of:=IF(AND([.S19]&gt;0;[.T19]&gt;0;[.U19]&gt;0);3/((1/[.S19])+(1/[.T19])+(1/[.U19]));0)" office:value-type="float" office:value="0.281959343037623" calcext:value-type="float">
            <text:p>0.281959343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86417" calcext:value-type="float">
            <text:p>0.886417</text:p>
          </table:table-cell>
          <table:table-cell office:value-type="float" office:value="0.424107" calcext:value-type="float">
            <text:p>0.424107</text:p>
          </table:table-cell>
          <table:table-cell office:value-type="float" office:value="0.948476" calcext:value-type="float">
            <text:p>0.948476</text:p>
          </table:table-cell>
          <table:table-cell office:value-type="float" office:value="0.342217" calcext:value-type="float">
            <text:p>0.342217</text:p>
          </table:table-cell>
          <table:table-cell office:value-type="float" office:value="0.569892" calcext:value-type="float">
            <text:p>0.569892</text:p>
          </table:table-cell>
          <table:table-cell office:value-type="float" office:value="0.96044" calcext:value-type="float">
            <text:p>0.96044</text:p>
          </table:table-cell>
          <table:table-cell office:value-type="float" office:value="0.406329" calcext:value-type="float">
            <text:p>0.406329</text:p>
          </table:table-cell>
          <table:table-cell office:value-type="float" office:value="0.355705" calcext:value-type="float">
            <text:p>0.355705</text:p>
          </table:table-cell>
          <table:table-cell table:formula="of:=2*[.M20]*[.P20]/([.M20]+[.P20])" office:value-type="float" office:value="0.954420508225611" calcext:value-type="float">
            <text:p>0.9544205082</text:p>
          </table:table-cell>
          <table:table-cell table:formula="of:=2*[.N20]*[.Q20]/([.N20]+[.Q20])" office:value-type="float" office:value="0.371527444921221" calcext:value-type="float">
            <text:p>0.3715274449</text:p>
          </table:table-cell>
          <table:table-cell table:formula="of:=2*[.O20]*[.R20]/([.O20]+[.R20])" office:value-type="float" office:value="0.438016618161035" calcext:value-type="float">
            <text:p>0.4380166182</text:p>
          </table:table-cell>
          <table:table-cell table:formula="of:=IF(AND([.S20]&gt;0;[.T20]&gt;0;[.U20]&gt;0);3/((1/[.S20])+(1/[.T20])+(1/[.U20]));0)" office:value-type="float" office:value="0.498143105639702" calcext:value-type="float">
            <text:p>0.498143105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8825" calcext:value-type="float">
            <text:p>0.88825</text:p>
          </table:table-cell>
          <table:table-cell office:value-type="float" office:value="0.316287" calcext:value-type="float">
            <text:p>0.316287</text:p>
          </table:table-cell>
          <table:table-cell office:value-type="float" office:value="0.919279" calcext:value-type="float">
            <text:p>0.919279</text:p>
          </table:table-cell>
          <table:table-cell office:value-type="float" office:value="0.417886" calcext:value-type="float">
            <text:p>0.417886</text:p>
          </table:table-cell>
          <table:table-cell office:value-type="float" office:value="0.575269" calcext:value-type="float">
            <text:p>0.575269</text:p>
          </table:table-cell>
          <table:table-cell office:value-type="float" office:value="0.983755" calcext:value-type="float">
            <text:p>0.983755</text:p>
          </table:table-cell>
          <table:table-cell office:value-type="float" office:value="0.325316" calcext:value-type="float">
            <text:p>0.325316</text:p>
          </table:table-cell>
          <table:table-cell office:value-type="float" office:value="0.143624" calcext:value-type="float">
            <text:p>0.143624</text:p>
          </table:table-cell>
          <table:table-cell table:formula="of:=2*[.M21]*[.P21]/([.M21]+[.P21])" office:value-type="float" office:value="0.950424756094741" calcext:value-type="float">
            <text:p>0.9504247561</text:p>
          </table:table-cell>
          <table:table-cell table:formula="of:=2*[.N21]*[.Q21]/([.N21]+[.Q21])" office:value-type="float" office:value="0.365835942249886" calcext:value-type="float">
            <text:p>0.3658359422</text:p>
          </table:table-cell>
          <table:table-cell table:formula="of:=2*[.O21]*[.R21]/([.O21]+[.R21])" office:value-type="float" office:value="0.229860173505654" calcext:value-type="float">
            <text:p>0.2298601735</text:p>
          </table:table-cell>
          <table:table-cell table:formula="of:=IF(AND([.S21]&gt;0;[.T21]&gt;0;[.U21]&gt;0);3/((1/[.S21])+(1/[.T21])+(1/[.U21]));0)" office:value-type="float" office:value="0.36872713274499" calcext:value-type="float">
            <text:p>0.368727132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5583" calcext:value-type="float">
            <text:p>0.895583</text:p>
          </table:table-cell>
          <table:table-cell office:value-type="float" office:value="0.446206" calcext:value-type="float">
            <text:p>0.446206</text:p>
          </table:table-cell>
          <table:table-cell office:value-type="float" office:value="0.934525" calcext:value-type="float">
            <text:p>0.934525</text:p>
          </table:table-cell>
          <table:table-cell office:value-type="float" office:value="0.401835" calcext:value-type="float">
            <text:p>0.401835</text:p>
          </table:table-cell>
          <table:table-cell office:value-type="float" office:value="0.572597" calcext:value-type="float">
            <text:p>0.572597</text:p>
          </table:table-cell>
          <table:table-cell office:value-type="float" office:value="0.979358" calcext:value-type="float">
            <text:p>0.979358</text:p>
          </table:table-cell>
          <table:table-cell office:value-type="float" office:value="0.277215" calcext:value-type="float">
            <text:p>0.277215</text:p>
          </table:table-cell>
          <table:table-cell office:value-type="float" office:value="0.375335" calcext:value-type="float">
            <text:p>0.375335</text:p>
          </table:table-cell>
          <table:table-cell table:formula="of:=2*[.M22]*[.P22]/([.M22]+[.P22])" office:value-type="float" office:value="0.956416390082361" calcext:value-type="float">
            <text:p>0.9564163901</text:p>
          </table:table-cell>
          <table:table-cell table:formula="of:=2*[.N22]*[.Q22]/([.N22]+[.Q22])" office:value-type="float" office:value="0.328089800530152" calcext:value-type="float">
            <text:p>0.3280898005</text:p>
          </table:table-cell>
          <table:table-cell table:formula="of:=2*[.O22]*[.R22]/([.O22]+[.R22])" office:value-type="float" office:value="0.453441164545558" calcext:value-type="float">
            <text:p>0.4534411645</text:p>
          </table:table-cell>
          <table:table-cell table:formula="of:=IF(AND([.S22]&gt;0;[.T22]&gt;0;[.U22]&gt;0);3/((1/[.S22])+(1/[.T22])+(1/[.U22]));0)" office:value-type="float" office:value="0.476275639055585" calcext:value-type="float">
            <text:p>0.4762756391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0667" calcext:value-type="float">
            <text:p>0.890667</text:p>
          </table:table-cell>
          <table:table-cell office:value-type="float" office:value="0.310994" calcext:value-type="float">
            <text:p>0.310994</text:p>
          </table:table-cell>
          <table:table-cell office:value-type="float" office:value="0.920754" calcext:value-type="float">
            <text:p>0.920754</text:p>
          </table:table-cell>
          <table:table-cell office:value-type="float" office:value="0.432479" calcext:value-type="float">
            <text:p>0.432479</text:p>
          </table:table-cell>
          <table:table-cell office:value-type="float" office:value="0.581081" calcext:value-type="float">
            <text:p>0.581081</text:p>
          </table:table-cell>
          <table:table-cell office:value-type="float" office:value="0.984901" calcext:value-type="float">
            <text:p>0.984901</text:p>
          </table:table-cell>
          <table:table-cell office:value-type="float" office:value="0.320253" calcext:value-type="float">
            <text:p>0.320253</text:p>
          </table:table-cell>
          <table:table-cell office:value-type="float" office:value="0.172922" calcext:value-type="float">
            <text:p>0.172922</text:p>
          </table:table-cell>
          <table:table-cell table:formula="of:=2*[.M23]*[.P23]/([.M23]+[.P23])" office:value-type="float" office:value="0.951747861343213" calcext:value-type="float">
            <text:p>0.9517478613</text:p>
          </table:table-cell>
          <table:table-cell table:formula="of:=2*[.N23]*[.Q23]/([.N23]+[.Q23])" office:value-type="float" office:value="0.36800002440975" calcext:value-type="float">
            <text:p>0.3680000244</text:p>
          </table:table-cell>
          <table:table-cell table:formula="of:=2*[.O23]*[.R23]/([.O23]+[.R23])" office:value-type="float" office:value="0.2665286177429" calcext:value-type="float">
            <text:p>0.2665286177</text:p>
          </table:table-cell>
          <table:table-cell table:formula="of:=IF(AND([.S23]&gt;0;[.T23]&gt;0;[.U23]&gt;0);3/((1/[.S23])+(1/[.T23])+(1/[.U23]));0)" office:value-type="float" office:value="0.398934478467642" calcext:value-type="float">
            <text:p>0.398934478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32436" calcext:value-type="float">
            <text:p>0.32436</text:p>
          </table:table-cell>
          <table:table-cell office:value-type="float" office:value="0.912333" calcext:value-type="float">
            <text:p>0.912333</text:p>
          </table:table-cell>
          <table:table-cell office:value-type="float" office:value="0.435518" calcext:value-type="float">
            <text:p>0.435518</text:p>
          </table:table-cell>
          <table:table-cell office:value-type="float" office:value="0.61" calcext:value-type="float">
            <text:p>0.61</text:p>
          </table:table-cell>
          <table:table-cell office:value-type="float" office:value="0.987482" calcext:value-type="float">
            <text:p>0.987482</text:p>
          </table:table-cell>
          <table:table-cell office:value-type="float" office:value="0.262087" calcext:value-type="float">
            <text:p>0.262087</text:p>
          </table:table-cell>
          <table:table-cell office:value-type="float" office:value="0.162884" calcext:value-type="float">
            <text:p>0.162884</text:p>
          </table:table-cell>
          <table:table-cell table:formula="of:=2*[.M24]*[.P24]/([.M24]+[.P24])" office:value-type="float" office:value="0.948421204702563" calcext:value-type="float">
            <text:p>0.9484212047</text:p>
          </table:table-cell>
          <table:table-cell table:formula="of:=2*[.N24]*[.Q24]/([.N24]+[.Q24])" office:value-type="float" office:value="0.32724423152357" calcext:value-type="float">
            <text:p>0.3272442315</text:p>
          </table:table-cell>
          <table:table-cell table:formula="of:=2*[.O24]*[.R24]/([.O24]+[.R24])" office:value-type="float" office:value="0.257112943210107" calcext:value-type="float">
            <text:p>0.2571129432</text:p>
          </table:table-cell>
          <table:table-cell table:formula="of:=IF(AND([.S24]&gt;0;[.T24]&gt;0;[.U24]&gt;0);3/((1/[.S24])+(1/[.T24])+(1/[.U24]));0)" office:value-type="float" office:value="0.375021244049305" calcext:value-type="float">
            <text:p>0.37502124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6" calcext:value-type="float">
            <text:p>0.896</text:p>
          </table:table-cell>
          <table:table-cell office:value-type="float" office:value="0.426578" calcext:value-type="float">
            <text:p>0.426578</text:p>
          </table:table-cell>
          <table:table-cell office:value-type="float" office:value="0.933497" calcext:value-type="float">
            <text:p>0.933497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599034" calcext:value-type="float">
            <text:p>0.599034</text:p>
          </table:table-cell>
          <table:table-cell office:value-type="float" office:value="0.980506" calcext:value-type="float">
            <text:p>0.980506</text:p>
          </table:table-cell>
          <table:table-cell office:value-type="float" office:value="0.30916" calcext:value-type="float">
            <text:p>0.30916</text:p>
          </table:table-cell>
          <table:table-cell office:value-type="float" office:value="0.331108" calcext:value-type="float">
            <text:p>0.331108</text:p>
          </table:table-cell>
          <table:table-cell table:formula="of:=2*[.M25]*[.P25]/([.M25]+[.P25])" office:value-type="float" office:value="0.956424216139682" calcext:value-type="float">
            <text:p>0.9564242161</text:p>
          </table:table-cell>
          <table:table-cell table:formula="of:=2*[.N25]*[.Q25]/([.N25]+[.Q25])" office:value-type="float" office:value="0.352173748619911" calcext:value-type="float">
            <text:p>0.3521737486</text:p>
          </table:table-cell>
          <table:table-cell table:formula="of:=2*[.O25]*[.R25]/([.O25]+[.R25])" office:value-type="float" office:value="0.426483159930419" calcext:value-type="float">
            <text:p>0.4264831599</text:p>
          </table:table-cell>
          <table:table-cell table:formula="of:=IF(AND([.S25]&gt;0;[.T25]&gt;0;[.U25]&gt;0);3/((1/[.S25])+(1/[.T25])+(1/[.U25]));0)" office:value-type="float" office:value="0.481554294579854" calcext:value-type="float">
            <text:p>0.481554294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56917" calcext:value-type="float">
            <text:p>0.856917</text:p>
          </table:table-cell>
          <table:table-cell office:value-type="float" office:value="0.696563" calcext:value-type="float">
            <text:p>0.696563</text:p>
          </table:table-cell>
          <table:table-cell office:value-type="float" office:value="0.886219" calcext:value-type="float">
            <text:p>0.886219</text:p>
          </table:table-cell>
          <table:table-cell office:value-type="float" office:value="0.241935" calcext:value-type="float">
            <text:p>0.241935</text:p>
          </table:table-cell>
          <table:table-cell office:value-type="float" office:value="0.265372" calcext:value-type="float">
            <text:p>0.265372</text:p>
          </table:table-cell>
          <table:table-cell office:value-type="float" office:value="0.969874" calcext:value-type="float">
            <text:p>0.969874</text:p>
          </table:table-cell>
          <table:table-cell office:value-type="float" office:value="0.0763359" calcext:value-type="float">
            <text:p>0.0763359</text:p>
          </table:table-cell>
          <table:table-cell office:value-type="float" office:value="0.108179" calcext:value-type="float">
            <text:p>0.108179</text:p>
          </table:table-cell>
          <table:table-cell table:formula="of:=2*[.M26]*[.P26]/([.M26]+[.P26])" office:value-type="float" office:value="0.926161314552665" calcext:value-type="float">
            <text:p>0.9261613146</text:p>
          </table:table-cell>
          <table:table-cell table:formula="of:=2*[.N26]*[.Q26]/([.N26]+[.Q26])" office:value-type="float" office:value="0.116054128520704" calcext:value-type="float">
            <text:p>0.1160541285</text:p>
          </table:table-cell>
          <table:table-cell table:formula="of:=2*[.O26]*[.R26]/([.O26]+[.R26])" office:value-type="float" office:value="0.153701516462277" calcext:value-type="float">
            <text:p>0.1537015165</text:p>
          </table:table-cell>
          <table:table-cell table:formula="of:=IF(AND([.S26]&gt;0;[.T26]&gt;0;[.U26]&gt;0);3/((1/[.S26])+(1/[.T26])+(1/[.U26]));0)" office:value-type="float" office:value="0.185156484866897" calcext:value-type="float">
            <text:p>0.18515648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1417" calcext:value-type="float">
            <text:p>0.871417</text:p>
          </table:table-cell>
          <table:table-cell office:value-type="float" office:value="0.396005" calcext:value-type="float">
            <text:p>0.396005</text:p>
          </table:table-cell>
          <table:table-cell office:value-type="float" office:value="0.873066" calcext:value-type="float">
            <text:p>0.873066</text:p>
          </table:table-cell>
          <table:table-cell office:value-type="float" office:value="0.390244" calcext:value-type="float">
            <text:p>0.390244</text:p>
          </table:table-cell>
          <table:table-cell office:value-type="float" office:value="-1" calcext:value-type="float">
            <text:p>-1</text:p>
          </table:table-cell>
          <table:table-cell office:value-type="float" office:value="0.998565" calcext:value-type="float">
            <text:p>0.998565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" calcext:value-type="float">
            <text:p>0</text:p>
          </table:table-cell>
          <table:table-cell table:formula="of:=2*[.M27]*[.P27]/([.M27]+[.P27])" office:value-type="float" office:value="0.931607940122813" calcext:value-type="float">
            <text:p>0.9316079401</text:p>
          </table:table-cell>
          <table:table-cell table:formula="of:=2*[.N27]*[.Q27]/([.N27]+[.Q27])" office:value-type="float" office:value="0.0386940138499689" calcext:value-type="float">
            <text:p>0.0386940138</text:p>
          </table:table-cell>
          <table:table-cell table:formula="of:=2*[.O27]*[.R27]/([.O27]+[.R27])" office:value-type="float" office:value="0" calcext:value-type="float">
            <text:p>0</text:p>
          </table:table-cell>
          <table:table-cell table:formula="of:=IF(AND([.S27]&gt;0;[.T27]&gt;0;[.U27]&gt;0);3/((1/[.S27])+(1/[.T27])+(1/[.U27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4583" calcext:value-type="float">
            <text:p>0.874583</text:p>
          </table:table-cell>
          <table:table-cell office:value-type="float" office:value="0.425051" calcext:value-type="float">
            <text:p>0.425051</text:p>
          </table:table-cell>
          <table:table-cell office:value-type="float" office:value="0.878722" calcext:value-type="float">
            <text:p>0.878722</text:p>
          </table:table-cell>
          <table:table-cell office:value-type="float" office:value="0.398058" calcext:value-type="float">
            <text:p>0.39805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98662" calcext:value-type="float">
            <text:p>0.998662</text:p>
          </table:table-cell>
          <table:table-cell office:value-type="float" office:value="0.0518987" calcext:value-type="float">
            <text:p>0.0518987</text:p>
          </table:table-cell>
          <table:table-cell office:value-type="float" office:value="0.00802139" calcext:value-type="float">
            <text:p>0.00802139</text:p>
          </table:table-cell>
          <table:table-cell table:formula="of:=2*[.M28]*[.P28]/([.M28]+[.P28])" office:value-type="float" office:value="0.93486071039702" calcext:value-type="float">
            <text:p>0.9348607104</text:p>
          </table:table-cell>
          <table:table-cell table:formula="of:=2*[.N28]*[.Q28]/([.N28]+[.Q28])" office:value-type="float" office:value="0.0918252477387269" calcext:value-type="float">
            <text:p>0.0918252477</text:p>
          </table:table-cell>
          <table:table-cell table:formula="of:=2*[.O28]*[.R28]/([.O28]+[.R28])" office:value-type="float" office:value="0.0158940390248147" calcext:value-type="float">
            <text:p>0.015894039</text:p>
          </table:table-cell>
          <table:table-cell table:formula="of:=IF(AND([.S28]&gt;0;[.T28]&gt;0;[.U28]&gt;0);3/((1/[.S28])+(1/[.T28])+(1/[.U28]));0)" office:value-type="float" office:value="0.0400659225504375" calcext:value-type="float">
            <text:p>0.040065922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7" calcext:value-type="float">
            <text:p>0.877</text:p>
          </table:table-cell>
          <table:table-cell office:value-type="float" office:value="0.371493" calcext:value-type="float">
            <text:p>0.371493</text:p>
          </table:table-cell>
          <table:table-cell office:value-type="float" office:value="0.88533" calcext:value-type="float">
            <text:p>0.88533</text:p>
          </table:table-cell>
          <table:table-cell office:value-type="float" office:value="0.449704" calcext:value-type="float">
            <text:p>0.449704</text:p>
          </table:table-cell>
          <table:table-cell office:value-type="float" office:value="0.602151" calcext:value-type="float">
            <text:p>0.602151</text:p>
          </table:table-cell>
          <table:table-cell office:value-type="float" office:value="0.993309" calcext:value-type="float">
            <text:p>0.993309</text:p>
          </table:table-cell>
          <table:table-cell office:value-type="float" office:value="0.0962025" calcext:value-type="float">
            <text:p>0.0962025</text:p>
          </table:table-cell>
          <table:table-cell office:value-type="float" office:value="0.0748663" calcext:value-type="float">
            <text:p>0.0748663</text:p>
          </table:table-cell>
          <table:table-cell table:formula="of:=2*[.M29]*[.P29]/([.M29]+[.P29])" office:value-type="float" office:value="0.93621633211064" calcext:value-type="float">
            <text:p>0.9362163321</text:p>
          </table:table-cell>
          <table:table-cell table:formula="of:=2*[.N29]*[.Q29]/([.N29]+[.Q29])" office:value-type="float" office:value="0.158498384100574" calcext:value-type="float">
            <text:p>0.1584983841</text:p>
          </table:table-cell>
          <table:table-cell table:formula="of:=2*[.O29]*[.R29]/([.O29]+[.R29])" office:value-type="float" office:value="0.133174787147389" calcext:value-type="float">
            <text:p>0.1331747871</text:p>
          </table:table-cell>
          <table:table-cell table:formula="of:=IF(AND([.S29]&gt;0;[.T29]&gt;0;[.U29]&gt;0);3/((1/[.S29])+(1/[.T29])+(1/[.U29]));0)" office:value-type="float" office:value="0.201527976718093" calcext:value-type="float">
            <text:p>0.201527976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59333" calcext:value-type="float">
            <text:p>0.859333</text:p>
          </table:table-cell>
          <table:table-cell office:value-type="float" office:value="0.407205" calcext:value-type="float">
            <text:p>0.407205</text:p>
          </table:table-cell>
          <table:table-cell office:value-type="float" office:value="0.883123" calcext:value-type="float">
            <text:p>0.883123</text:p>
          </table:table-cell>
          <table:table-cell office:value-type="float" office:value="0.27" calcext:value-type="float">
            <text:p>0.27</text:p>
          </table:table-cell>
          <table:table-cell office:value-type="float" office:value="0.240506" calcext:value-type="float">
            <text:p>0.240506</text:p>
          </table:table-cell>
          <table:table-cell office:value-type="float" office:value="0.975033" calcext:value-type="float">
            <text:p>0.975033</text:p>
          </table:table-cell>
          <table:table-cell office:value-type="float" office:value="0.102532" calcext:value-type="float">
            <text:p>0.102532</text:p>
          </table:table-cell>
          <table:table-cell office:value-type="float" office:value="0.0502645" calcext:value-type="float">
            <text:p>0.0502645</text:p>
          </table:table-cell>
          <table:table-cell table:formula="of:=2*[.M30]*[.P30]/([.M30]+[.P30])" office:value-type="float" office:value="0.926804927098693" calcext:value-type="float">
            <text:p>0.9268049271</text:p>
          </table:table-cell>
          <table:table-cell table:formula="of:=2*[.N30]*[.Q30]/([.N30]+[.Q30])" office:value-type="float" office:value="0.148624225569884" calcext:value-type="float">
            <text:p>0.1486242256</text:p>
          </table:table-cell>
          <table:table-cell table:formula="of:=2*[.O30]*[.R30]/([.O30]+[.R30])" office:value-type="float" office:value="0.0831508962360349" calcext:value-type="float">
            <text:p>0.0831508962</text:p>
          </table:table-cell>
          <table:table-cell table:formula="of:=IF(AND([.S30]&gt;0;[.T30]&gt;0;[.U30]&gt;0);3/((1/[.S30])+(1/[.T30])+(1/[.U30]));0)" office:value-type="float" office:value="0.151257841363959" calcext:value-type="float">
            <text:p>0.151257841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float" office:value="0.871333" calcext:value-type="float">
            <text:p>0.871333</text:p>
          </table:table-cell>
          <table:table-cell office:value-type="float" office:value="0.397412" calcext:value-type="float">
            <text:p>0.397412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506329" calcext:value-type="float">
            <text:p>0.00506329</text:p>
          </table:table-cell>
          <table:table-cell office:value-type="float" office:value="0" calcext:value-type="float">
            <text:p>0</text:p>
          </table:table-cell>
          <table:table-cell table:formula="of:=2*[.M31]*[.P31]/([.M31]+[.P31])" office:value-type="float" office:value="0.931219114251741" calcext:value-type="float">
            <text:p>0.9312191143</text:p>
          </table:table-cell>
          <table:table-cell table:formula="of:=2*[.N31]*[.Q31]/([.N31]+[.Q31])" office:value-type="float" office:value="0.0100502490498977" calcext:value-type="float">
            <text:p>0.010050249</text:p>
          </table:table-cell>
          <table:table-cell table:formula="of:=2*[.O31]*[.R31]/([.O31]+[.R31])" office:value-type="float" office:value="0" calcext:value-type="float">
            <text:p>0</text:p>
          </table:table-cell>
          <table:table-cell table:formula="of:=IF(AND([.S31]&gt;0;[.T31]&gt;0;[.U31]&gt;0);3/((1/[.S31])+(1/[.T31])+(1/[.U31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" calcext:value-type="float">
            <text:p>0.87</text:p>
          </table:table-cell>
          <table:table-cell office:value-type="float" office:value="0.61103" calcext:value-type="float">
            <text:p>0.61103</text:p>
          </table:table-cell>
          <table:table-cell office:value-type="float" office:value="0.912157" calcext:value-type="float">
            <text:p>0.912157</text:p>
          </table:table-cell>
          <table:table-cell office:value-type="float" office:value="0.288566" calcext:value-type="float">
            <text:p>0.288566</text:p>
          </table:table-cell>
          <table:table-cell office:value-type="float" office:value="0.462604" calcext:value-type="float">
            <text:p>0.462604</text:p>
          </table:table-cell>
          <table:table-cell office:value-type="float" office:value="0.966367" calcext:value-type="float">
            <text:p>0.966367</text:p>
          </table:table-cell>
          <table:table-cell office:value-type="float" office:value="0.201266" calcext:value-type="float">
            <text:p>0.201266</text:p>
          </table:table-cell>
          <table:table-cell office:value-type="float" office:value="0.224462" calcext:value-type="float">
            <text:p>0.224462</text:p>
          </table:table-cell>
          <table:table-cell table:formula="of:=2*[.M32]*[.P32]/([.M32]+[.P32])" office:value-type="float" office:value="0.938479810339394" calcext:value-type="float">
            <text:p>0.9384798103</text:p>
          </table:table-cell>
          <table:table-cell table:formula="of:=2*[.N32]*[.Q32]/([.N32]+[.Q32])" office:value-type="float" office:value="0.237136506214375" calcext:value-type="float">
            <text:p>0.2371365062</text:p>
          </table:table-cell>
          <table:table-cell table:formula="of:=2*[.O32]*[.R32]/([.O32]+[.R32])" office:value-type="float" office:value="0.302262137983833" calcext:value-type="float">
            <text:p>0.302262138</text:p>
          </table:table-cell>
          <table:table-cell table:formula="of:=IF(AND([.S32]&gt;0;[.T32]&gt;0;[.U32]&gt;0);3/((1/[.S32])+(1/[.T32])+(1/[.U32]));0)" office:value-type="float" office:value="0.349205905529054" calcext:value-type="float">
            <text:p>0.349205905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5083" calcext:value-type="float">
            <text:p>0.875083</text:p>
          </table:table-cell>
          <table:table-cell office:value-type="float" office:value="0.370362" calcext:value-type="float">
            <text:p>0.370362</text:p>
          </table:table-cell>
          <table:table-cell office:value-type="float" office:value="0.899729" calcext:value-type="float">
            <text:p>0.899729</text:p>
          </table:table-cell>
          <table:table-cell office:value-type="float" office:value="0.341317" calcext:value-type="float">
            <text:p>0.341317</text:p>
          </table:table-cell>
          <table:table-cell office:value-type="float" office:value="0.396313" calcext:value-type="float">
            <text:p>0.396313</text:p>
          </table:table-cell>
          <table:table-cell office:value-type="float" office:value="0.984235" calcext:value-type="float">
            <text:p>0.984235</text:p>
          </table:table-cell>
          <table:table-cell office:value-type="float" office:value="0.144304" calcext:value-type="float">
            <text:p>0.144304</text:p>
          </table:table-cell>
          <table:table-cell office:value-type="float" office:value="0.115591" calcext:value-type="float">
            <text:p>0.115591</text:p>
          </table:table-cell>
          <table:table-cell table:formula="of:=2*[.M33]*[.P33]/([.M33]+[.P33])" office:value-type="float" office:value="0.940086723859904" calcext:value-type="float">
            <text:p>0.9400867239</text:p>
          </table:table-cell>
          <table:table-cell table:formula="of:=2*[.N33]*[.Q33]/([.N33]+[.Q33])" office:value-type="float" office:value="0.202847110680963" calcext:value-type="float">
            <text:p>0.2028471107</text:p>
          </table:table-cell>
          <table:table-cell table:formula="of:=2*[.O33]*[.R33]/([.O33]+[.R33])" office:value-type="float" office:value="0.178979714880134" calcext:value-type="float">
            <text:p>0.1789797149</text:p>
          </table:table-cell>
          <table:table-cell table:formula="of:=IF(AND([.S33]&gt;0;[.T33]&gt;0;[.U33]&gt;0);3/((1/[.S33])+(1/[.T33])+(1/[.U33]));0)" office:value-type="float" office:value="0.25904994740094" calcext:value-type="float">
            <text:p>0.259049947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9167" calcext:value-type="float">
            <text:p>0.889167</text:p>
          </table:table-cell>
          <table:table-cell office:value-type="float" office:value="0.314043" calcext:value-type="float">
            <text:p>0.314043</text:p>
          </table:table-cell>
          <table:table-cell office:value-type="float" office:value="0.907936" calcext:value-type="float">
            <text:p>0.907936</text:p>
          </table:table-cell>
          <table:table-cell office:value-type="float" office:value="0.475155" calcext:value-type="float">
            <text:p>0.475155</text:p>
          </table:table-cell>
          <table:table-cell office:value-type="float" office:value="0.580153" calcext:value-type="float">
            <text:p>0.580153</text:p>
          </table:table-cell>
          <table:table-cell office:value-type="float" office:value="0.990444" calcext:value-type="float">
            <text:p>0.990444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204027" calcext:value-type="float">
            <text:p>0.204027</text:p>
          </table:table-cell>
          <table:table-cell table:formula="of:=2*[.M34]*[.P34]/([.M34]+[.P34])" office:value-type="float" office:value="0.947397005429893" calcext:value-type="float">
            <text:p>0.9473970054</text:p>
          </table:table-cell>
          <table:table-cell table:formula="of:=2*[.N34]*[.Q34]/([.N34]+[.Q34])" office:value-type="float" office:value="0.275179924240385" calcext:value-type="float">
            <text:p>0.2751799242</text:p>
          </table:table-cell>
          <table:table-cell table:formula="of:=2*[.O34]*[.R34]/([.O34]+[.R34])" office:value-type="float" office:value="0.301887005868551" calcext:value-type="float">
            <text:p>0.3018870059</text:p>
          </table:table-cell>
          <table:table-cell table:formula="of:=IF(AND([.S34]&gt;0;[.T34]&gt;0;[.U34]&gt;0);3/((1/[.S34])+(1/[.T34])+(1/[.U34]));0)" office:value-type="float" office:value="0.374905926983798" calcext:value-type="float">
            <text:p>0.37490592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7917" calcext:value-type="float">
            <text:p>0.897917</text:p>
          </table:table-cell>
          <table:table-cell office:value-type="float" office:value="0.412015" calcext:value-type="float">
            <text:p>0.412015</text:p>
          </table:table-cell>
          <table:table-cell office:value-type="float" office:value="0.948297" calcext:value-type="float">
            <text:p>0.948297</text:p>
          </table:table-cell>
          <table:table-cell office:value-type="float" office:value="0.396936" calcext:value-type="float">
            <text:p>0.396936</text:p>
          </table:table-cell>
          <table:table-cell office:value-type="float" office:value="0.580247" calcext:value-type="float">
            <text:p>0.580247</text:p>
          </table:table-cell>
          <table:table-cell office:value-type="float" office:value="0.970951" calcext:value-type="float">
            <text:p>0.970951</text:p>
          </table:table-cell>
          <table:table-cell office:value-type="float" office:value="0.360759" calcext:value-type="float">
            <text:p>0.360759</text:p>
          </table:table-cell>
          <table:table-cell office:value-type="float" office:value="0.441611" calcext:value-type="float">
            <text:p>0.441611</text:p>
          </table:table-cell>
          <table:table-cell table:formula="of:=2*[.M35]*[.P35]/([.M35]+[.P35])" office:value-type="float" office:value="0.959490300833451" calcext:value-type="float">
            <text:p>0.9594903008</text:p>
          </table:table-cell>
          <table:table-cell table:formula="of:=2*[.N35]*[.Q35]/([.N35]+[.Q35])" office:value-type="float" office:value="0.377983844222279" calcext:value-type="float">
            <text:p>0.3779838442</text:p>
          </table:table-cell>
          <table:table-cell table:formula="of:=2*[.O35]*[.R35]/([.O35]+[.R35])" office:value-type="float" office:value="0.501524591316993" calcext:value-type="float">
            <text:p>0.5015245913</text:p>
          </table:table-cell>
          <table:table-cell table:formula="of:=IF(AND([.S35]&gt;0;[.T35]&gt;0;[.U35]&gt;0);3/((1/[.S35])+(1/[.T35])+(1/[.U35]));0)" office:value-type="float" office:value="0.528005786653557" calcext:value-type="float">
            <text:p>0.528005786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1417" calcext:value-type="float">
            <text:p>0.891417</text:p>
          </table:table-cell>
          <table:table-cell office:value-type="float" office:value="0.307543" calcext:value-type="float">
            <text:p>0.307543</text:p>
          </table:table-cell>
          <table:table-cell office:value-type="float" office:value="0.914308" calcext:value-type="float">
            <text:p>0.914308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0.555172" calcext:value-type="float">
            <text:p>0.555172</text:p>
          </table:table-cell>
          <table:table-cell office:value-type="float" office:value="0.98796" calcext:value-type="float">
            <text:p>0.98796</text:p>
          </table:table-cell>
          <table:table-cell office:value-type="float" office:value="0.249367" calcext:value-type="float">
            <text:p>0.249367</text:p>
          </table:table-cell>
          <table:table-cell office:value-type="float" office:value="0.216107" calcext:value-type="float">
            <text:p>0.216107</text:p>
          </table:table-cell>
          <table:table-cell table:formula="of:=2*[.M36]*[.P36]/([.M36]+[.P36])" office:value-type="float" office:value="0.949708171172516" calcext:value-type="float">
            <text:p>0.9497081712</text:p>
          </table:table-cell>
          <table:table-cell table:formula="of:=2*[.N36]*[.Q36]/([.N36]+[.Q36])" office:value-type="float" office:value="0.33053689149695" calcext:value-type="float">
            <text:p>0.3305368915</text:p>
          </table:table-cell>
          <table:table-cell table:formula="of:=2*[.O36]*[.R36]/([.O36]+[.R36])" office:value-type="float" office:value="0.311110649723382" calcext:value-type="float">
            <text:p>0.3111106497</text:p>
          </table:table-cell>
          <table:table-cell table:formula="of:=IF(AND([.S36]&gt;0;[.T36]&gt;0;[.U36]&gt;0);3/((1/[.S36])+(1/[.T36])+(1/[.U36]));0)" office:value-type="float" office:value="0.411374424921894" calcext:value-type="float">
            <text:p>0.41137442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7" calcext:value-type="float">
            <text:p>0.897</text:p>
          </table:table-cell>
          <table:table-cell office:value-type="float" office:value="0.423071" calcext:value-type="float">
            <text:p>0.423071</text:p>
          </table:table-cell>
          <table:table-cell office:value-type="float" office:value="0.949336" calcext:value-type="float">
            <text:p>0.949336</text:p>
          </table:table-cell>
          <table:table-cell office:value-type="float" office:value="0.389549" calcext:value-type="float">
            <text:p>0.389549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970473" calcext:value-type="float">
            <text:p>0.970473</text:p>
          </table:table-cell>
          <table:table-cell office:value-type="float" office:value="0.41519" calcext:value-type="float">
            <text:p>0.41519</text:p>
          </table:table-cell>
          <table:table-cell office:value-type="float" office:value="0.375839" calcext:value-type="float">
            <text:p>0.375839</text:p>
          </table:table-cell>
          <table:table-cell table:formula="of:=2*[.M37]*[.P37]/([.M37]+[.P37])" office:value-type="float" office:value="0.959788141349478" calcext:value-type="float">
            <text:p>0.9597881413</text:p>
          </table:table-cell>
          <table:table-cell table:formula="of:=2*[.N37]*[.Q37]/([.N37]+[.Q37])" office:value-type="float" office:value="0.401961006761198" calcext:value-type="float">
            <text:p>0.4019610068</text:p>
          </table:table-cell>
          <table:table-cell table:formula="of:=2*[.O37]*[.R37]/([.O37]+[.R37])" office:value-type="float" office:value="0.464730448270503" calcext:value-type="float">
            <text:p>0.4647304483</text:p>
          </table:table-cell>
          <table:table-cell table:formula="of:=IF(AND([.S37]&gt;0;[.T37]&gt;0;[.U37]&gt;0);3/((1/[.S37])+(1/[.T37])+(1/[.U37]));0)" office:value-type="float" office:value="0.528030955964213" calcext:value-type="float">
            <text:p>0.528030956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175" calcext:value-type="float">
            <text:p>0.89175</text:p>
          </table:table-cell>
          <table:table-cell office:value-type="float" office:value="0.317331" calcext:value-type="float">
            <text:p>0.317331</text:p>
          </table:table-cell>
          <table:table-cell office:value-type="float" office:value="0.911643" calcext:value-type="float">
            <text:p>0.911643</text:p>
          </table:table-cell>
          <table:table-cell office:value-type="float" office:value="0.513433" calcext:value-type="float">
            <text:p>0.513433</text:p>
          </table:table-cell>
          <table:table-cell office:value-type="float" office:value="0.562914" calcext:value-type="float">
            <text:p>0.562914</text:p>
          </table:table-cell>
          <table:table-cell office:value-type="float" office:value="0.99025" calcext:value-type="float">
            <text:p>0.99025</text:p>
          </table:table-cell>
          <table:table-cell office:value-type="float" office:value="0.217722" calcext:value-type="float">
            <text:p>0.217722</text:p>
          </table:table-cell>
          <table:table-cell office:value-type="float" office:value="0.226969" calcext:value-type="float">
            <text:p>0.226969</text:p>
          </table:table-cell>
          <table:table-cell table:formula="of:=2*[.M38]*[.P38]/([.M38]+[.P38])" office:value-type="float" office:value="0.949322049926047" calcext:value-type="float">
            <text:p>0.9493220499</text:p>
          </table:table-cell>
          <table:table-cell table:formula="of:=2*[.N38]*[.Q38]/([.N38]+[.Q38])" office:value-type="float" office:value="0.305778281283722" calcext:value-type="float">
            <text:p>0.3057782813</text:p>
          </table:table-cell>
          <table:table-cell table:formula="of:=2*[.O38]*[.R38]/([.O38]+[.R38])" office:value-type="float" office:value="0.323501145526616" calcext:value-type="float">
            <text:p>0.3235011455</text:p>
          </table:table-cell>
          <table:table-cell table:formula="of:=IF(AND([.S38]&gt;0;[.T38]&gt;0;[.U38]&gt;0);3/((1/[.S38])+(1/[.T38])+(1/[.U38]));0)" office:value-type="float" office:value="0.404590433375896" calcext:value-type="float">
            <text:p>0.404590433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94083" calcext:value-type="float">
            <text:p>0.894083</text:p>
          </table:table-cell>
          <table:table-cell office:value-type="float" office:value="0.404466" calcext:value-type="float">
            <text:p>0.404466</text:p>
          </table:table-cell>
          <table:table-cell office:value-type="float" office:value="0.952826" calcext:value-type="float">
            <text:p>0.952826</text:p>
          </table:table-cell>
          <table:table-cell office:value-type="float" office:value="0.376344" calcext:value-type="float">
            <text:p>0.376344</text:p>
          </table:table-cell>
          <table:table-cell office:value-type="float" office:value="0.59448" calcext:value-type="float">
            <text:p>0.59448</text:p>
          </table:table-cell>
          <table:table-cell office:value-type="float" office:value="0.965395" calcext:value-type="float">
            <text:p>0.965395</text:p>
          </table:table-cell>
          <table:table-cell office:value-type="float" office:value="0.443038" calcext:value-type="float">
            <text:p>0.443038</text:p>
          </table:table-cell>
          <table:table-cell office:value-type="float" office:value="0.373832" calcext:value-type="float">
            <text:p>0.373832</text:p>
          </table:table-cell>
          <table:table-cell table:formula="of:=2*[.M39]*[.P39]/([.M39]+[.P39])" office:value-type="float" office:value="0.959069321282584" calcext:value-type="float">
            <text:p>0.9590693213</text:p>
          </table:table-cell>
          <table:table-cell table:formula="of:=2*[.N39]*[.Q39]/([.N39]+[.Q39])" office:value-type="float" office:value="0.40697670457003" calcext:value-type="float">
            <text:p>0.4069767046</text:p>
          </table:table-cell>
          <table:table-cell table:formula="of:=2*[.O39]*[.R39]/([.O39]+[.R39])" office:value-type="float" office:value="0.459016613157743" calcext:value-type="float">
            <text:p>0.4590166132</text:p>
          </table:table-cell>
          <table:table-cell table:formula="of:=IF(AND([.S39]&gt;0;[.T39]&gt;0;[.U39]&gt;0);3/((1/[.S39])+(1/[.T39])+(1/[.U39]));0)" office:value-type="float" office:value="0.528318675254261" calcext:value-type="float">
            <text:p>0.5283186753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8" calcext:value-type="float">
            <text:p>0.888</text:p>
          </table:table-cell>
          <table:table-cell office:value-type="float" office:value="0.342598" calcext:value-type="float">
            <text:p>0.342598</text:p>
          </table:table-cell>
          <table:table-cell office:value-type="float" office:value="0.907174" calcext:value-type="float">
            <text:p>0.907174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554167" calcext:value-type="float">
            <text:p>0.554167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194937" calcext:value-type="float">
            <text:p>0.194937</text:p>
          </table:table-cell>
          <table:table-cell office:value-type="float" office:value="0.177333" calcext:value-type="float">
            <text:p>0.177333</text:p>
          </table:table-cell>
          <table:table-cell table:formula="of:=2*[.M40]*[.P40]/([.M40]+[.P40])" office:value-type="float" office:value="0.947373086173421" calcext:value-type="float">
            <text:p>0.9473730862</text:p>
          </table:table-cell>
          <table:table-cell table:formula="of:=2*[.N40]*[.Q40]/([.N40]+[.Q40])" office:value-type="float" office:value="0.275000347576496" calcext:value-type="float">
            <text:p>0.2750003476</text:p>
          </table:table-cell>
          <table:table-cell table:formula="of:=2*[.O40]*[.R40]/([.O40]+[.R40])" office:value-type="float" office:value="0.268686525252221" calcext:value-type="float">
            <text:p>0.2686865253</text:p>
          </table:table-cell>
          <table:table-cell table:formula="of:=IF(AND([.S40]&gt;0;[.T40]&gt;0;[.U40]&gt;0);3/((1/[.S40])+(1/[.T40])+(1/[.U40]));0)" office:value-type="float" office:value="0.356560531544728" calcext:value-type="float">
            <text:p>0.356560531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86833" calcext:value-type="float">
            <text:p>0.886833</text:p>
          </table:table-cell>
          <table:table-cell office:value-type="float" office:value="0.460433" calcext:value-type="float">
            <text:p>0.460433</text:p>
          </table:table-cell>
          <table:table-cell office:value-type="float" office:value="0.936639" calcext:value-type="float">
            <text:p>0.936639</text:p>
          </table:table-cell>
          <table:table-cell office:value-type="float" office:value="0.372414" calcext:value-type="float">
            <text:p>0.372414</text:p>
          </table:table-cell>
          <table:table-cell office:value-type="float" office:value="0.530172" calcext:value-type="float">
            <text:p>0.530172</text:p>
          </table:table-cell>
          <table:table-cell office:value-type="float" office:value="0.968069" calcext:value-type="float">
            <text:p>0.968069</text:p>
          </table:table-cell>
          <table:table-cell office:value-type="float" office:value="0.341772" calcext:value-type="float">
            <text:p>0.341772</text:p>
          </table:table-cell>
          <table:table-cell office:value-type="float" office:value="0.328" calcext:value-type="float">
            <text:p>0.328</text:p>
          </table:table-cell>
          <table:table-cell table:formula="of:=2*[.M41]*[.P41]/([.M41]+[.P41])" office:value-type="float" office:value="0.952094683375089" calcext:value-type="float">
            <text:p>0.9520946834</text:p>
          </table:table-cell>
          <table:table-cell table:formula="of:=2*[.N41]*[.Q41]/([.N41]+[.Q41])" office:value-type="float" office:value="0.356435655719938" calcext:value-type="float">
            <text:p>0.3564356557</text:p>
          </table:table-cell>
          <table:table-cell table:formula="of:=2*[.O41]*[.R41]/([.O41]+[.R41])" office:value-type="float" office:value="0.405271707769538" calcext:value-type="float">
            <text:p>0.4052717078</text:p>
          </table:table-cell>
          <table:table-cell table:formula="of:=IF(AND([.S41]&gt;0;[.T41]&gt;0;[.U41]&gt;0);3/((1/[.S41])+(1/[.T41])+(1/[.U41]));0)" office:value-type="float" office:value="0.474431946945344" calcext:value-type="float">
            <text:p>0.474431946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391511" calcext:value-type="float">
            <text:p>0.391511</text:p>
          </table:table-cell>
          <table:table-cell office:value-type="float" office:value="0.871737" calcext:value-type="float">
            <text:p>0.87173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634518" calcext:value-type="float">
            <text:p>0.00634518</text:p>
          </table:table-cell>
          <table:table-cell office:value-type="float" office:value="0" calcext:value-type="float">
            <text:p>0</text:p>
          </table:table-cell>
          <table:table-cell table:formula="of:=2*[.M42]*[.P42]/([.M42]+[.P42])" office:value-type="float" office:value="0.931390944420281" calcext:value-type="float">
            <text:p>0.9313909444</text:p>
          </table:table-cell>
          <table:table-cell table:formula="of:=2*[.N42]*[.Q42]/([.N42]+[.Q42])" office:value-type="float" office:value="0.012547056121434" calcext:value-type="float">
            <text:p>0.0125470561</text:p>
          </table:table-cell>
          <table:table-cell table:formula="of:=2*[.O42]*[.R42]/([.O42]+[.R42])" office:value-type="float" office:value="0" calcext:value-type="float">
            <text:p>0</text:p>
          </table:table-cell>
          <table:table-cell table:formula="of:=IF(AND([.S42]&gt;0;[.T42]&gt;0;[.U42]&gt;0);3/((1/[.S42])+(1/[.T42])+(1/[.U42]))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5" calcext:value-type="float">
            <text:p>5</text:p>
          </table:table-cell>
          <table:table-cell office:value-type="float" office:value="0.85425" calcext:value-type="float">
            <text:p>0.85425</text:p>
          </table:table-cell>
          <table:table-cell office:value-type="float" office:value="0.652655" calcext:value-type="float">
            <text:p>0.652655</text:p>
          </table:table-cell>
          <table:table-cell office:value-type="float" office:value="0.897129" calcext:value-type="float">
            <text:p>0.897129</text:p>
          </table:table-cell>
          <table:table-cell office:value-type="float" office:value="0.25498" calcext:value-type="float">
            <text:p>0.25498</text:p>
          </table:table-cell>
          <table:table-cell office:value-type="float" office:value="0.294671" calcext:value-type="float">
            <text:p>0.294671</text:p>
          </table:table-cell>
          <table:table-cell office:value-type="float" office:value="0.959254" calcext:value-type="float">
            <text:p>0.959254</text:p>
          </table:table-cell>
          <table:table-cell office:value-type="float" office:value="0.162437" calcext:value-type="float">
            <text:p>0.162437</text:p>
          </table:table-cell>
          <table:table-cell office:value-type="float" office:value="0.124174" calcext:value-type="float">
            <text:p>0.124174</text:p>
          </table:table-cell>
          <table:table-cell table:formula="of:=2*[.M43]*[.P43]/([.M43]+[.P43])" office:value-type="float" office:value="0.92715197431349" calcext:value-type="float">
            <text:p>0.9271519743</text:p>
          </table:table-cell>
          <table:table-cell table:formula="of:=2*[.N43]*[.Q43]/([.N43]+[.Q43])" office:value-type="float" office:value="0.1984499254223" calcext:value-type="float">
            <text:p>0.1984499254</text:p>
          </table:table-cell>
          <table:table-cell table:formula="of:=2*[.O43]*[.R43]/([.O43]+[.R43])" office:value-type="float" office:value="0.174720847826762" calcext:value-type="float">
            <text:p>0.1747208478</text:p>
          </table:table-cell>
          <table:table-cell table:formula="of:=IF(AND([.S43]&gt;0;[.T43]&gt;0;[.U43]&gt;0);3/((1/[.S43])+(1/[.T43])+(1/[.U43]));0)" office:value-type="float" office:value="0.253356084954471" calcext:value-type="float">
            <text:p>0.25335608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075" calcext:value-type="float">
            <text:p>0.87075</text:p>
          </table:table-cell>
          <table:table-cell office:value-type="float" office:value="0.648589" calcext:value-type="float">
            <text:p>0.648589</text:p>
          </table:table-cell>
          <table:table-cell office:value-type="float" office:value="0.909791" calcext:value-type="float">
            <text:p>0.909791</text:p>
          </table:table-cell>
          <table:table-cell office:value-type="float" office:value="0.292469" calcext:value-type="float">
            <text:p>0.292469</text:p>
          </table:table-cell>
          <table:table-cell office:value-type="float" office:value="0.454902" calcext:value-type="float">
            <text:p>0.454902</text:p>
          </table:table-cell>
          <table:table-cell office:value-type="float" office:value="0.971243" calcext:value-type="float">
            <text:p>0.971243</text:p>
          </table:table-cell>
          <table:table-cell office:value-type="float" office:value="0.21166" calcext:value-type="float">
            <text:p>0.21166</text:p>
          </table:table-cell>
          <table:table-cell office:value-type="float" office:value="0.155914" calcext:value-type="float">
            <text:p>0.155914</text:p>
          </table:table-cell>
          <table:table-cell table:formula="of:=2*[.M44]*[.P44]/([.M44]+[.P44])" office:value-type="float" office:value="0.939513204134534" calcext:value-type="float">
            <text:p>0.9395132041</text:p>
          </table:table-cell>
          <table:table-cell table:formula="of:=2*[.N44]*[.Q44]/([.N44]+[.Q44])" office:value-type="float" office:value="0.245587889369586" calcext:value-type="float">
            <text:p>0.2455878894</text:p>
          </table:table-cell>
          <table:table-cell table:formula="of:=2*[.O44]*[.R44]/([.O44]+[.R44])" office:value-type="float" office:value="0.232232261198135" calcext:value-type="float">
            <text:p>0.2322322612</text:p>
          </table:table-cell>
          <table:table-cell table:formula="of:=IF(AND([.S44]&gt;0;[.T44]&gt;0;[.U44]&gt;0);3/((1/[.S44])+(1/[.T44])+(1/[.U44]));0)" office:value-type="float" office:value="0.317719974880672" calcext:value-type="float">
            <text:p>0.3177199749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394947" calcext:value-type="float">
            <text:p>0.394947</text:p>
          </table:table-cell>
          <table:table-cell office:value-type="float" office:value="0.89424" calcext:value-type="float">
            <text:p>0.894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84" calcext:value-type="float">
            <text:p>0.384</text:p>
          </table:table-cell>
          <table:table-cell office:value-type="float" office:value="0.986338" calcext:value-type="float">
            <text:p>0.986338</text:p>
          </table:table-cell>
          <table:table-cell office:value-type="float" office:value="0.139417" calcext:value-type="float">
            <text:p>0.139417</text:p>
          </table:table-cell>
          <table:table-cell office:value-type="float" office:value="0.0645161" calcext:value-type="float">
            <text:p>0.0645161</text:p>
          </table:table-cell>
          <table:table-cell table:formula="of:=2*[.M45]*[.P45]/([.M45]+[.P45])" office:value-type="float" office:value="0.938033831215722" calcext:value-type="float">
            <text:p>0.9380338312</text:p>
          </table:table-cell>
          <table:table-cell table:formula="of:=2*[.N45]*[.Q45]/([.N45]+[.Q45])" office:value-type="float" office:value="0.196604069216288" calcext:value-type="float">
            <text:p>0.1966040692</text:p>
          </table:table-cell>
          <table:table-cell table:formula="of:=2*[.O45]*[.R45]/([.O45]+[.R45])" office:value-type="float" office:value="0.110471764112816" calcext:value-type="float">
            <text:p>0.1104717641</text:p>
          </table:table-cell>
          <table:table-cell table:formula="of:=IF(AND([.S45]&gt;0;[.T45]&gt;0;[.U45]&gt;0);3/((1/[.S45])+(1/[.T45])+(1/[.U45]));0)" office:value-type="float" office:value="0.197309862024809" calcext:value-type="float">
            <text:p>0.19730986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875" calcext:value-type="float">
            <text:p>0.89875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944681" calcext:value-type="float">
            <text:p>0.944681</text:p>
          </table:table-cell>
          <table:table-cell office:value-type="float" office:value="0.403101" calcext:value-type="float">
            <text:p>0.403101</text:p>
          </table:table-cell>
          <table:table-cell office:value-type="float" office:value="0.627404" calcext:value-type="float">
            <text:p>0.627404</text:p>
          </table:table-cell>
          <table:table-cell office:value-type="float" office:value="0.975824" calcext:value-type="float">
            <text:p>0.975824</text:p>
          </table:table-cell>
          <table:table-cell office:value-type="float" office:value="0.394937" calcext:value-type="float">
            <text:p>0.394937</text:p>
          </table:table-cell>
          <table:table-cell office:value-type="float" office:value="0.350336" calcext:value-type="float">
            <text:p>0.350336</text:p>
          </table:table-cell>
          <table:table-cell table:formula="of:=2*[.M46]*[.P46]/([.M46]+[.P46])" office:value-type="float" office:value="0.959999991818818" calcext:value-type="float">
            <text:p>0.9599999918</text:p>
          </table:table-cell>
          <table:table-cell table:formula="of:=2*[.N46]*[.Q46]/([.N46]+[.Q46])" office:value-type="float" office:value="0.398977240775502" calcext:value-type="float">
            <text:p>0.3989772408</text:p>
          </table:table-cell>
          <table:table-cell table:formula="of:=2*[.O46]*[.R46]/([.O46]+[.R46])" office:value-type="float" office:value="0.449612796334404" calcext:value-type="float">
            <text:p>0.4496127963</text:p>
          </table:table-cell>
          <table:table-cell table:formula="of:=IF(AND([.S46]&gt;0;[.T46]&gt;0;[.U46]&gt;0);3/((1/[.S46])+(1/[.T46])+(1/[.U46]));0)" office:value-type="float" office:value="0.519731494200636" calcext:value-type="float">
            <text:p>0.5197314942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0833" calcext:value-type="float">
            <text:p>0.890833</text:p>
          </table:table-cell>
          <table:table-cell office:value-type="float" office:value="0.294108" calcext:value-type="float">
            <text:p>0.294108</text:p>
          </table:table-cell>
          <table:table-cell office:value-type="float" office:value="0.929017" calcext:value-type="float">
            <text:p>0.929017</text:p>
          </table:table-cell>
          <table:table-cell office:value-type="float" office:value="0.393586" calcext:value-type="float">
            <text:p>0.393586</text:p>
          </table:table-cell>
          <table:table-cell office:value-type="float" office:value="0.572549" calcext:value-type="float">
            <text:p>0.572549</text:p>
          </table:table-cell>
          <table:table-cell office:value-type="float" office:value="0.981749" calcext:value-type="float">
            <text:p>0.981749</text:p>
          </table:table-cell>
          <table:table-cell office:value-type="float" office:value="0.341772" calcext:value-type="float">
            <text:p>0.341772</text:p>
          </table:table-cell>
          <table:table-cell office:value-type="float" office:value="0.195973" calcext:value-type="float">
            <text:p>0.195973</text:p>
          </table:table-cell>
          <table:table-cell table:formula="of:=2*[.M47]*[.P47]/([.M47]+[.P47])" office:value-type="float" office:value="0.954655369347162" calcext:value-type="float">
            <text:p>0.9546553693</text:p>
          </table:table-cell>
          <table:table-cell table:formula="of:=2*[.N47]*[.Q47]/([.N47]+[.Q47])" office:value-type="float" office:value="0.365853568988166" calcext:value-type="float">
            <text:p>0.365853569</text:p>
          </table:table-cell>
          <table:table-cell table:formula="of:=2*[.O47]*[.R47]/([.O47]+[.R47])" office:value-type="float" office:value="0.291999826099968" calcext:value-type="float">
            <text:p>0.2919998261</text:p>
          </table:table-cell>
          <table:table-cell table:formula="of:=IF(AND([.S47]&gt;0;[.T47]&gt;0;[.U47]&gt;0);3/((1/[.S47])+(1/[.T47])+(1/[.U47]));0)" office:value-type="float" office:value="0.416349084516511" calcext:value-type="float">
            <text:p>0.416349084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901667" calcext:value-type="float">
            <text:p>0.901667</text:p>
          </table:table-cell>
          <table:table-cell office:value-type="float" office:value="0.38799" calcext:value-type="float">
            <text:p>0.38799</text:p>
          </table:table-cell>
          <table:table-cell office:value-type="float" office:value="0.947628" calcext:value-type="float">
            <text:p>0.947628</text:p>
          </table:table-cell>
          <table:table-cell office:value-type="float" office:value="0.424125" calcext:value-type="float">
            <text:p>0.424125</text:p>
          </table:table-cell>
          <table:table-cell office:value-type="float" office:value="0.638831" calcext:value-type="float">
            <text:p>0.638831</text:p>
          </table:table-cell>
          <table:table-cell office:value-type="float" office:value="0.973528" calcext:value-type="float">
            <text:p>0.973528</text:p>
          </table:table-cell>
          <table:table-cell office:value-type="float" office:value="0.413924" calcext:value-type="float">
            <text:p>0.413924</text:p>
          </table:table-cell>
          <table:table-cell office:value-type="float" office:value="0.410188" calcext:value-type="float">
            <text:p>0.410188</text:p>
          </table:table-cell>
          <table:table-cell table:formula="of:=2*[.M48]*[.P48]/([.M48]+[.P48])" office:value-type="float" office:value="0.960403415010546" calcext:value-type="float">
            <text:p>0.960403415</text:p>
          </table:table-cell>
          <table:table-cell table:formula="of:=2*[.N48]*[.Q48]/([.N48]+[.Q48])" office:value-type="float" office:value="0.418962415085514" calcext:value-type="float">
            <text:p>0.4189624151</text:p>
          </table:table-cell>
          <table:table-cell table:formula="of:=2*[.O48]*[.R48]/([.O48]+[.R48])" office:value-type="float" office:value="0.49959211459087" calcext:value-type="float">
            <text:p>0.4995921146</text:p>
          </table:table-cell>
          <table:table-cell table:formula="of:=IF(AND([.S48]&gt;0;[.T48]&gt;0;[.U48]&gt;0);3/((1/[.S48])+(1/[.T48])+(1/[.U48]));0)" office:value-type="float" office:value="0.552515600434204" calcext:value-type="float">
            <text:p>0.5525156004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1417" calcext:value-type="float">
            <text:p>0.891417</text:p>
          </table:table-cell>
          <table:table-cell office:value-type="float" office:value="0.293004" calcext:value-type="float">
            <text:p>0.293004</text:p>
          </table:table-cell>
          <table:table-cell office:value-type="float" office:value="0.929095" calcext:value-type="float">
            <text:p>0.929095</text:p>
          </table:table-cell>
          <table:table-cell office:value-type="float" office:value="0.40832" calcext:value-type="float">
            <text:p>0.40832</text:p>
          </table:table-cell>
          <table:table-cell office:value-type="float" office:value="0.558442" calcext:value-type="float">
            <text:p>0.558442</text:p>
          </table:table-cell>
          <table:table-cell office:value-type="float" office:value="0.980505" calcext:value-type="float">
            <text:p>0.980505</text:p>
          </table:table-cell>
          <table:table-cell office:value-type="float" office:value="0.335443" calcext:value-type="float">
            <text:p>0.335443</text:p>
          </table:table-cell>
          <table:table-cell office:value-type="float" office:value="0.230563" calcext:value-type="float">
            <text:p>0.230563</text:p>
          </table:table-cell>
          <table:table-cell table:formula="of:=2*[.M49]*[.P49]/([.M49]+[.P49])" office:value-type="float" office:value="0.954107973371387" calcext:value-type="float">
            <text:p>0.9541079734</text:p>
          </table:table-cell>
          <table:table-cell table:formula="of:=2*[.N49]*[.Q49]/([.N49]+[.Q49])" office:value-type="float" office:value="0.368311103832807" calcext:value-type="float">
            <text:p>0.3683111038</text:p>
          </table:table-cell>
          <table:table-cell table:formula="of:=2*[.O49]*[.R49]/([.O49]+[.R49])" office:value-type="float" office:value="0.32637578430048" calcext:value-type="float">
            <text:p>0.3263757843</text:p>
          </table:table-cell>
          <table:table-cell table:formula="of:=IF(AND([.S49]&gt;0;[.T49]&gt;0;[.U49]&gt;0);3/((1/[.S49])+(1/[.T49])+(1/[.U49]));0)" office:value-type="float" office:value="0.43942212952816" calcext:value-type="float">
            <text:p>0.4394221295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1833" calcext:value-type="float">
            <text:p>0.891833</text:p>
          </table:table-cell>
          <table:table-cell office:value-type="float" office:value="0.299354" calcext:value-type="float">
            <text:p>0.29935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429565" calcext:value-type="float">
            <text:p>0.429565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982513" calcext:value-type="float">
            <text:p>0.982513</text:p>
          </table:table-cell>
          <table:table-cell office:value-type="float" office:value="0.314249" calcext:value-type="float">
            <text:p>0.314249</text:p>
          </table:table-cell>
          <table:table-cell office:value-type="float" office:value="0.230975" calcext:value-type="float">
            <text:p>0.230975</text:p>
          </table:table-cell>
          <table:table-cell table:formula="of:=2*[.M50]*[.P50]/([.M50]+[.P50])" office:value-type="float" office:value="0.952257654689158" calcext:value-type="float">
            <text:p>0.9522576547</text:p>
          </table:table-cell>
          <table:table-cell table:formula="of:=2*[.N50]*[.Q50]/([.N50]+[.Q50])" office:value-type="float" office:value="0.362968085260562" calcext:value-type="float">
            <text:p>0.3629680853</text:p>
          </table:table-cell>
          <table:table-cell table:formula="of:=2*[.O50]*[.R50]/([.O50]+[.R50])" office:value-type="float" office:value="0.33141805390401" calcext:value-type="float">
            <text:p>0.3314180539</text:p>
          </table:table-cell>
          <table:table-cell table:formula="of:=IF(AND([.S50]&gt;0;[.T50]&gt;0;[.U50]&gt;0);3/((1/[.S50])+(1/[.T50])+(1/[.U50]));0)" office:value-type="float" office:value="0.439719173695366" calcext:value-type="float">
            <text:p>0.439719173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98667" calcext:value-type="float">
            <text:p>0.898667</text:p>
          </table:table-cell>
          <table:table-cell office:value-type="float" office:value="0.423675" calcext:value-type="float">
            <text:p>0.423675</text:p>
          </table:table-cell>
          <table:table-cell office:value-type="float" office:value="0.941014" calcext:value-type="float">
            <text:p>0.941014</text:p>
          </table:table-cell>
          <table:table-cell office:value-type="float" office:value="0.413408" calcext:value-type="float">
            <text:p>0.413408</text:p>
          </table:table-cell>
          <table:table-cell office:value-type="float" office:value="0.628297" calcext:value-type="float">
            <text:p>0.628297</text:p>
          </table:table-cell>
          <table:table-cell office:value-type="float" office:value="0.977162" calcext:value-type="float">
            <text:p>0.977162</text:p>
          </table:table-cell>
          <table:table-cell office:value-type="float" office:value="0.37659" calcext:value-type="float">
            <text:p>0.37659</text:p>
          </table:table-cell>
          <table:table-cell office:value-type="float" office:value="0.3498" calcext:value-type="float">
            <text:p>0.3498</text:p>
          </table:table-cell>
          <table:table-cell table:formula="of:=2*[.M51]*[.P51]/([.M51]+[.P51])" office:value-type="float" office:value="0.958747395721769" calcext:value-type="float">
            <text:p>0.9587473957</text:p>
          </table:table-cell>
          <table:table-cell table:formula="of:=2*[.N51]*[.Q51]/([.N51]+[.Q51])" office:value-type="float" office:value="0.394141045217836" calcext:value-type="float">
            <text:p>0.3941410452</text:p>
          </table:table-cell>
          <table:table-cell table:formula="of:=2*[.O51]*[.R51]/([.O51]+[.R51])" office:value-type="float" office:value="0.449399784683932" calcext:value-type="float">
            <text:p>0.4493997847</text:p>
          </table:table-cell>
          <table:table-cell table:formula="of:=IF(AND([.S51]&gt;0;[.T51]&gt;0;[.U51]&gt;0);3/((1/[.S51])+(1/[.T51])+(1/[.U51]));0)" office:value-type="float" office:value="0.51676198299383" calcext:value-type="float">
            <text:p>0.516761983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58417" calcext:value-type="float">
            <text:p>0.858417</text:p>
          </table:table-cell>
          <table:table-cell office:value-type="float" office:value="0.657423" calcext:value-type="float">
            <text:p>0.657423</text:p>
          </table:table-cell>
          <table:table-cell office:value-type="float" office:value="0.893657" calcext:value-type="float">
            <text:p>0.893657</text:p>
          </table:table-cell>
          <table:table-cell office:value-type="float" office:value="0.268493" calcext:value-type="float">
            <text:p>0.268493</text:p>
          </table:table-cell>
          <table:table-cell office:value-type="float" office:value="0.307229" calcext:value-type="float">
            <text:p>0.307229</text:p>
          </table:table-cell>
          <table:table-cell office:value-type="float" office:value="0.966048" calcext:value-type="float">
            <text:p>0.966048</text:p>
          </table:table-cell>
          <table:table-cell office:value-type="float" office:value="0.124682" calcext:value-type="float">
            <text:p>0.124682</text:p>
          </table:table-cell>
          <table:table-cell office:value-type="float" office:value="0.134565" calcext:value-type="float">
            <text:p>0.134565</text:p>
          </table:table-cell>
          <table:table-cell table:formula="of:=2*[.M52]*[.P52]/([.M52]+[.P52])" office:value-type="float" office:value="0.928443551569738" calcext:value-type="float">
            <text:p>0.9284435516</text:p>
          </table:table-cell>
          <table:table-cell table:formula="of:=2*[.N52]*[.Q52]/([.N52]+[.Q52])" office:value-type="float" office:value="0.17028673860749" calcext:value-type="float">
            <text:p>0.1702867386</text:p>
          </table:table-cell>
          <table:table-cell table:formula="of:=2*[.O52]*[.R52]/([.O52]+[.R52])" office:value-type="float" office:value="0.187156323467498" calcext:value-type="float">
            <text:p>0.1871563235</text:p>
          </table:table-cell>
          <table:table-cell table:formula="of:=IF(AND([.S52]&gt;0;[.T52]&gt;0;[.U52]&gt;0);3/((1/[.S52])+(1/[.T52])+(1/[.U52]));0)" office:value-type="float" office:value="0.24404834672513" calcext:value-type="float">
            <text:p>0.2440483467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1.xml.lin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ogle</text:p>
          </table:table-cell>
          <table:table-cell office:value-type="float" office:value="8" calcext:value-type="float">
            <text:p>8</text:p>
          </table:table-cell>
          <table:table-cell office:value-type="float" office:value="0.872083" calcext:value-type="float">
            <text:p>0.872083</text:p>
          </table:table-cell>
          <table:table-cell office:value-type="float" office:value="0.382337" calcext:value-type="float">
            <text:p>0.382337</text:p>
          </table:table-cell>
          <table:table-cell office:value-type="float" office:value="0.873536" calcext:value-type="float">
            <text:p>0.873536</text:p>
          </table:table-cell>
          <table:table-cell office:value-type="float" office:value="0.477273" calcext:value-type="float">
            <text:p>0.477273</text:p>
          </table:table-cell>
          <table:table-cell office:value-type="float" office:value="-1" calcext:value-type="float">
            <text:p>-1</text:p>
          </table:table-cell>
          <table:table-cell office:value-type="float" office:value="0.998852" calcext:value-type="float">
            <text:p>0.998852</text:p>
          </table:table-cell>
          <table:table-cell office:value-type="float" office:value="0.0267176" calcext:value-type="float">
            <text:p>0.0267176</text:p>
          </table:table-cell>
          <table:table-cell office:value-type="float" office:value="0" calcext:value-type="float">
            <text:p>0</text:p>
          </table:table-cell>
          <table:table-cell table:formula="of:=2*[.M53]*[.P53]/([.M53]+[.P53])" office:value-type="float" office:value="0.93200039807134" calcext:value-type="float">
            <text:p>0.9320003981</text:p>
          </table:table-cell>
          <table:table-cell table:formula="of:=2*[.N53]*[.Q53]/([.N53]+[.Q53])" office:value-type="float" office:value="0.0506024878432257" calcext:value-type="float">
            <text:p>0.0506024878</text:p>
          </table:table-cell>
          <table:table-cell table:formula="of:=2*[.O53]*[.R53]/([.O53]+[.R53])" office:value-type="float" office:value="0" calcext:value-type="float">
            <text:p>0</text:p>
          </table:table-cell>
          <table:table-cell table:formula="of:=IF(AND([.S53]&gt;0;[.T53]&gt;0;[.U53]&gt;0);3/((1/[.S53])+(1/[.T53])+(1/[.U53]));0)" office:value-type="float" office:value="0" calcext:value-type="float">
            <text:p>0</text:p>
          </table:table-cell>
        </table:table-row>
      </table:table>
      <table:table table:name="Data" table:style-name="ta1">
        <table:shapes>
          <draw:frame draw:z-index="0" draw:style-name="gr1" draw:text-style-name="P1" svg:width="15.999cm" svg:height="8.999cm" svg:x="60.868cm" svg:y="2.0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10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_window_size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windowing</text:p>
          </table:table-cell>
          <table:table-cell table:style-name="Default" office:value-type="string" calcext:value-type="string">
            <text:p>_pos_tagging</text:p>
          </table:table-cell>
          <table:table-cell office:value-type="string" calcext:value-type="string">
            <text:p>_train_files</text:p>
          </table:table-cell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P[NONE]</text:p>
          </table:table-cell>
          <table:table-cell office:value-type="string" calcext:value-type="string">
            <text:p>P[COMMA]</text:p>
          </table:table-cell>
          <table:table-cell office:value-type="string" calcext:value-type="string">
            <text:p>P[PERIOD]</text:p>
          </table:table-cell>
          <table:table-cell office:value-type="string" calcext:value-type="string">
            <text:p>R[NONE]</text:p>
          </table:table-cell>
          <table:table-cell office:value-type="string" calcext:value-type="string">
            <text:p>R[COMMA]</text:p>
          </table:table-cell>
          <table:table-cell office:value-type="string" calcext:value-type="string">
            <text:p>R[PERIOD]</text:p>
          </table:table-cell>
          <table:table-cell office:value-type="string" calcext:value-type="string">
            <text:p>F1[NONE]</text:p>
          </table:table-cell>
          <table:table-cell office:value-type="string" calcext:value-type="string">
            <text:p>F1[COMMA]</text:p>
          </table:table-cell>
          <table:table-cell office:value-type="string" calcext:value-type="string">
            <text:p>F1[PERIOD]</text:p>
          </table:table-cell>
          <table:table-cell office:value-type="string" calcext:value-type="string">
            <text:p>F1-All</text:p>
          </table:table-cell>
          <table:table-cell office:value-type="string" calcext:value-type="string">
            <text:p>F1[C,P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[.A2];&quot;-&quot;;[.B2];FIND(&quot;wikipedia/&quot;;[.F2];0))" office:value-type="string" office:string-value="" calcext:value-type="error">
            <text:p>#VALUE!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3833" calcext:value-type="float">
            <text:p>0.873833</text:p>
          </table:table-cell>
          <table:table-cell office:value-type="float" office:value="0.428345" calcext:value-type="float">
            <text:p>0.428345</text:p>
          </table:table-cell>
          <table:table-cell office:value-type="float" office:value="0.876562" calcext:value-type="float">
            <text:p>0.876562</text:p>
          </table:table-cell>
          <table:table-cell office:value-type="float" office:value="0.44" calcext:value-type="float">
            <text:p>0.44</text:p>
          </table:table-cell>
          <table:table-cell office:value-type="float" office:value="-1" calcext:value-type="float">
            <text:p>-1</text:p>
          </table:table-cell>
          <table:table-cell office:value-type="float" office:value="0.99914" calcext:value-type="float">
            <text:p>0.99914</text:p>
          </table:table-cell>
          <table:table-cell office:value-type="float" office:value="0.0417722" calcext:value-type="float">
            <text:p>0.0417722</text:p>
          </table:table-cell>
          <table:table-cell office:value-type="float" office:value="0" calcext:value-type="float">
            <text:p>0</text:p>
          </table:table-cell>
          <table:table-cell table:formula="of:=2*[.I2]*[.L2]/([.I2]+[.L2])" office:value-type="float" office:value="0.933845735282044" calcext:value-type="float">
            <text:p>0.9338457353</text:p>
          </table:table-cell>
          <table:table-cell table:formula="of:=2*[.J2]*[.M2]/([.J2]+[.M2])" office:value-type="float" office:value="0.0763006582779164" calcext:value-type="float">
            <text:p>0.0763006583</text:p>
          </table:table-cell>
          <table:table-cell table:formula="of:=IF([.K2]=-1;0;2*[.K2]*[.N2]/([.K2]+[.N2]))" office:value-type="float" office:value="0" calcext:value-type="float">
            <text:p>0</text:p>
          </table:table-cell>
          <table:table-cell table:formula="of:=IF(AND([.O2]&gt;0;[.P2]&gt;0;[.Q2]&gt;0);3/((1/[.O2])+(1/[.P2])+(1/[.Q2]));0)" office:value-type="float" office:value="0" calcext:value-type="float">
            <text:p>0</text:p>
          </table:table-cell>
          <table:table-cell table:formula="of:=2*[.P2]*[.Q2]/([.P2]+[.Q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[.A3];&quot;-&quot;;[.B3])" office:value-type="string" office:string-value="1-0" calcext:value-type="string">
            <text:p>1-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77583" calcext:value-type="float">
            <text:p>0.877583</text:p>
          </table:table-cell>
          <table:table-cell office:value-type="float" office:value="0.374184" calcext:value-type="float">
            <text:p>0.374184</text:p>
          </table:table-cell>
          <table:table-cell office:value-type="float" office:value="0.883887" calcext:value-type="float">
            <text:p>0.883887</text:p>
          </table:table-cell>
          <table:table-cell office:value-type="float" office:value="0.486486" calcext:value-type="float">
            <text:p>0.486486</text:p>
          </table:table-cell>
          <table:table-cell office:value-type="float" office:value="0.612069" calcext:value-type="float">
            <text:p>0.612069</text:p>
          </table:table-cell>
          <table:table-cell office:value-type="float" office:value="0.994647" calcext:value-type="float">
            <text:p>0.994647</text:p>
          </table:table-cell>
          <table:table-cell office:value-type="float" office:value="0.0683544" calcext:value-type="float">
            <text:p>0.0683544</text:p>
          </table:table-cell>
          <table:table-cell office:value-type="float" office:value="0.0949198" calcext:value-type="float">
            <text:p>0.0949198</text:p>
          </table:table-cell>
          <table:table-cell table:formula="of:=2*[.I3]*[.L3]/([.I3]+[.L3])" office:value-type="float" office:value="0.936001746988875" calcext:value-type="float">
            <text:p>0.936001747</text:p>
          </table:table-cell>
          <table:table-cell table:formula="of:=2*[.J3]*[.M3]/([.J3]+[.M3])" office:value-type="float" office:value="0.119866753172264" calcext:value-type="float">
            <text:p>0.1198667532</text:p>
          </table:table-cell>
          <table:table-cell table:formula="of:=IF([.K3]=-1;0;2*[.K3]*[.N3]/([.K3]+[.N3]))" office:value-type="float" office:value="0.1643518739369" calcext:value-type="float">
            <text:p>0.1643518739</text:p>
          </table:table-cell>
          <table:table-cell table:formula="of:=IF(AND([.O3]&gt;0;[.P3]&gt;0;[.Q3]&gt;0);3/((1/[.O3])+(1/[.P3])+(1/[.Q3]));0)" office:value-type="float" office:value="0.193604880121971" calcext:value-type="float">
            <text:p>0.1936048801</text:p>
          </table:table-cell>
          <table:table-cell table:formula="of:=2*[.P3]*[.Q3]/([.P3]+[.Q3])" office:value-type="float" office:value="0.138627968947488" calcext:value-type="float">
            <text:p>0.13862796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4];&quot;-&quot;;[.B4])" office:value-type="string" office:string-value="1-1" calcext:value-type="string">
            <text:p>1-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1333" calcext:value-type="float">
            <text:p>0.871333</text:p>
          </table:table-cell>
          <table:table-cell office:value-type="float" office:value="0.403456" calcext:value-type="float">
            <text:p>0.403456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506329" calcext:value-type="float">
            <text:p>0.00506329</text:p>
          </table:table-cell>
          <table:table-cell office:value-type="float" office:value="0" calcext:value-type="float">
            <text:p>0</text:p>
          </table:table-cell>
          <table:table-cell table:formula="of:=2*[.I4]*[.L4]/([.I4]+[.L4])" office:value-type="float" office:value="0.931219114251741" calcext:value-type="float">
            <text:p>0.9312191143</text:p>
          </table:table-cell>
          <table:table-cell table:formula="of:=2*[.J4]*[.M4]/([.J4]+[.M4])" office:value-type="float" office:value="0.0100502490498977" calcext:value-type="float">
            <text:p>0.010050249</text:p>
          </table:table-cell>
          <table:table-cell table:formula="of:=IF([.K4]=-1;0;2*[.K4]*[.N4]/([.K4]+[.N4]))" office:value-type="float" office:value="0" calcext:value-type="float">
            <text:p>0</text:p>
          </table:table-cell>
          <table:table-cell table:formula="of:=IF(AND([.O4]&gt;0;[.P4]&gt;0;[.Q4]&gt;0);3/((1/[.O4])+(1/[.P4])+(1/[.Q4]));0)" office:value-type="float" office:value="0" calcext:value-type="float">
            <text:p>0</text:p>
          </table:table-cell>
          <table:table-cell table:formula="of:=2*[.P4]*[.Q4]/([.P4]+[.Q4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5];&quot;-&quot;;[.B5])" office:value-type="string" office:string-value="1-1" calcext:value-type="string">
            <text:p>1-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6225" calcext:value-type="float">
            <text:p>0.86225</text:p>
          </table:table-cell>
          <table:table-cell office:value-type="float" office:value="0.416175" calcext:value-type="float">
            <text:p>0.416175</text:p>
          </table:table-cell>
          <table:table-cell office:value-type="float" office:value="0.880811" calcext:value-type="float">
            <text:p>0.880811</text:p>
          </table:table-cell>
          <table:table-cell office:value-type="float" office:value="0.282787" calcext:value-type="float">
            <text:p>0.282787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0.980486" calcext:value-type="float">
            <text:p>0.980486</text:p>
          </table:table-cell>
          <table:table-cell office:value-type="float" office:value="0.0873418" calcext:value-type="float">
            <text:p>0.0873418</text:p>
          </table:table-cell>
          <table:table-cell office:value-type="float" office:value="0.037037" calcext:value-type="float">
            <text:p>0.037037</text:p>
          </table:table-cell>
          <table:table-cell table:formula="of:=2*[.I5]*[.L5]/([.I5]+[.L5])" office:value-type="float" office:value="0.92797963371348" calcext:value-type="float">
            <text:p>0.9279796337</text:p>
          </table:table-cell>
          <table:table-cell table:formula="of:=2*[.J5]*[.M5]/([.J5]+[.M5])" office:value-type="float" office:value="0.133462327690253" calcext:value-type="float">
            <text:p>0.1334623277</text:p>
          </table:table-cell>
          <table:table-cell table:formula="of:=IF([.K5]=-1;0;2*[.K5]*[.N5]/([.K5]+[.N5]))" office:value-type="float" office:value="0.0639999403519981" calcext:value-type="float">
            <text:p>0.0639999404</text:p>
          </table:table-cell>
          <table:table-cell table:formula="of:=IF(AND([.O5]&gt;0;[.P5]&gt;0;[.Q5]&gt;0);3/((1/[.O5])+(1/[.P5])+(1/[.Q5]));0)" office:value-type="float" office:value="0.123990636146827" calcext:value-type="float">
            <text:p>0.1239906361</text:p>
          </table:table-cell>
          <table:table-cell table:formula="of:=2*[.P5]*[.Q5]/([.P5]+[.Q5])" office:value-type="float" office:value="0.0865135511315748" calcext:value-type="float">
            <text:p>0.08651355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[.A6];&quot;-&quot;;[.B6])" office:value-type="string" office:string-value="5-0" calcext:value-type="string">
            <text:p>5-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68917" calcext:value-type="float">
            <text:p>0.868917</text:p>
          </table:table-cell>
          <table:table-cell office:value-type="float" office:value="0.63557" calcext:value-type="float">
            <text:p>0.63557</text:p>
          </table:table-cell>
          <table:table-cell office:value-type="float" office:value="0.914828" calcext:value-type="float">
            <text:p>0.914828</text:p>
          </table:table-cell>
          <table:table-cell office:value-type="float" office:value="0.280702" calcext:value-type="float">
            <text:p>0.280702</text:p>
          </table:table-cell>
          <table:table-cell office:value-type="float" office:value="0.421846" calcext:value-type="float">
            <text:p>0.421846</text:p>
          </table:table-cell>
          <table:table-cell office:value-type="float" office:value="0.962641" calcext:value-type="float">
            <text:p>0.962641</text:p>
          </table:table-cell>
          <table:table-cell office:value-type="float" office:value="0.162025" calcext:value-type="float">
            <text:p>0.162025</text:p>
          </table:table-cell>
          <table:table-cell office:value-type="float" office:value="0.301075" calcext:value-type="float">
            <text:p>0.301075</text:p>
          </table:table-cell>
          <table:table-cell table:formula="of:=2*[.I6]*[.L6]/([.I6]+[.L6])" office:value-type="float" office:value="0.938125679569676" calcext:value-type="float">
            <text:p>0.9381256796</text:p>
          </table:table-cell>
          <table:table-cell table:formula="of:=2*[.J6]*[.M6]/([.J6]+[.M6])" office:value-type="float" office:value="0.205457275250888" calcext:value-type="float">
            <text:p>0.2054572753</text:p>
          </table:table-cell>
          <table:table-cell table:formula="of:=IF([.K6]=-1;0;2*[.K6]*[.N6]/([.K6]+[.N6]))" office:value-type="float" office:value="0.351372513594155" calcext:value-type="float">
            <text:p>0.3513725136</text:p>
          </table:table-cell>
          <table:table-cell table:formula="of:=IF(AND([.O6]&gt;0;[.P6]&gt;0;[.Q6]&gt;0);3/((1/[.O6])+(1/[.P6])+(1/[.Q6]));0)" office:value-type="float" office:value="0.341719523198369" calcext:value-type="float">
            <text:p>0.3417195232</text:p>
          </table:table-cell>
          <table:table-cell table:formula="of:=2*[.P6]*[.Q6]/([.P6]+[.Q6])" office:value-type="float" office:value="0.259296613390059" calcext:value-type="float">
            <text:p>0.25929661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[.A7];&quot;-&quot;;[.B7])" office:value-type="string" office:string-value="5-0" calcext:value-type="string">
            <text:p>5-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4667" calcext:value-type="float">
            <text:p>0.874667</text:p>
          </table:table-cell>
          <table:table-cell office:value-type="float" office:value="0.3787" calcext:value-type="float">
            <text:p>0.3787</text:p>
          </table:table-cell>
          <table:table-cell office:value-type="float" office:value="0.893854" calcext:value-type="float">
            <text:p>0.893854</text:p>
          </table:table-cell>
          <table:table-cell office:value-type="float" office:value="0.339223" calcext:value-type="float">
            <text:p>0.339223</text:p>
          </table:table-cell>
          <table:table-cell office:value-type="float" office:value="0.398649" calcext:value-type="float">
            <text:p>0.398649</text:p>
          </table:table-cell>
          <table:table-cell office:value-type="float" office:value="0.988057" calcext:value-type="float">
            <text:p>0.988057</text:p>
          </table:table-cell>
          <table:table-cell office:value-type="float" office:value="0.121519" calcext:value-type="float">
            <text:p>0.121519</text:p>
          </table:table-cell>
          <table:table-cell office:value-type="float" office:value="0.0793011" calcext:value-type="float">
            <text:p>0.0793011</text:p>
          </table:table-cell>
          <table:table-cell table:formula="of:=2*[.I7]*[.L7]/([.I7]+[.L7])" office:value-type="float" office:value="0.938597735682506" calcext:value-type="float">
            <text:p>0.9385977357</text:p>
          </table:table-cell>
          <table:table-cell table:formula="of:=2*[.J7]*[.M7]/([.J7]+[.M7])" office:value-type="float" office:value="0.178937625556168" calcext:value-type="float">
            <text:p>0.1789376256</text:p>
          </table:table-cell>
          <table:table-cell table:formula="of:=IF([.K7]=-1;0;2*[.K7]*[.N7]/([.K7]+[.N7]))" office:value-type="float" office:value="0.132287049271043" calcext:value-type="float">
            <text:p>0.1322870493</text:p>
          </table:table-cell>
          <table:table-cell table:formula="of:=IF(AND([.O7]&gt;0;[.P7]&gt;0;[.Q7]&gt;0);3/((1/[.O7])+(1/[.P7])+(1/[.Q7]));0)" office:value-type="float" office:value="0.21107024492463" calcext:value-type="float">
            <text:p>0.2110702449</text:p>
          </table:table-cell>
          <table:table-cell table:formula="of:=2*[.P7]*[.Q7]/([.P7]+[.Q7])" office:value-type="float" office:value="0.15211602679983" calcext:value-type="float">
            <text:p>0.15211602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8];&quot;-&quot;;[.B8])" office:value-type="string" office:string-value="5-1" calcext:value-type="string">
            <text:p>5-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7083" calcext:value-type="float">
            <text:p>0.897083</text:p>
          </table:table-cell>
          <table:table-cell office:value-type="float" office:value="0.453369" calcext:value-type="float">
            <text:p>0.453369</text:p>
          </table:table-cell>
          <table:table-cell office:value-type="float" office:value="0.934707" calcext:value-type="float">
            <text:p>0.934707</text:p>
          </table:table-cell>
          <table:table-cell office:value-type="float" office:value="0.403087" calcext:value-type="float">
            <text:p>0.403087</text:p>
          </table:table-cell>
          <table:table-cell office:value-type="float" office:value="0.620843" calcext:value-type="float">
            <text:p>0.620843</text:p>
          </table:table-cell>
          <table:table-cell office:value-type="float" office:value="0.979455" calcext:value-type="float">
            <text:p>0.979455</text:p>
          </table:table-cell>
          <table:table-cell office:value-type="float" office:value="0.297468" calcext:value-type="float">
            <text:p>0.297468</text:p>
          </table:table-cell>
          <table:table-cell office:value-type="float" office:value="0.375839" calcext:value-type="float">
            <text:p>0.375839</text:p>
          </table:table-cell>
          <table:table-cell table:formula="of:=2*[.I8]*[.L8]/([.I8]+[.L8])" office:value-type="float" office:value="0.956557955580562" calcext:value-type="float">
            <text:p>0.9565579556</text:p>
          </table:table-cell>
          <table:table-cell table:formula="of:=2*[.J8]*[.M8]/([.J8]+[.M8])" office:value-type="float" office:value="0.342315688892378" calcext:value-type="float">
            <text:p>0.3423156889</text:p>
          </table:table-cell>
          <table:table-cell table:formula="of:=IF([.K8]=-1;0;2*[.K8]*[.N8]/([.K8]+[.N8]))" office:value-type="float" office:value="0.46822760374322" calcext:value-type="float">
            <text:p>0.4682276037</text:p>
          </table:table-cell>
          <table:table-cell table:formula="of:=IF(AND([.O8]&gt;0;[.P8]&gt;0;[.Q8]&gt;0);3/((1/[.O8])+(1/[.P8])+(1/[.Q8]));0)" office:value-type="float" office:value="0.491609173359738" calcext:value-type="float">
            <text:p>0.4916091734</text:p>
          </table:table-cell>
          <table:table-cell table:formula="of:=2*[.P8]*[.Q8]/([.P8]+[.Q8])" office:value-type="float" office:value="0.395491903245807" calcext:value-type="float">
            <text:p>0.3954919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9];&quot;-&quot;;[.B9])" office:value-type="string" office:string-value="5-1" calcext:value-type="string">
            <text:p>5-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95333" calcext:value-type="float">
            <text:p>0.895333</text:p>
          </table:table-cell>
          <table:table-cell office:value-type="float" office:value="0.282881" calcext:value-type="float">
            <text:p>0.282881</text:p>
          </table:table-cell>
          <table:table-cell office:value-type="float" office:value="0.925395" calcext:value-type="float">
            <text:p>0.925395</text:p>
          </table:table-cell>
          <table:table-cell office:value-type="float" office:value="0.447257" calcext:value-type="float">
            <text:p>0.447257</text:p>
          </table:table-cell>
          <table:table-cell office:value-type="float" office:value="0.566845" calcext:value-type="float">
            <text:p>0.566845</text:p>
          </table:table-cell>
          <table:table-cell office:value-type="float" office:value="0.986144" calcext:value-type="float">
            <text:p>0.986144</text:p>
          </table:table-cell>
          <table:table-cell office:value-type="float" office:value="0.268354" calcext:value-type="float">
            <text:p>0.268354</text:p>
          </table:table-cell>
          <table:table-cell office:value-type="float" office:value="0.284564" calcext:value-type="float">
            <text:p>0.284564</text:p>
          </table:table-cell>
          <table:table-cell table:formula="of:=2*[.I9]*[.L9]/([.I9]+[.L9])" office:value-type="float" office:value="0.954804193772662" calcext:value-type="float">
            <text:p>0.9548041938</text:p>
          </table:table-cell>
          <table:table-cell table:formula="of:=2*[.J9]*[.M9]/([.J9]+[.M9])" office:value-type="float" office:value="0.335442593749956" calcext:value-type="float">
            <text:p>0.3354425937</text:p>
          </table:table-cell>
          <table:table-cell table:formula="of:=IF([.K9]=-1;0;2*[.K9]*[.N9]/([.K9]+[.N9]))" office:value-type="float" office:value="0.37890997295072" calcext:value-type="float">
            <text:p>0.378909973</text:p>
          </table:table-cell>
          <table:table-cell table:formula="of:=IF(AND([.O9]&gt;0;[.P9]&gt;0;[.Q9]&gt;0);3/((1/[.O9])+(1/[.P9])+(1/[.Q9]));0)" office:value-type="float" office:value="0.44993562499552" calcext:value-type="float">
            <text:p>0.449935625</text:p>
          </table:table-cell>
          <table:table-cell table:formula="of:=2*[.P9]*[.Q9]/([.P9]+[.Q9])" office:value-type="float" office:value="0.355853817986135" calcext:value-type="float">
            <text:p>0.355853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[.A10];&quot;-&quot;;[.B10])" office:value-type="string" office:string-value="5-2" calcext:value-type="string">
            <text:p>5-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375" calcext:value-type="float">
            <text:p>0.89375</text:p>
          </table:table-cell>
          <table:table-cell office:value-type="float" office:value="0.418575" calcext:value-type="float">
            <text:p>0.418575</text:p>
          </table:table-cell>
          <table:table-cell office:value-type="float" office:value="0.951684" calcext:value-type="float">
            <text:p>0.951684</text:p>
          </table:table-cell>
          <table:table-cell office:value-type="float" office:value="0.394649" calcext:value-type="float">
            <text:p>0.394649</text:p>
          </table:table-cell>
          <table:table-cell office:value-type="float" office:value="0.501863" calcext:value-type="float">
            <text:p>0.501863</text:p>
          </table:table-cell>
          <table:table-cell office:value-type="float" office:value="0.963688" calcext:value-type="float">
            <text:p>0.963688</text:p>
          </table:table-cell>
          <table:table-cell office:value-type="float" office:value="0.298734" calcext:value-type="float">
            <text:p>0.298734</text:p>
          </table:table-cell>
          <table:table-cell office:value-type="float" office:value="0.542282" calcext:value-type="float">
            <text:p>0.542282</text:p>
          </table:table-cell>
          <table:table-cell table:formula="of:=2*[.I10]*[.L10]/([.I10]+[.L10])" office:value-type="float" office:value="0.957648384326387" calcext:value-type="float">
            <text:p>0.9576483843</text:p>
          </table:table-cell>
          <table:table-cell table:formula="of:=2*[.J10]*[.M10]/([.J10]+[.M10])" office:value-type="float" office:value="0.3400575853922" calcext:value-type="float">
            <text:p>0.3400575854</text:p>
          </table:table-cell>
          <table:table-cell table:formula="of:=IF([.K10]=-1;0;2*[.K10]*[.N10]/([.K10]+[.N10]))" office:value-type="float" office:value="0.521290187408837" calcext:value-type="float">
            <text:p>0.5212901874</text:p>
          </table:table-cell>
          <table:table-cell table:formula="of:=IF(AND([.O10]&gt;0;[.P10]&gt;0;[.Q10]&gt;0);3/((1/[.O10])+(1/[.P10])+(1/[.Q10]));0)" office:value-type="float" office:value="0.508197191958487" calcext:value-type="float">
            <text:p>0.508197192</text:p>
          </table:table-cell>
          <table:table-cell table:formula="of:=2*[.P10]*[.Q10]/([.P10]+[.Q10])" office:value-type="float" office:value="0.411607687432528" calcext:value-type="float">
            <text:p>0.41160768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[.A11];&quot;-&quot;;[.B11])" office:value-type="string" office:string-value="5-2" calcext:value-type="string">
            <text:p>5-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8825" calcext:value-type="float">
            <text:p>0.88825</text:p>
          </table:table-cell>
          <table:table-cell office:value-type="float" office:value="0.327999" calcext:value-type="float">
            <text:p>0.327999</text:p>
          </table:table-cell>
          <table:table-cell office:value-type="float" office:value="0.909027" calcext:value-type="float">
            <text:p>0.909027</text:p>
          </table:table-cell>
          <table:table-cell office:value-type="float" office:value="0.465426" calcext:value-type="float">
            <text:p>0.465426</text:p>
          </table:table-cell>
          <table:table-cell office:value-type="float" office:value="0.542222" calcext:value-type="float">
            <text:p>0.542222</text:p>
          </table:table-cell>
          <table:table-cell office:value-type="float" office:value="0.990158" calcext:value-type="float">
            <text:p>0.990158</text:p>
          </table:table-cell>
          <table:table-cell office:value-type="float" office:value="0.221519" calcext:value-type="float">
            <text:p>0.221519</text:p>
          </table:table-cell>
          <table:table-cell office:value-type="float" office:value="0.163758" calcext:value-type="float">
            <text:p>0.163758</text:p>
          </table:table-cell>
          <table:table-cell table:formula="of:=2*[.I11]*[.L11]/([.I11]+[.L11])" office:value-type="float" office:value="0.947859588471897" calcext:value-type="float">
            <text:p>0.9478595885</text:p>
          </table:table-cell>
          <table:table-cell table:formula="of:=2*[.J11]*[.M11]/([.J11]+[.M11])" office:value-type="float" office:value="0.300171635557432" calcext:value-type="float">
            <text:p>0.3001716356</text:p>
          </table:table-cell>
          <table:table-cell table:formula="of:=IF([.K11]=-1;0;2*[.K11]*[.N11]/([.K11]+[.N11]))" office:value-type="float" office:value="0.251545908597977" calcext:value-type="float">
            <text:p>0.2515459086</text:p>
          </table:table-cell>
          <table:table-cell table:formula="of:=IF(AND([.O11]&gt;0;[.P11]&gt;0;[.Q11]&gt;0);3/((1/[.O11])+(1/[.P11])+(1/[.Q11]));0)" office:value-type="float" office:value="0.358772134711441" calcext:value-type="float">
            <text:p>0.3587721347</text:p>
          </table:table-cell>
          <table:table-cell table:formula="of:=2*[.P11]*[.Q11]/([.P11]+[.Q11])" office:value-type="float" office:value="0.273715953395044" calcext:value-type="float">
            <text:p>0.27371595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NCATENATE([.A12];&quot;-&quot;;[.B12])" office:value-type="string" office:string-value="5-3" calcext:value-type="string">
            <text:p>5-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88583" calcext:value-type="float">
            <text:p>0.888583</text:p>
          </table:table-cell>
          <table:table-cell office:value-type="float" office:value="0.335963" calcext:value-type="float">
            <text:p>0.335963</text:p>
          </table:table-cell>
          <table:table-cell office:value-type="float" office:value="0.906863" calcext:value-type="float">
            <text:p>0.906863</text:p>
          </table:table-cell>
          <table:table-cell office:value-type="float" office:value="0.506211" calcext:value-type="float">
            <text:p>0.506211</text:p>
          </table:table-cell>
          <table:table-cell office:value-type="float" office:value="0.551181" calcext:value-type="float">
            <text:p>0.551181</text:p>
          </table:table-cell>
          <table:table-cell office:value-type="float" office:value="0.990345" calcext:value-type="float">
            <text:p>0.990345</text:p>
          </table:table-cell>
          <table:table-cell office:value-type="float" office:value="0.206329" calcext:value-type="float">
            <text:p>0.206329</text:p>
          </table:table-cell>
          <table:table-cell office:value-type="float" office:value="0.186916" calcext:value-type="float">
            <text:p>0.186916</text:p>
          </table:table-cell>
          <table:table-cell table:formula="of:=2*[.I12]*[.L12]/([.I12]+[.L12])" office:value-type="float" office:value="0.946767289337806" calcext:value-type="float">
            <text:p>0.9467672893</text:p>
          </table:table-cell>
          <table:table-cell table:formula="of:=2*[.J12]*[.M12]/([.J12]+[.M12])" office:value-type="float" office:value="0.293165322421197" calcext:value-type="float">
            <text:p>0.2931653224</text:p>
          </table:table-cell>
          <table:table-cell table:formula="of:=IF([.K12]=-1;0;2*[.K12]*[.N12]/([.K12]+[.N12]))" office:value-type="float" office:value="0.279162624413864" calcext:value-type="float">
            <text:p>0.2791626244</text:p>
          </table:table-cell>
          <table:table-cell table:formula="of:=IF(AND([.O12]&gt;0;[.P12]&gt;0;[.Q12]&gt;0);3/((1/[.O12])+(1/[.P12])+(1/[.Q12]));0)" office:value-type="float" office:value="0.372698039171376" calcext:value-type="float">
            <text:p>0.3726980392</text:p>
          </table:table-cell>
          <table:table-cell table:formula="of:=2*[.P12]*[.Q12]/([.P12]+[.Q12])" office:value-type="float" office:value="0.28599267691474" calcext:value-type="float">
            <text:p>0.28599267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NCATENATE([.A13];&quot;-&quot;;[.B13])" office:value-type="string" office:string-value="5-3" calcext:value-type="string">
            <text:p>5-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1667" calcext:value-type="float">
            <text:p>0.891667</text:p>
          </table:table-cell>
          <table:table-cell office:value-type="float" office:value="0.421738" calcext:value-type="float">
            <text:p>0.421738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365566" calcext:value-type="float">
            <text:p>0.365566</text:p>
          </table:table-cell>
          <table:table-cell office:value-type="float" office:value="0.56998" calcext:value-type="float">
            <text:p>0.56998</text:p>
          </table:table-cell>
          <table:table-cell office:value-type="float" office:value="0.966351" calcext:value-type="float">
            <text:p>0.966351</text:p>
          </table:table-cell>
          <table:table-cell office:value-type="float" office:value="0.392405" calcext:value-type="float">
            <text:p>0.392405</text:p>
          </table:table-cell>
          <table:table-cell office:value-type="float" office:value="0.375167" calcext:value-type="float">
            <text:p>0.375167</text:p>
          </table:table-cell>
          <table:table-cell table:formula="of:=2*[.I13]*[.L13]/([.I13]+[.L13])" office:value-type="float" office:value="0.957291353706043" calcext:value-type="float">
            <text:p>0.9572913537</text:p>
          </table:table-cell>
          <table:table-cell table:formula="of:=2*[.J13]*[.M13]/([.J13]+[.M13])" office:value-type="float" office:value="0.378510328838438" calcext:value-type="float">
            <text:p>0.3785103288</text:p>
          </table:table-cell>
          <table:table-cell table:formula="of:=IF([.K13]=-1;0;2*[.K13]*[.N13]/([.K13]+[.N13]))" office:value-type="float" office:value="0.452496144324639" calcext:value-type="float">
            <text:p>0.4524961443</text:p>
          </table:table-cell>
          <table:table-cell table:formula="of:=IF(AND([.O13]&gt;0;[.P13]&gt;0;[.Q13]&gt;0);3/((1/[.O13])+(1/[.P13])+(1/[.Q13]));0)" office:value-type="float" office:value="0.508775230980056" calcext:value-type="float">
            <text:p>0.508775231</text:p>
          </table:table-cell>
          <table:table-cell table:formula="of:=2*[.P13]*[.Q13]/([.P13]+[.Q13])" office:value-type="float" office:value="0.41220969972597" calcext:value-type="float">
            <text:p>0.41220969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[.A14];&quot;-&quot;;[.B14])" office:value-type="string" office:string-value="5-4" calcext:value-type="string">
            <text:p>5-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84417" calcext:value-type="float">
            <text:p>0.884417</text:p>
          </table:table-cell>
          <table:table-cell office:value-type="float" office:value="0.36275" calcext:value-type="float">
            <text:p>0.36275</text:p>
          </table:table-cell>
          <table:table-cell office:value-type="float" office:value="0.898238" calcext:value-type="float">
            <text:p>0.898238</text:p>
          </table:table-cell>
          <table:table-cell office:value-type="float" office:value="0.490119" calcext:value-type="float">
            <text:p>0.490119</text:p>
          </table:table-cell>
          <table:table-cell office:value-type="float" office:value="0.532164" calcext:value-type="float">
            <text:p>0.532164</text:p>
          </table:table-cell>
          <table:table-cell office:value-type="float" office:value="0.994073" calcext:value-type="float">
            <text:p>0.994073</text:p>
          </table:table-cell>
          <table:table-cell office:value-type="float" office:value="0.156962" calcext:value-type="float">
            <text:p>0.156962</text:p>
          </table:table-cell>
          <table:table-cell office:value-type="float" office:value="0.121333" calcext:value-type="float">
            <text:p>0.121333</text:p>
          </table:table-cell>
          <table:table-cell table:formula="of:=2*[.I14]*[.L14]/([.I14]+[.L14])" office:value-type="float" office:value="0.943728745828778" calcext:value-type="float">
            <text:p>0.9437287458</text:p>
          </table:table-cell>
          <table:table-cell table:formula="of:=2*[.J14]*[.M14]/([.J14]+[.M14])" office:value-type="float" office:value="0.2377756678932" calcext:value-type="float">
            <text:p>0.2377756679</text:p>
          </table:table-cell>
          <table:table-cell table:formula="of:=IF([.K14]=-1;0;2*[.K14]*[.N14]/([.K14]+[.N14]))" office:value-type="float" office:value="0.197610867722423" calcext:value-type="float">
            <text:p>0.1976108677</text:p>
          </table:table-cell>
          <table:table-cell table:formula="of:=IF(AND([.O14]&gt;0;[.P14]&gt;0;[.Q14]&gt;0);3/((1/[.O14])+(1/[.P14])+(1/[.Q14]));0)" office:value-type="float" office:value="0.290536591729492" calcext:value-type="float">
            <text:p>0.2905365917</text:p>
          </table:table-cell>
          <table:table-cell table:formula="of:=2*[.P14]*[.Q14]/([.P14]+[.Q14])" office:value-type="float" office:value="0.215840648306754" calcext:value-type="float">
            <text:p>0.21584064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[.A15];&quot;-&quot;;[.B15])" office:value-type="string" office:string-value="5-4" calcext:value-type="string">
            <text:p>5-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8425" calcext:value-type="float">
            <text:p>0.88425</text:p>
          </table:table-cell>
          <table:table-cell office:value-type="float" office:value="0.477358" calcext:value-type="float">
            <text:p>0.477358</text:p>
          </table:table-cell>
          <table:table-cell office:value-type="float" office:value="0.932584" calcext:value-type="float">
            <text:p>0.932584</text:p>
          </table:table-cell>
          <table:table-cell office:value-type="float" office:value="0.370899" calcext:value-type="float">
            <text:p>0.370899</text:p>
          </table:table-cell>
          <table:table-cell office:value-type="float" office:value="0.510204" calcext:value-type="float">
            <text:p>0.510204</text:p>
          </table:table-cell>
          <table:table-cell office:value-type="float" office:value="0.968069" calcext:value-type="float">
            <text:p>0.968069</text:p>
          </table:table-cell>
          <table:table-cell office:value-type="float" office:value="0.329114" calcext:value-type="float">
            <text:p>0.329114</text:p>
          </table:table-cell>
          <table:table-cell office:value-type="float" office:value="0.3" calcext:value-type="float">
            <text:p>0.3</text:p>
          </table:table-cell>
          <table:table-cell table:formula="of:=2*[.I15]*[.L15]/([.I15]+[.L15])" office:value-type="float" office:value="0.949995249312736" calcext:value-type="float">
            <text:p>0.9499952493</text:p>
          </table:table-cell>
          <table:table-cell table:formula="of:=2*[.J15]*[.M15]/([.J15]+[.M15])" office:value-type="float" office:value="0.348759390142754" calcext:value-type="float">
            <text:p>0.3487593901</text:p>
          </table:table-cell>
          <table:table-cell table:formula="of:=IF([.K15]=-1;0;2*[.K15]*[.N15]/([.K15]+[.N15]))" office:value-type="float" office:value="0.377833730764104" calcext:value-type="float">
            <text:p>0.3778337308</text:p>
          </table:table-cell>
          <table:table-cell table:formula="of:=IF(AND([.O15]&gt;0;[.P15]&gt;0;[.Q15]&gt;0);3/((1/[.O15])+(1/[.P15])+(1/[.Q15]));0)" office:value-type="float" office:value="0.456856735947005" calcext:value-type="float">
            <text:p>0.4568567359</text:p>
          </table:table-cell>
          <table:table-cell table:formula="of:=2*[.P15]*[.Q15]/([.P15]+[.Q15])" office:value-type="float" office:value="0.36271486124775" calcext:value-type="float">
            <text:p>0.362714861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16];&quot;-&quot;;[.B16])" office:value-type="string" office:string-value="5-5" calcext:value-type="string">
            <text:p>5-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49583" calcext:value-type="float">
            <text:p>0.849583</text:p>
          </table:table-cell>
          <table:table-cell office:value-type="float" office:value="0.679771" calcext:value-type="float">
            <text:p>0.679771</text:p>
          </table:table-cell>
          <table:table-cell office:value-type="float" office:value="0.895529" calcext:value-type="float">
            <text:p>0.895529</text:p>
          </table:table-cell>
          <table:table-cell office:value-type="float" office:value="0.226766" calcext:value-type="float">
            <text:p>0.226766</text:p>
          </table:table-cell>
          <table:table-cell office:value-type="float" office:value="0.259136" calcext:value-type="float">
            <text:p>0.259136</text:p>
          </table:table-cell>
          <table:table-cell office:value-type="float" office:value="0.956002" calcext:value-type="float">
            <text:p>0.956002</text:p>
          </table:table-cell>
          <table:table-cell office:value-type="float" office:value="0.154822" calcext:value-type="float">
            <text:p>0.154822</text:p>
          </table:table-cell>
          <table:table-cell office:value-type="float" office:value="0.103038" calcext:value-type="float">
            <text:p>0.103038</text:p>
          </table:table-cell>
          <table:table-cell table:formula="of:=2*[.I16]*[.L16]/([.I16]+[.L16])" office:value-type="float" office:value="0.924777943289094" calcext:value-type="float">
            <text:p>0.9247779433</text:p>
          </table:table-cell>
          <table:table-cell table:formula="of:=2*[.J16]*[.M16]/([.J16]+[.M16])" office:value-type="float" office:value="0.184011895824816" calcext:value-type="float">
            <text:p>0.1840118958</text:p>
          </table:table-cell>
          <table:table-cell table:formula="of:=IF([.K16]=-1;0;2*[.K16]*[.N16]/([.K16]+[.N16]))" office:value-type="float" office:value="0.147447664205603" calcext:value-type="float">
            <text:p>0.1474476642</text:p>
          </table:table-cell>
          <table:table-cell table:formula="of:=IF(AND([.O16]&gt;0;[.P16]&gt;0;[.Q16]&gt;0);3/((1/[.O16])+(1/[.P16])+(1/[.Q16]));0)" office:value-type="float" office:value="0.225600559549318" calcext:value-type="float">
            <text:p>0.2256005595</text:p>
          </table:table-cell>
          <table:table-cell table:formula="of:=2*[.P16]*[.Q16]/([.P16]+[.Q16])" office:value-type="float" office:value="0.163713028659809" calcext:value-type="float">
            <text:p>0.163713028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17];&quot;-&quot;;[.B17])" office:value-type="string" office:string-value="5-5" calcext:value-type="string">
            <text:p>5-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15" calcext:value-type="float">
            <text:p>0.8715</text:p>
          </table:table-cell>
          <table:table-cell office:value-type="float" office:value="0.403299" calcext:value-type="float">
            <text:p>0.403299</text:p>
          </table:table-cell>
          <table:table-cell office:value-type="float" office:value="0.871748" calcext:value-type="float">
            <text:p>0.871748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.999904" calcext:value-type="float">
            <text:p>0.999904</text:p>
          </table:table-cell>
          <table:table-cell office:value-type="float" office:value="0.00507614" calcext:value-type="float">
            <text:p>0.00507614</text:p>
          </table:table-cell>
          <table:table-cell office:value-type="float" office:value="0" calcext:value-type="float">
            <text:p>0</text:p>
          </table:table-cell>
          <table:table-cell table:formula="of:=2*[.I17]*[.L17]/([.I17]+[.L17])" office:value-type="float" office:value="0.931438442821636" calcext:value-type="float">
            <text:p>0.9314384428</text:p>
          </table:table-cell>
          <table:table-cell table:formula="of:=2*[.J17]*[.M17]/([.J17]+[.M17])" office:value-type="float" office:value="0.010050247077599" calcext:value-type="float">
            <text:p>0.0100502471</text:p>
          </table:table-cell>
          <table:table-cell table:formula="of:=IF([.K17]=-1;0;2*[.K17]*[.N17]/([.K17]+[.N17]))" office:value-type="float" office:value="0" calcext:value-type="float">
            <text:p>0</text:p>
          </table:table-cell>
          <table:table-cell table:formula="of:=IF(AND([.O17]&gt;0;[.P17]&gt;0;[.Q17]&gt;0);3/((1/[.O17])+(1/[.P17])+(1/[.Q17]));0)" office:value-type="float" office:value="0" calcext:value-type="float">
            <text:p>0</text:p>
          </table:table-cell>
          <table:table-cell table:formula="of:=2*[.P17]*[.Q17]/([.P17]+[.Q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[.A18];&quot;-&quot;;[.B18])" office:value-type="string" office:string-value="8-0" calcext:value-type="string">
            <text:p>8-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45" calcext:value-type="float">
            <text:p>0.8745</text:p>
          </table:table-cell>
          <table:table-cell office:value-type="float" office:value="0.402054" calcext:value-type="float">
            <text:p>0.402054</text:p>
          </table:table-cell>
          <table:table-cell office:value-type="float" office:value="0.885238" calcext:value-type="float">
            <text:p>0.885238</text:p>
          </table:table-cell>
          <table:table-cell office:value-type="float" office:value="0.38914" calcext:value-type="float">
            <text:p>0.38914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0.993408" calcext:value-type="float">
            <text:p>0.993408</text:p>
          </table:table-cell>
          <table:table-cell office:value-type="float" office:value="0.108999" calcext:value-type="float">
            <text:p>0.108999</text:p>
          </table:table-cell>
          <table:table-cell office:value-type="float" office:value="0.0134409" calcext:value-type="float">
            <text:p>0.0134409</text:p>
          </table:table-cell>
          <table:table-cell table:formula="of:=2*[.I18]*[.L18]/([.I18]+[.L18])" office:value-type="float" office:value="0.936208855850437" calcext:value-type="float">
            <text:p>0.9362088559</text:p>
          </table:table-cell>
          <table:table-cell table:formula="of:=2*[.J18]*[.M18]/([.J18]+[.M18])" office:value-type="float" office:value="0.170297330102642" calcext:value-type="float">
            <text:p>0.1702973301</text:p>
          </table:table-cell>
          <table:table-cell table:formula="of:=IF([.K18]=-1;0;2*[.K18]*[.N18]/([.K18]+[.N18]))" office:value-type="float" office:value="0.0257400976013908" calcext:value-type="float">
            <text:p>0.0257400976</text:p>
          </table:table-cell>
          <table:table-cell table:formula="of:=IF(AND([.O18]&gt;0;[.P18]&gt;0;[.Q18]&gt;0);3/((1/[.O18])+(1/[.P18])+(1/[.Q18]));0)" office:value-type="float" office:value="0.0655163281651594" calcext:value-type="float">
            <text:p>0.0655163282</text:p>
          </table:table-cell>
          <table:table-cell table:formula="of:=2*[.P18]*[.Q18]/([.P18]+[.Q18])" office:value-type="float" office:value="0.0447207449050619" calcext:value-type="float">
            <text:p>0.04472074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[.A19];&quot;-&quot;;[.B19])" office:value-type="string" office:string-value="8-0" calcext:value-type="string">
            <text:p>8-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77583" calcext:value-type="float">
            <text:p>0.877583</text:p>
          </table:table-cell>
          <table:table-cell office:value-type="float" office:value="0.710403" calcext:value-type="float">
            <text:p>0.710403</text:p>
          </table:table-cell>
          <table:table-cell office:value-type="float" office:value="0.899397" calcext:value-type="float">
            <text:p>0.899397</text:p>
          </table:table-cell>
          <table:table-cell office:value-type="float" office:value="0.322344" calcext:value-type="float">
            <text:p>0.322344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98395" calcext:value-type="float">
            <text:p>0.98395</text:p>
          </table:table-cell>
          <table:table-cell office:value-type="float" office:value="0.111534" calcext:value-type="float">
            <text:p>0.111534</text:p>
          </table:table-cell>
          <table:table-cell office:value-type="float" office:value="0.193548" calcext:value-type="float">
            <text:p>0.193548</text:p>
          </table:table-cell>
          <table:table-cell table:formula="of:=2*[.I19]*[.L19]/([.I19]+[.L19])" office:value-type="float" office:value="0.93977549346987" calcext:value-type="float">
            <text:p>0.9397754935</text:p>
          </table:table-cell>
          <table:table-cell table:formula="of:=2*[.J19]*[.M19]/([.J19]+[.M19])" office:value-type="float" office:value="0.165725460594914" calcext:value-type="float">
            <text:p>0.1657254606</text:p>
          </table:table-cell>
          <table:table-cell table:formula="of:=IF([.K19]=-1;0;2*[.K19]*[.N19]/([.K19]+[.N19]))" office:value-type="float" office:value="0.28235251017284" calcext:value-type="float">
            <text:p>0.2823525102</text:p>
          </table:table-cell>
          <table:table-cell table:formula="of:=IF(AND([.O19]&gt;0;[.P19]&gt;0;[.Q19]&gt;0);3/((1/[.O19])+(1/[.P19])+(1/[.Q19]));0)" office:value-type="float" office:value="0.281959343037623" calcext:value-type="float">
            <text:p>0.281959343</text:p>
          </table:table-cell>
          <table:table-cell table:formula="of:=2*[.P19]*[.Q19]/([.P19]+[.Q19])" office:value-type="float" office:value="0.208860969970682" calcext:value-type="float">
            <text:p>0.208860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[.A20];&quot;-&quot;;[.B20])" office:value-type="string" office:string-value="8-2" calcext:value-type="string">
            <text:p>8-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86417" calcext:value-type="float">
            <text:p>0.886417</text:p>
          </table:table-cell>
          <table:table-cell office:value-type="float" office:value="0.424107" calcext:value-type="float">
            <text:p>0.424107</text:p>
          </table:table-cell>
          <table:table-cell office:value-type="float" office:value="0.948476" calcext:value-type="float">
            <text:p>0.948476</text:p>
          </table:table-cell>
          <table:table-cell office:value-type="float" office:value="0.342217" calcext:value-type="float">
            <text:p>0.342217</text:p>
          </table:table-cell>
          <table:table-cell office:value-type="float" office:value="0.569892" calcext:value-type="float">
            <text:p>0.569892</text:p>
          </table:table-cell>
          <table:table-cell office:value-type="float" office:value="0.96044" calcext:value-type="float">
            <text:p>0.96044</text:p>
          </table:table-cell>
          <table:table-cell office:value-type="float" office:value="0.406329" calcext:value-type="float">
            <text:p>0.406329</text:p>
          </table:table-cell>
          <table:table-cell office:value-type="float" office:value="0.355705" calcext:value-type="float">
            <text:p>0.355705</text:p>
          </table:table-cell>
          <table:table-cell table:formula="of:=2*[.I20]*[.L20]/([.I20]+[.L20])" office:value-type="float" office:value="0.954420508225611" calcext:value-type="float">
            <text:p>0.9544205082</text:p>
          </table:table-cell>
          <table:table-cell table:formula="of:=2*[.J20]*[.M20]/([.J20]+[.M20])" office:value-type="float" office:value="0.371527444921221" calcext:value-type="float">
            <text:p>0.3715274449</text:p>
          </table:table-cell>
          <table:table-cell table:formula="of:=IF([.K20]=-1;0;2*[.K20]*[.N20]/([.K20]+[.N20]))" office:value-type="float" office:value="0.438016618161035" calcext:value-type="float">
            <text:p>0.4380166182</text:p>
          </table:table-cell>
          <table:table-cell table:formula="of:=IF(AND([.O20]&gt;0;[.P20]&gt;0;[.Q20]&gt;0);3/((1/[.O20])+(1/[.P20])+(1/[.Q20]));0)" office:value-type="float" office:value="0.498143105639702" calcext:value-type="float">
            <text:p>0.4981431056</text:p>
          </table:table-cell>
          <table:table-cell table:formula="of:=2*[.P20]*[.Q20]/([.P20]+[.Q20])" office:value-type="float" office:value="0.402041599462309" calcext:value-type="float">
            <text:p>0.4020415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[.A21];&quot;-&quot;;[.B21])" office:value-type="string" office:string-value="8-2" calcext:value-type="string">
            <text:p>8-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8825" calcext:value-type="float">
            <text:p>0.88825</text:p>
          </table:table-cell>
          <table:table-cell office:value-type="float" office:value="0.316287" calcext:value-type="float">
            <text:p>0.316287</text:p>
          </table:table-cell>
          <table:table-cell office:value-type="float" office:value="0.919279" calcext:value-type="float">
            <text:p>0.919279</text:p>
          </table:table-cell>
          <table:table-cell office:value-type="float" office:value="0.417886" calcext:value-type="float">
            <text:p>0.417886</text:p>
          </table:table-cell>
          <table:table-cell office:value-type="float" office:value="0.575269" calcext:value-type="float">
            <text:p>0.575269</text:p>
          </table:table-cell>
          <table:table-cell office:value-type="float" office:value="0.983755" calcext:value-type="float">
            <text:p>0.983755</text:p>
          </table:table-cell>
          <table:table-cell office:value-type="float" office:value="0.325316" calcext:value-type="float">
            <text:p>0.325316</text:p>
          </table:table-cell>
          <table:table-cell office:value-type="float" office:value="0.143624" calcext:value-type="float">
            <text:p>0.143624</text:p>
          </table:table-cell>
          <table:table-cell table:formula="of:=2*[.I21]*[.L21]/([.I21]+[.L21])" office:value-type="float" office:value="0.950424756094741" calcext:value-type="float">
            <text:p>0.9504247561</text:p>
          </table:table-cell>
          <table:table-cell table:formula="of:=2*[.J21]*[.M21]/([.J21]+[.M21])" office:value-type="float" office:value="0.365835942249886" calcext:value-type="float">
            <text:p>0.3658359422</text:p>
          </table:table-cell>
          <table:table-cell table:formula="of:=IF([.K21]=-1;0;2*[.K21]*[.N21]/([.K21]+[.N21]))" office:value-type="float" office:value="0.229860173505654" calcext:value-type="float">
            <text:p>0.2298601735</text:p>
          </table:table-cell>
          <table:table-cell table:formula="of:=IF(AND([.O21]&gt;0;[.P21]&gt;0;[.Q21]&gt;0);3/((1/[.O21])+(1/[.P21])+(1/[.Q21]));0)" office:value-type="float" office:value="0.36872713274499" calcext:value-type="float">
            <text:p>0.3687271327</text:p>
          </table:table-cell>
          <table:table-cell table:formula="of:=2*[.P21]*[.Q21]/([.P21]+[.Q21])" office:value-type="float" office:value="0.282328895341236" calcext:value-type="float">
            <text:p>0.28232889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NCATENATE([.A22];&quot;-&quot;;[.B22])" office:value-type="string" office:string-value="8-4" calcext:value-type="string">
            <text:p>8-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5583" calcext:value-type="float">
            <text:p>0.895583</text:p>
          </table:table-cell>
          <table:table-cell office:value-type="float" office:value="0.446206" calcext:value-type="float">
            <text:p>0.446206</text:p>
          </table:table-cell>
          <table:table-cell office:value-type="float" office:value="0.934525" calcext:value-type="float">
            <text:p>0.934525</text:p>
          </table:table-cell>
          <table:table-cell office:value-type="float" office:value="0.401835" calcext:value-type="float">
            <text:p>0.401835</text:p>
          </table:table-cell>
          <table:table-cell office:value-type="float" office:value="0.572597" calcext:value-type="float">
            <text:p>0.572597</text:p>
          </table:table-cell>
          <table:table-cell office:value-type="float" office:value="0.979358" calcext:value-type="float">
            <text:p>0.979358</text:p>
          </table:table-cell>
          <table:table-cell office:value-type="float" office:value="0.277215" calcext:value-type="float">
            <text:p>0.277215</text:p>
          </table:table-cell>
          <table:table-cell office:value-type="float" office:value="0.375335" calcext:value-type="float">
            <text:p>0.375335</text:p>
          </table:table-cell>
          <table:table-cell table:formula="of:=2*[.I22]*[.L22]/([.I22]+[.L22])" office:value-type="float" office:value="0.956416390082361" calcext:value-type="float">
            <text:p>0.9564163901</text:p>
          </table:table-cell>
          <table:table-cell table:formula="of:=2*[.J22]*[.M22]/([.J22]+[.M22])" office:value-type="float" office:value="0.328089800530152" calcext:value-type="float">
            <text:p>0.3280898005</text:p>
          </table:table-cell>
          <table:table-cell table:formula="of:=IF([.K22]=-1;0;2*[.K22]*[.N22]/([.K22]+[.N22]))" office:value-type="float" office:value="0.453441164545558" calcext:value-type="float">
            <text:p>0.4534411645</text:p>
          </table:table-cell>
          <table:table-cell table:formula="of:=IF(AND([.O22]&gt;0;[.P22]&gt;0;[.Q22]&gt;0);3/((1/[.O22])+(1/[.P22])+(1/[.Q22]));0)" office:value-type="float" office:value="0.476275639055585" calcext:value-type="float">
            <text:p>0.4762756391</text:p>
          </table:table-cell>
          <table:table-cell table:formula="of:=2*[.P22]*[.Q22]/([.P22]+[.Q22])" office:value-type="float" office:value="0.38071280058238" calcext:value-type="float">
            <text:p>0.3807128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NCATENATE([.A23];&quot;-&quot;;[.B23])" office:value-type="string" office:string-value="8-4" calcext:value-type="string">
            <text:p>8-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90667" calcext:value-type="float">
            <text:p>0.890667</text:p>
          </table:table-cell>
          <table:table-cell office:value-type="float" office:value="0.310994" calcext:value-type="float">
            <text:p>0.310994</text:p>
          </table:table-cell>
          <table:table-cell office:value-type="float" office:value="0.920754" calcext:value-type="float">
            <text:p>0.920754</text:p>
          </table:table-cell>
          <table:table-cell office:value-type="float" office:value="0.432479" calcext:value-type="float">
            <text:p>0.432479</text:p>
          </table:table-cell>
          <table:table-cell office:value-type="float" office:value="0.581081" calcext:value-type="float">
            <text:p>0.581081</text:p>
          </table:table-cell>
          <table:table-cell office:value-type="float" office:value="0.984901" calcext:value-type="float">
            <text:p>0.984901</text:p>
          </table:table-cell>
          <table:table-cell office:value-type="float" office:value="0.320253" calcext:value-type="float">
            <text:p>0.320253</text:p>
          </table:table-cell>
          <table:table-cell office:value-type="float" office:value="0.172922" calcext:value-type="float">
            <text:p>0.172922</text:p>
          </table:table-cell>
          <table:table-cell table:formula="of:=2*[.I23]*[.L23]/([.I23]+[.L23])" office:value-type="float" office:value="0.951747861343213" calcext:value-type="float">
            <text:p>0.9517478613</text:p>
          </table:table-cell>
          <table:table-cell table:formula="of:=2*[.J23]*[.M23]/([.J23]+[.M23])" office:value-type="float" office:value="0.36800002440975" calcext:value-type="float">
            <text:p>0.3680000244</text:p>
          </table:table-cell>
          <table:table-cell table:formula="of:=IF([.K23]=-1;0;2*[.K23]*[.N23]/([.K23]+[.N23]))" office:value-type="float" office:value="0.2665286177429" calcext:value-type="float">
            <text:p>0.2665286177</text:p>
          </table:table-cell>
          <table:table-cell table:formula="of:=IF(AND([.O23]&gt;0;[.P23]&gt;0;[.Q23]&gt;0);3/((1/[.O23])+(1/[.P23])+(1/[.Q23]));0)" office:value-type="float" office:value="0.398934478467642" calcext:value-type="float">
            <text:p>0.3989344785</text:p>
          </table:table-cell>
          <table:table-cell table:formula="of:=2*[.P23]*[.Q23]/([.P23]+[.Q23])" office:value-type="float" office:value="0.309150860400997" calcext:value-type="float">
            <text:p>0.3091508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NCATENATE([.A24];&quot;-&quot;;[.B24])" office:value-type="string" office:string-value="8-6" calcext:value-type="string">
            <text:p>8-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885" calcext:value-type="float">
            <text:p>0.8885</text:p>
          </table:table-cell>
          <table:table-cell office:value-type="float" office:value="0.32436" calcext:value-type="float">
            <text:p>0.32436</text:p>
          </table:table-cell>
          <table:table-cell office:value-type="float" office:value="0.912333" calcext:value-type="float">
            <text:p>0.912333</text:p>
          </table:table-cell>
          <table:table-cell office:value-type="float" office:value="0.435518" calcext:value-type="float">
            <text:p>0.435518</text:p>
          </table:table-cell>
          <table:table-cell office:value-type="float" office:value="0.61" calcext:value-type="float">
            <text:p>0.61</text:p>
          </table:table-cell>
          <table:table-cell office:value-type="float" office:value="0.987482" calcext:value-type="float">
            <text:p>0.987482</text:p>
          </table:table-cell>
          <table:table-cell office:value-type="float" office:value="0.262087" calcext:value-type="float">
            <text:p>0.262087</text:p>
          </table:table-cell>
          <table:table-cell office:value-type="float" office:value="0.162884" calcext:value-type="float">
            <text:p>0.162884</text:p>
          </table:table-cell>
          <table:table-cell table:formula="of:=2*[.I24]*[.L24]/([.I24]+[.L24])" office:value-type="float" office:value="0.948421204702563" calcext:value-type="float">
            <text:p>0.9484212047</text:p>
          </table:table-cell>
          <table:table-cell table:formula="of:=2*[.J24]*[.M24]/([.J24]+[.M24])" office:value-type="float" office:value="0.32724423152357" calcext:value-type="float">
            <text:p>0.3272442315</text:p>
          </table:table-cell>
          <table:table-cell table:formula="of:=IF([.K24]=-1;0;2*[.K24]*[.N24]/([.K24]+[.N24]))" office:value-type="float" office:value="0.257112943210107" calcext:value-type="float">
            <text:p>0.2571129432</text:p>
          </table:table-cell>
          <table:table-cell table:formula="of:=IF(AND([.O24]&gt;0;[.P24]&gt;0;[.Q24]&gt;0);3/((1/[.O24])+(1/[.P24])+(1/[.Q24]));0)" office:value-type="float" office:value="0.375021244049305" calcext:value-type="float">
            <text:p>0.375021244</text:p>
          </table:table-cell>
          <table:table-cell table:formula="of:=2*[.P24]*[.Q24]/([.P24]+[.Q24])" office:value-type="float" office:value="0.287970204366537" calcext:value-type="float">
            <text:p>0.28797020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NCATENATE([.A25];&quot;-&quot;;[.B25])" office:value-type="string" office:string-value="8-6" calcext:value-type="string">
            <text:p>8-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6" calcext:value-type="float">
            <text:p>0.896</text:p>
          </table:table-cell>
          <table:table-cell office:value-type="float" office:value="0.426578" calcext:value-type="float">
            <text:p>0.426578</text:p>
          </table:table-cell>
          <table:table-cell office:value-type="float" office:value="0.933497" calcext:value-type="float">
            <text:p>0.933497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599034" calcext:value-type="float">
            <text:p>0.599034</text:p>
          </table:table-cell>
          <table:table-cell office:value-type="float" office:value="0.980506" calcext:value-type="float">
            <text:p>0.980506</text:p>
          </table:table-cell>
          <table:table-cell office:value-type="float" office:value="0.30916" calcext:value-type="float">
            <text:p>0.30916</text:p>
          </table:table-cell>
          <table:table-cell office:value-type="float" office:value="0.331108" calcext:value-type="float">
            <text:p>0.331108</text:p>
          </table:table-cell>
          <table:table-cell table:formula="of:=2*[.I25]*[.L25]/([.I25]+[.L25])" office:value-type="float" office:value="0.956424216139682" calcext:value-type="float">
            <text:p>0.9564242161</text:p>
          </table:table-cell>
          <table:table-cell table:formula="of:=2*[.J25]*[.M25]/([.J25]+[.M25])" office:value-type="float" office:value="0.352173748619911" calcext:value-type="float">
            <text:p>0.3521737486</text:p>
          </table:table-cell>
          <table:table-cell table:formula="of:=IF([.K25]=-1;0;2*[.K25]*[.N25]/([.K25]+[.N25]))" office:value-type="float" office:value="0.426483159930419" calcext:value-type="float">
            <text:p>0.4264831599</text:p>
          </table:table-cell>
          <table:table-cell table:formula="of:=IF(AND([.O25]&gt;0;[.P25]&gt;0;[.Q25]&gt;0);3/((1/[.O25])+(1/[.P25])+(1/[.Q25]));0)" office:value-type="float" office:value="0.481554294579854" calcext:value-type="float">
            <text:p>0.4815542946</text:p>
          </table:table-cell>
          <table:table-cell table:formula="of:=2*[.P25]*[.Q25]/([.P25]+[.Q25])" office:value-type="float" office:value="0.385782676572124" calcext:value-type="float">
            <text:p>0.385782676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26];&quot;-&quot;;[.B26])" office:value-type="string" office:string-value="8-8" calcext:value-type="string">
            <text:p>8-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56917" calcext:value-type="float">
            <text:p>0.856917</text:p>
          </table:table-cell>
          <table:table-cell office:value-type="float" office:value="0.696563" calcext:value-type="float">
            <text:p>0.696563</text:p>
          </table:table-cell>
          <table:table-cell office:value-type="float" office:value="0.886219" calcext:value-type="float">
            <text:p>0.886219</text:p>
          </table:table-cell>
          <table:table-cell office:value-type="float" office:value="0.241935" calcext:value-type="float">
            <text:p>0.241935</text:p>
          </table:table-cell>
          <table:table-cell office:value-type="float" office:value="0.265372" calcext:value-type="float">
            <text:p>0.265372</text:p>
          </table:table-cell>
          <table:table-cell office:value-type="float" office:value="0.969874" calcext:value-type="float">
            <text:p>0.969874</text:p>
          </table:table-cell>
          <table:table-cell office:value-type="float" office:value="0.0763359" calcext:value-type="float">
            <text:p>0.0763359</text:p>
          </table:table-cell>
          <table:table-cell office:value-type="float" office:value="0.108179" calcext:value-type="float">
            <text:p>0.108179</text:p>
          </table:table-cell>
          <table:table-cell table:formula="of:=2*[.I26]*[.L26]/([.I26]+[.L26])" office:value-type="float" office:value="0.926161314552665" calcext:value-type="float">
            <text:p>0.9261613146</text:p>
          </table:table-cell>
          <table:table-cell table:formula="of:=2*[.J26]*[.M26]/([.J26]+[.M26])" office:value-type="float" office:value="0.116054128520704" calcext:value-type="float">
            <text:p>0.1160541285</text:p>
          </table:table-cell>
          <table:table-cell table:formula="of:=IF([.K26]=-1;0;2*[.K26]*[.N26]/([.K26]+[.N26]))" office:value-type="float" office:value="0.153701516462277" calcext:value-type="float">
            <text:p>0.1537015165</text:p>
          </table:table-cell>
          <table:table-cell table:formula="of:=IF(AND([.O26]&gt;0;[.P26]&gt;0;[.Q26]&gt;0);3/((1/[.O26])+(1/[.P26])+(1/[.Q26]));0)" office:value-type="float" office:value="0.185156484866897" calcext:value-type="float">
            <text:p>0.1851564849</text:p>
          </table:table-cell>
          <table:table-cell table:formula="of:=2*[.P26]*[.Q26]/([.P26]+[.Q26])" office:value-type="float" office:value="0.132250767515657" calcext:value-type="float">
            <text:p>0.132250767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27];&quot;-&quot;;[.B27])" office:value-type="string" office:string-value="8-8" calcext:value-type="string">
            <text:p>8-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1417" calcext:value-type="float">
            <text:p>0.871417</text:p>
          </table:table-cell>
          <table:table-cell office:value-type="float" office:value="0.396005" calcext:value-type="float">
            <text:p>0.396005</text:p>
          </table:table-cell>
          <table:table-cell office:value-type="float" office:value="0.873066" calcext:value-type="float">
            <text:p>0.873066</text:p>
          </table:table-cell>
          <table:table-cell office:value-type="float" office:value="0.390244" calcext:value-type="float">
            <text:p>0.390244</text:p>
          </table:table-cell>
          <table:table-cell office:value-type="float" office:value="-1" calcext:value-type="float">
            <text:p>-1</text:p>
          </table:table-cell>
          <table:table-cell office:value-type="float" office:value="0.998565" calcext:value-type="float">
            <text:p>0.998565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" calcext:value-type="float">
            <text:p>0</text:p>
          </table:table-cell>
          <table:table-cell table:formula="of:=2*[.I27]*[.L27]/([.I27]+[.L27])" office:value-type="float" office:value="0.931607940122813" calcext:value-type="float">
            <text:p>0.9316079401</text:p>
          </table:table-cell>
          <table:table-cell table:formula="of:=2*[.J27]*[.M27]/([.J27]+[.M27])" office:value-type="float" office:value="0.0386940138499689" calcext:value-type="float">
            <text:p>0.0386940138</text:p>
          </table:table-cell>
          <table:table-cell table:formula="of:=IF([.K27]=-1;0;2*[.K27]*[.N27]/([.K27]+[.N27]))" office:value-type="float" office:value="0" calcext:value-type="float">
            <text:p>0</text:p>
          </table:table-cell>
          <table:table-cell table:formula="of:=IF(AND([.O27]&gt;0;[.P27]&gt;0;[.Q27]&gt;0);3/((1/[.O27])+(1/[.P27])+(1/[.Q27]));0)" office:value-type="float" office:value="0" calcext:value-type="float">
            <text:p>0</text:p>
          </table:table-cell>
          <table:table-cell table:formula="of:=2*[.P27]*[.Q27]/([.P27]+[.Q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[.A28];&quot;-&quot;;[.B28])" office:value-type="string" office:string-value="1-0" calcext:value-type="string">
            <text:p>1-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4583" calcext:value-type="float">
            <text:p>0.874583</text:p>
          </table:table-cell>
          <table:table-cell office:value-type="float" office:value="0.425051" calcext:value-type="float">
            <text:p>0.425051</text:p>
          </table:table-cell>
          <table:table-cell office:value-type="float" office:value="0.878722" calcext:value-type="float">
            <text:p>0.878722</text:p>
          </table:table-cell>
          <table:table-cell office:value-type="float" office:value="0.398058" calcext:value-type="float">
            <text:p>0.39805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98662" calcext:value-type="float">
            <text:p>0.998662</text:p>
          </table:table-cell>
          <table:table-cell office:value-type="float" office:value="0.0518987" calcext:value-type="float">
            <text:p>0.0518987</text:p>
          </table:table-cell>
          <table:table-cell office:value-type="float" office:value="0.00802139" calcext:value-type="float">
            <text:p>0.00802139</text:p>
          </table:table-cell>
          <table:table-cell table:formula="of:=2*[.I28]*[.L28]/([.I28]+[.L28])" office:value-type="float" office:value="0.93486071039702" calcext:value-type="float">
            <text:p>0.9348607104</text:p>
          </table:table-cell>
          <table:table-cell table:formula="of:=2*[.J28]*[.M28]/([.J28]+[.M28])" office:value-type="float" office:value="0.0918252477387269" calcext:value-type="float">
            <text:p>0.0918252477</text:p>
          </table:table-cell>
          <table:table-cell table:formula="of:=IF([.K28]=-1;0;2*[.K28]*[.N28]/([.K28]+[.N28]))" office:value-type="float" office:value="0.0158940390248147" calcext:value-type="float">
            <text:p>0.015894039</text:p>
          </table:table-cell>
          <table:table-cell table:formula="of:=IF(AND([.O28]&gt;0;[.P28]&gt;0;[.Q28]&gt;0);3/((1/[.O28])+(1/[.P28])+(1/[.Q28]));0)" office:value-type="float" office:value="0.0400659225504375" calcext:value-type="float">
            <text:p>0.0400659226</text:p>
          </table:table-cell>
          <table:table-cell table:formula="of:=2*[.P28]*[.Q28]/([.P28]+[.Q28])" office:value-type="float" office:value="0.0270977299399753" calcext:value-type="float">
            <text:p>0.0270977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[.A29];&quot;-&quot;;[.B29])" office:value-type="string" office:string-value="1-0" calcext:value-type="string">
            <text:p>1-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77" calcext:value-type="float">
            <text:p>0.877</text:p>
          </table:table-cell>
          <table:table-cell office:value-type="float" office:value="0.371493" calcext:value-type="float">
            <text:p>0.371493</text:p>
          </table:table-cell>
          <table:table-cell office:value-type="float" office:value="0.88533" calcext:value-type="float">
            <text:p>0.88533</text:p>
          </table:table-cell>
          <table:table-cell office:value-type="float" office:value="0.449704" calcext:value-type="float">
            <text:p>0.449704</text:p>
          </table:table-cell>
          <table:table-cell office:value-type="float" office:value="0.602151" calcext:value-type="float">
            <text:p>0.602151</text:p>
          </table:table-cell>
          <table:table-cell office:value-type="float" office:value="0.993309" calcext:value-type="float">
            <text:p>0.993309</text:p>
          </table:table-cell>
          <table:table-cell office:value-type="float" office:value="0.0962025" calcext:value-type="float">
            <text:p>0.0962025</text:p>
          </table:table-cell>
          <table:table-cell office:value-type="float" office:value="0.0748663" calcext:value-type="float">
            <text:p>0.0748663</text:p>
          </table:table-cell>
          <table:table-cell table:formula="of:=2*[.I29]*[.L29]/([.I29]+[.L29])" office:value-type="float" office:value="0.93621633211064" calcext:value-type="float">
            <text:p>0.9362163321</text:p>
          </table:table-cell>
          <table:table-cell table:formula="of:=2*[.J29]*[.M29]/([.J29]+[.M29])" office:value-type="float" office:value="0.158498384100574" calcext:value-type="float">
            <text:p>0.1584983841</text:p>
          </table:table-cell>
          <table:table-cell table:formula="of:=IF([.K29]=-1;0;2*[.K29]*[.N29]/([.K29]+[.N29]))" office:value-type="float" office:value="0.133174787147389" calcext:value-type="float">
            <text:p>0.1331747871</text:p>
          </table:table-cell>
          <table:table-cell table:formula="of:=IF(AND([.O29]&gt;0;[.P29]&gt;0;[.Q29]&gt;0);3/((1/[.O29])+(1/[.P29])+(1/[.Q29]));0)" office:value-type="float" office:value="0.201527976718093" calcext:value-type="float">
            <text:p>0.2015279767</text:p>
          </table:table-cell>
          <table:table-cell table:formula="of:=2*[.P29]*[.Q29]/([.P29]+[.Q29])" office:value-type="float" office:value="0.144737265175852" calcext:value-type="float">
            <text:p>0.144737265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30];&quot;-&quot;;[.B30])" office:value-type="string" office:string-value="1-1" calcext:value-type="string">
            <text:p>1-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59333" calcext:value-type="float">
            <text:p>0.859333</text:p>
          </table:table-cell>
          <table:table-cell office:value-type="float" office:value="0.407205" calcext:value-type="float">
            <text:p>0.407205</text:p>
          </table:table-cell>
          <table:table-cell office:value-type="float" office:value="0.883123" calcext:value-type="float">
            <text:p>0.883123</text:p>
          </table:table-cell>
          <table:table-cell office:value-type="float" office:value="0.27" calcext:value-type="float">
            <text:p>0.27</text:p>
          </table:table-cell>
          <table:table-cell office:value-type="float" office:value="0.240506" calcext:value-type="float">
            <text:p>0.240506</text:p>
          </table:table-cell>
          <table:table-cell office:value-type="float" office:value="0.975033" calcext:value-type="float">
            <text:p>0.975033</text:p>
          </table:table-cell>
          <table:table-cell office:value-type="float" office:value="0.102532" calcext:value-type="float">
            <text:p>0.102532</text:p>
          </table:table-cell>
          <table:table-cell office:value-type="float" office:value="0.0502645" calcext:value-type="float">
            <text:p>0.0502645</text:p>
          </table:table-cell>
          <table:table-cell table:formula="of:=2*[.I30]*[.L30]/([.I30]+[.L30])" office:value-type="float" office:value="0.926804927098693" calcext:value-type="float">
            <text:p>0.9268049271</text:p>
          </table:table-cell>
          <table:table-cell table:formula="of:=2*[.J30]*[.M30]/([.J30]+[.M30])" office:value-type="float" office:value="0.148624225569884" calcext:value-type="float">
            <text:p>0.1486242256</text:p>
          </table:table-cell>
          <table:table-cell table:formula="of:=IF([.K30]=-1;0;2*[.K30]*[.N30]/([.K30]+[.N30]))" office:value-type="float" office:value="0.0831508962360349" calcext:value-type="float">
            <text:p>0.0831508962</text:p>
          </table:table-cell>
          <table:table-cell table:formula="of:=IF(AND([.O30]&gt;0;[.P30]&gt;0;[.Q30]&gt;0);3/((1/[.O30])+(1/[.P30])+(1/[.Q30]));0)" office:value-type="float" office:value="0.151257841363959" calcext:value-type="float">
            <text:p>0.1512578414</text:p>
          </table:table-cell>
          <table:table-cell table:formula="of:=2*[.P30]*[.Q30]/([.P30]+[.Q30])" office:value-type="float" office:value="0.106639897002154" calcext:value-type="float">
            <text:p>0.10663989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31];&quot;-&quot;;[.B31])" office:value-type="string" office:string-value="1-1" calcext:value-type="string">
            <text:p>1-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1333" calcext:value-type="float">
            <text:p>0.871333</text:p>
          </table:table-cell>
          <table:table-cell office:value-type="float" office:value="0.397412" calcext:value-type="float">
            <text:p>0.397412</text:p>
          </table:table-cell>
          <table:table-cell office:value-type="float" office:value="0.871436" calcext:value-type="float">
            <text:p>0.8714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506329" calcext:value-type="float">
            <text:p>0.00506329</text:p>
          </table:table-cell>
          <table:table-cell office:value-type="float" office:value="0" calcext:value-type="float">
            <text:p>0</text:p>
          </table:table-cell>
          <table:table-cell table:formula="of:=2*[.I31]*[.L31]/([.I31]+[.L31])" office:value-type="float" office:value="0.931219114251741" calcext:value-type="float">
            <text:p>0.9312191143</text:p>
          </table:table-cell>
          <table:table-cell table:formula="of:=2*[.J31]*[.M31]/([.J31]+[.M31])" office:value-type="float" office:value="0.0100502490498977" calcext:value-type="float">
            <text:p>0.010050249</text:p>
          </table:table-cell>
          <table:table-cell table:formula="of:=IF([.K31]=-1;0;2*[.K31]*[.N31]/([.K31]+[.N31]))" office:value-type="float" office:value="0" calcext:value-type="float">
            <text:p>0</text:p>
          </table:table-cell>
          <table:table-cell table:formula="of:=IF(AND([.O31]&gt;0;[.P31]&gt;0;[.Q31]&gt;0);3/((1/[.O31])+(1/[.P31])+(1/[.Q31]));0)" office:value-type="float" office:value="0" calcext:value-type="float">
            <text:p>0</text:p>
          </table:table-cell>
          <table:table-cell table:formula="of:=2*[.P31]*[.Q31]/([.P31]+[.Q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[.A32];&quot;-&quot;;[.B32])" office:value-type="string" office:string-value="5-0" calcext:value-type="string">
            <text:p>5-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0.61103" calcext:value-type="float">
            <text:p>0.61103</text:p>
          </table:table-cell>
          <table:table-cell office:value-type="float" office:value="0.912157" calcext:value-type="float">
            <text:p>0.912157</text:p>
          </table:table-cell>
          <table:table-cell office:value-type="float" office:value="0.288566" calcext:value-type="float">
            <text:p>0.288566</text:p>
          </table:table-cell>
          <table:table-cell office:value-type="float" office:value="0.462604" calcext:value-type="float">
            <text:p>0.462604</text:p>
          </table:table-cell>
          <table:table-cell office:value-type="float" office:value="0.966367" calcext:value-type="float">
            <text:p>0.966367</text:p>
          </table:table-cell>
          <table:table-cell office:value-type="float" office:value="0.201266" calcext:value-type="float">
            <text:p>0.201266</text:p>
          </table:table-cell>
          <table:table-cell office:value-type="float" office:value="0.224462" calcext:value-type="float">
            <text:p>0.224462</text:p>
          </table:table-cell>
          <table:table-cell table:formula="of:=2*[.I32]*[.L32]/([.I32]+[.L32])" office:value-type="float" office:value="0.938479810339394" calcext:value-type="float">
            <text:p>0.9384798103</text:p>
          </table:table-cell>
          <table:table-cell table:formula="of:=2*[.J32]*[.M32]/([.J32]+[.M32])" office:value-type="float" office:value="0.237136506214375" calcext:value-type="float">
            <text:p>0.2371365062</text:p>
          </table:table-cell>
          <table:table-cell table:formula="of:=IF([.K32]=-1;0;2*[.K32]*[.N32]/([.K32]+[.N32]))" office:value-type="float" office:value="0.302262137983833" calcext:value-type="float">
            <text:p>0.302262138</text:p>
          </table:table-cell>
          <table:table-cell table:formula="of:=IF(AND([.O32]&gt;0;[.P32]&gt;0;[.Q32]&gt;0);3/((1/[.O32])+(1/[.P32])+(1/[.Q32]));0)" office:value-type="float" office:value="0.349205905529054" calcext:value-type="float">
            <text:p>0.3492059055</text:p>
          </table:table-cell>
          <table:table-cell table:formula="of:=2*[.P32]*[.Q32]/([.P32]+[.Q32])" office:value-type="float" office:value="0.265767769842725" calcext:value-type="float">
            <text:p>0.26576776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[.A33];&quot;-&quot;;[.B33])" office:value-type="string" office:string-value="5-0" calcext:value-type="string">
            <text:p>5-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5083" calcext:value-type="float">
            <text:p>0.875083</text:p>
          </table:table-cell>
          <table:table-cell office:value-type="float" office:value="0.370362" calcext:value-type="float">
            <text:p>0.370362</text:p>
          </table:table-cell>
          <table:table-cell office:value-type="float" office:value="0.899729" calcext:value-type="float">
            <text:p>0.899729</text:p>
          </table:table-cell>
          <table:table-cell office:value-type="float" office:value="0.341317" calcext:value-type="float">
            <text:p>0.341317</text:p>
          </table:table-cell>
          <table:table-cell office:value-type="float" office:value="0.396313" calcext:value-type="float">
            <text:p>0.396313</text:p>
          </table:table-cell>
          <table:table-cell office:value-type="float" office:value="0.984235" calcext:value-type="float">
            <text:p>0.984235</text:p>
          </table:table-cell>
          <table:table-cell office:value-type="float" office:value="0.144304" calcext:value-type="float">
            <text:p>0.144304</text:p>
          </table:table-cell>
          <table:table-cell office:value-type="float" office:value="0.115591" calcext:value-type="float">
            <text:p>0.115591</text:p>
          </table:table-cell>
          <table:table-cell table:formula="of:=2*[.I33]*[.L33]/([.I33]+[.L33])" office:value-type="float" office:value="0.940086723859904" calcext:value-type="float">
            <text:p>0.9400867239</text:p>
          </table:table-cell>
          <table:table-cell table:formula="of:=2*[.J33]*[.M33]/([.J33]+[.M33])" office:value-type="float" office:value="0.202847110680963" calcext:value-type="float">
            <text:p>0.2028471107</text:p>
          </table:table-cell>
          <table:table-cell table:formula="of:=IF([.K33]=-1;0;2*[.K33]*[.N33]/([.K33]+[.N33]))" office:value-type="float" office:value="0.178979714880134" calcext:value-type="float">
            <text:p>0.1789797149</text:p>
          </table:table-cell>
          <table:table-cell table:formula="of:=IF(AND([.O33]&gt;0;[.P33]&gt;0;[.Q33]&gt;0);3/((1/[.O33])+(1/[.P33])+(1/[.Q33]));0)" office:value-type="float" office:value="0.25904994740094" calcext:value-type="float">
            <text:p>0.2590499474</text:p>
          </table:table-cell>
          <table:table-cell table:formula="of:=2*[.P33]*[.Q33]/([.P33]+[.Q33])" office:value-type="float" office:value="0.1901674560481" calcext:value-type="float">
            <text:p>0.1901674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34];&quot;-&quot;;[.B34])" office:value-type="string" office:string-value="5-1" calcext:value-type="string">
            <text:p>5-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89167" calcext:value-type="float">
            <text:p>0.889167</text:p>
          </table:table-cell>
          <table:table-cell office:value-type="float" office:value="0.314043" calcext:value-type="float">
            <text:p>0.314043</text:p>
          </table:table-cell>
          <table:table-cell office:value-type="float" office:value="0.907936" calcext:value-type="float">
            <text:p>0.907936</text:p>
          </table:table-cell>
          <table:table-cell office:value-type="float" office:value="0.475155" calcext:value-type="float">
            <text:p>0.475155</text:p>
          </table:table-cell>
          <table:table-cell office:value-type="float" office:value="0.580153" calcext:value-type="float">
            <text:p>0.580153</text:p>
          </table:table-cell>
          <table:table-cell office:value-type="float" office:value="0.990444" calcext:value-type="float">
            <text:p>0.990444</text:p>
          </table:table-cell>
          <table:table-cell office:value-type="float" office:value="0.193671" calcext:value-type="float">
            <text:p>0.193671</text:p>
          </table:table-cell>
          <table:table-cell office:value-type="float" office:value="0.204027" calcext:value-type="float">
            <text:p>0.204027</text:p>
          </table:table-cell>
          <table:table-cell table:formula="of:=2*[.I34]*[.L34]/([.I34]+[.L34])" office:value-type="float" office:value="0.947397005429893" calcext:value-type="float">
            <text:p>0.9473970054</text:p>
          </table:table-cell>
          <table:table-cell table:formula="of:=2*[.J34]*[.M34]/([.J34]+[.M34])" office:value-type="float" office:value="0.275179924240385" calcext:value-type="float">
            <text:p>0.2751799242</text:p>
          </table:table-cell>
          <table:table-cell table:formula="of:=IF([.K34]=-1;0;2*[.K34]*[.N34]/([.K34]+[.N34]))" office:value-type="float" office:value="0.301887005868551" calcext:value-type="float">
            <text:p>0.3018870059</text:p>
          </table:table-cell>
          <table:table-cell table:formula="of:=IF(AND([.O34]&gt;0;[.P34]&gt;0;[.Q34]&gt;0);3/((1/[.O34])+(1/[.P34])+(1/[.Q34]));0)" office:value-type="float" office:value="0.374905926983798" calcext:value-type="float">
            <text:p>0.374905927</text:p>
          </table:table-cell>
          <table:table-cell table:formula="of:=2*[.P34]*[.Q34]/([.P34]+[.Q34])" office:value-type="float" office:value="0.287915453371699" calcext:value-type="float">
            <text:p>0.28791545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35];&quot;-&quot;;[.B35])" office:value-type="string" office:string-value="5-1" calcext:value-type="string">
            <text:p>5-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7917" calcext:value-type="float">
            <text:p>0.897917</text:p>
          </table:table-cell>
          <table:table-cell office:value-type="float" office:value="0.412015" calcext:value-type="float">
            <text:p>0.412015</text:p>
          </table:table-cell>
          <table:table-cell office:value-type="float" office:value="0.948297" calcext:value-type="float">
            <text:p>0.948297</text:p>
          </table:table-cell>
          <table:table-cell office:value-type="float" office:value="0.396936" calcext:value-type="float">
            <text:p>0.396936</text:p>
          </table:table-cell>
          <table:table-cell office:value-type="float" office:value="0.580247" calcext:value-type="float">
            <text:p>0.580247</text:p>
          </table:table-cell>
          <table:table-cell office:value-type="float" office:value="0.970951" calcext:value-type="float">
            <text:p>0.970951</text:p>
          </table:table-cell>
          <table:table-cell office:value-type="float" office:value="0.360759" calcext:value-type="float">
            <text:p>0.360759</text:p>
          </table:table-cell>
          <table:table-cell office:value-type="float" office:value="0.441611" calcext:value-type="float">
            <text:p>0.441611</text:p>
          </table:table-cell>
          <table:table-cell table:formula="of:=2*[.I35]*[.L35]/([.I35]+[.L35])" office:value-type="float" office:value="0.959490300833451" calcext:value-type="float">
            <text:p>0.9594903008</text:p>
          </table:table-cell>
          <table:table-cell table:formula="of:=2*[.J35]*[.M35]/([.J35]+[.M35])" office:value-type="float" office:value="0.377983844222279" calcext:value-type="float">
            <text:p>0.3779838442</text:p>
          </table:table-cell>
          <table:table-cell table:formula="of:=IF([.K35]=-1;0;2*[.K35]*[.N35]/([.K35]+[.N35]))" office:value-type="float" office:value="0.501524591316993" calcext:value-type="float">
            <text:p>0.5015245913</text:p>
          </table:table-cell>
          <table:table-cell table:formula="of:=IF(AND([.O35]&gt;0;[.P35]&gt;0;[.Q35]&gt;0);3/((1/[.O35])+(1/[.P35])+(1/[.Q35]));0)" office:value-type="float" office:value="0.528005786653557" calcext:value-type="float">
            <text:p>0.5280057867</text:p>
          </table:table-cell>
          <table:table-cell table:formula="of:=2*[.P35]*[.Q35]/([.P35]+[.Q35])" office:value-type="float" office:value="0.43107760048207" calcext:value-type="float">
            <text:p>0.43107760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[.A36];&quot;-&quot;;[.B36])" office:value-type="string" office:string-value="5-2" calcext:value-type="string">
            <text:p>5-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91417" calcext:value-type="float">
            <text:p>0.891417</text:p>
          </table:table-cell>
          <table:table-cell office:value-type="float" office:value="0.307543" calcext:value-type="float">
            <text:p>0.307543</text:p>
          </table:table-cell>
          <table:table-cell office:value-type="float" office:value="0.914308" calcext:value-type="float">
            <text:p>0.914308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0.555172" calcext:value-type="float">
            <text:p>0.555172</text:p>
          </table:table-cell>
          <table:table-cell office:value-type="float" office:value="0.98796" calcext:value-type="float">
            <text:p>0.98796</text:p>
          </table:table-cell>
          <table:table-cell office:value-type="float" office:value="0.249367" calcext:value-type="float">
            <text:p>0.249367</text:p>
          </table:table-cell>
          <table:table-cell office:value-type="float" office:value="0.216107" calcext:value-type="float">
            <text:p>0.216107</text:p>
          </table:table-cell>
          <table:table-cell table:formula="of:=2*[.I36]*[.L36]/([.I36]+[.L36])" office:value-type="float" office:value="0.949708171172516" calcext:value-type="float">
            <text:p>0.9497081712</text:p>
          </table:table-cell>
          <table:table-cell table:formula="of:=2*[.J36]*[.M36]/([.J36]+[.M36])" office:value-type="float" office:value="0.33053689149695" calcext:value-type="float">
            <text:p>0.3305368915</text:p>
          </table:table-cell>
          <table:table-cell table:formula="of:=IF([.K36]=-1;0;2*[.K36]*[.N36]/([.K36]+[.N36]))" office:value-type="float" office:value="0.311110649723382" calcext:value-type="float">
            <text:p>0.3111106497</text:p>
          </table:table-cell>
          <table:table-cell table:formula="of:=IF(AND([.O36]&gt;0;[.P36]&gt;0;[.Q36]&gt;0);3/((1/[.O36])+(1/[.P36])+(1/[.Q36]));0)" office:value-type="float" office:value="0.411374424921894" calcext:value-type="float">
            <text:p>0.4113744249</text:p>
          </table:table-cell>
          <table:table-cell table:formula="of:=2*[.P36]*[.Q36]/([.P36]+[.Q36])" office:value-type="float" office:value="0.32052970038843" calcext:value-type="float">
            <text:p>0.3205297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[.A37];&quot;-&quot;;[.B37])" office:value-type="string" office:string-value="5-2" calcext:value-type="string">
            <text:p>5-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7" calcext:value-type="float">
            <text:p>0.897</text:p>
          </table:table-cell>
          <table:table-cell office:value-type="float" office:value="0.423071" calcext:value-type="float">
            <text:p>0.423071</text:p>
          </table:table-cell>
          <table:table-cell office:value-type="float" office:value="0.949336" calcext:value-type="float">
            <text:p>0.949336</text:p>
          </table:table-cell>
          <table:table-cell office:value-type="float" office:value="0.389549" calcext:value-type="float">
            <text:p>0.389549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970473" calcext:value-type="float">
            <text:p>0.970473</text:p>
          </table:table-cell>
          <table:table-cell office:value-type="float" office:value="0.41519" calcext:value-type="float">
            <text:p>0.41519</text:p>
          </table:table-cell>
          <table:table-cell office:value-type="float" office:value="0.375839" calcext:value-type="float">
            <text:p>0.375839</text:p>
          </table:table-cell>
          <table:table-cell table:formula="of:=2*[.I37]*[.L37]/([.I37]+[.L37])" office:value-type="float" office:value="0.959788141349478" calcext:value-type="float">
            <text:p>0.9597881413</text:p>
          </table:table-cell>
          <table:table-cell table:formula="of:=2*[.J37]*[.M37]/([.J37]+[.M37])" office:value-type="float" office:value="0.401961006761198" calcext:value-type="float">
            <text:p>0.4019610068</text:p>
          </table:table-cell>
          <table:table-cell table:formula="of:=IF([.K37]=-1;0;2*[.K37]*[.N37]/([.K37]+[.N37]))" office:value-type="float" office:value="0.464730448270503" calcext:value-type="float">
            <text:p>0.4647304483</text:p>
          </table:table-cell>
          <table:table-cell table:formula="of:=IF(AND([.O37]&gt;0;[.P37]&gt;0;[.Q37]&gt;0);3/((1/[.O37])+(1/[.P37])+(1/[.Q37]));0)" office:value-type="float" office:value="0.528030955964213" calcext:value-type="float">
            <text:p>0.528030956</text:p>
          </table:table-cell>
          <table:table-cell table:formula="of:=2*[.P37]*[.Q37]/([.P37]+[.Q37])" office:value-type="float" office:value="0.431072713997305" calcext:value-type="float">
            <text:p>0.431072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NCATENATE([.A38];&quot;-&quot;;[.B38])" office:value-type="string" office:string-value="5-3" calcext:value-type="string">
            <text:p>5-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9175" calcext:value-type="float">
            <text:p>0.89175</text:p>
          </table:table-cell>
          <table:table-cell office:value-type="float" office:value="0.317331" calcext:value-type="float">
            <text:p>0.317331</text:p>
          </table:table-cell>
          <table:table-cell office:value-type="float" office:value="0.911643" calcext:value-type="float">
            <text:p>0.911643</text:p>
          </table:table-cell>
          <table:table-cell office:value-type="float" office:value="0.513433" calcext:value-type="float">
            <text:p>0.513433</text:p>
          </table:table-cell>
          <table:table-cell office:value-type="float" office:value="0.562914" calcext:value-type="float">
            <text:p>0.562914</text:p>
          </table:table-cell>
          <table:table-cell office:value-type="float" office:value="0.99025" calcext:value-type="float">
            <text:p>0.99025</text:p>
          </table:table-cell>
          <table:table-cell office:value-type="float" office:value="0.217722" calcext:value-type="float">
            <text:p>0.217722</text:p>
          </table:table-cell>
          <table:table-cell office:value-type="float" office:value="0.226969" calcext:value-type="float">
            <text:p>0.226969</text:p>
          </table:table-cell>
          <table:table-cell table:formula="of:=2*[.I38]*[.L38]/([.I38]+[.L38])" office:value-type="float" office:value="0.949322049926047" calcext:value-type="float">
            <text:p>0.9493220499</text:p>
          </table:table-cell>
          <table:table-cell table:formula="of:=2*[.J38]*[.M38]/([.J38]+[.M38])" office:value-type="float" office:value="0.305778281283722" calcext:value-type="float">
            <text:p>0.3057782813</text:p>
          </table:table-cell>
          <table:table-cell table:formula="of:=IF([.K38]=-1;0;2*[.K38]*[.N38]/([.K38]+[.N38]))" office:value-type="float" office:value="0.323501145526616" calcext:value-type="float">
            <text:p>0.3235011455</text:p>
          </table:table-cell>
          <table:table-cell table:formula="of:=IF(AND([.O38]&gt;0;[.P38]&gt;0;[.Q38]&gt;0);3/((1/[.O38])+(1/[.P38])+(1/[.Q38]));0)" office:value-type="float" office:value="0.404590433375896" calcext:value-type="float">
            <text:p>0.4045904334</text:p>
          </table:table-cell>
          <table:table-cell table:formula="of:=2*[.P38]*[.Q38]/([.P38]+[.Q38])" office:value-type="float" office:value="0.314390142305599" calcext:value-type="float">
            <text:p>0.31439014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NCATENATE([.A39];&quot;-&quot;;[.B39])" office:value-type="string" office:string-value="5-3" calcext:value-type="string">
            <text:p>5-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4083" calcext:value-type="float">
            <text:p>0.894083</text:p>
          </table:table-cell>
          <table:table-cell office:value-type="float" office:value="0.404466" calcext:value-type="float">
            <text:p>0.404466</text:p>
          </table:table-cell>
          <table:table-cell office:value-type="float" office:value="0.952826" calcext:value-type="float">
            <text:p>0.952826</text:p>
          </table:table-cell>
          <table:table-cell office:value-type="float" office:value="0.376344" calcext:value-type="float">
            <text:p>0.376344</text:p>
          </table:table-cell>
          <table:table-cell office:value-type="float" office:value="0.59448" calcext:value-type="float">
            <text:p>0.59448</text:p>
          </table:table-cell>
          <table:table-cell office:value-type="float" office:value="0.965395" calcext:value-type="float">
            <text:p>0.965395</text:p>
          </table:table-cell>
          <table:table-cell office:value-type="float" office:value="0.443038" calcext:value-type="float">
            <text:p>0.443038</text:p>
          </table:table-cell>
          <table:table-cell office:value-type="float" office:value="0.373832" calcext:value-type="float">
            <text:p>0.373832</text:p>
          </table:table-cell>
          <table:table-cell table:formula="of:=2*[.I39]*[.L39]/([.I39]+[.L39])" office:value-type="float" office:value="0.959069321282584" calcext:value-type="float">
            <text:p>0.9590693213</text:p>
          </table:table-cell>
          <table:table-cell table:formula="of:=2*[.J39]*[.M39]/([.J39]+[.M39])" office:value-type="float" office:value="0.40697670457003" calcext:value-type="float">
            <text:p>0.4069767046</text:p>
          </table:table-cell>
          <table:table-cell table:formula="of:=IF([.K39]=-1;0;2*[.K39]*[.N39]/([.K39]+[.N39]))" office:value-type="float" office:value="0.459016613157743" calcext:value-type="float">
            <text:p>0.4590166132</text:p>
          </table:table-cell>
          <table:table-cell table:formula="of:=IF(AND([.O39]&gt;0;[.P39]&gt;0;[.Q39]&gt;0);3/((1/[.O39])+(1/[.P39])+(1/[.Q39]));0)" office:value-type="float" office:value="0.528318675254261" calcext:value-type="float">
            <text:p>0.5283186753</text:p>
          </table:table-cell>
          <table:table-cell table:formula="of:=2*[.P39]*[.Q39]/([.P39]+[.Q39])" office:value-type="float" office:value="0.431433048596706" calcext:value-type="float">
            <text:p>0.4314330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[.A40];&quot;-&quot;;[.B40])" office:value-type="string" office:string-value="5-4" calcext:value-type="string">
            <text:p>5-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88" calcext:value-type="float">
            <text:p>0.888</text:p>
          </table:table-cell>
          <table:table-cell office:value-type="float" office:value="0.342598" calcext:value-type="float">
            <text:p>0.342598</text:p>
          </table:table-cell>
          <table:table-cell office:value-type="float" office:value="0.907174" calcext:value-type="float">
            <text:p>0.907174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554167" calcext:value-type="float">
            <text:p>0.554167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194937" calcext:value-type="float">
            <text:p>0.194937</text:p>
          </table:table-cell>
          <table:table-cell office:value-type="float" office:value="0.177333" calcext:value-type="float">
            <text:p>0.177333</text:p>
          </table:table-cell>
          <table:table-cell table:formula="of:=2*[.I40]*[.L40]/([.I40]+[.L40])" office:value-type="float" office:value="0.947373086173421" calcext:value-type="float">
            <text:p>0.9473730862</text:p>
          </table:table-cell>
          <table:table-cell table:formula="of:=2*[.J40]*[.M40]/([.J40]+[.M40])" office:value-type="float" office:value="0.275000347576496" calcext:value-type="float">
            <text:p>0.2750003476</text:p>
          </table:table-cell>
          <table:table-cell table:formula="of:=IF([.K40]=-1;0;2*[.K40]*[.N40]/([.K40]+[.N40]))" office:value-type="float" office:value="0.268686525252221" calcext:value-type="float">
            <text:p>0.2686865253</text:p>
          </table:table-cell>
          <table:table-cell table:formula="of:=IF(AND([.O40]&gt;0;[.P40]&gt;0;[.Q40]&gt;0);3/((1/[.O40])+(1/[.P40])+(1/[.Q40]));0)" office:value-type="float" office:value="0.356560531544728" calcext:value-type="float">
            <text:p>0.3565605315</text:p>
          </table:table-cell>
          <table:table-cell table:formula="of:=2*[.P40]*[.Q40]/([.P40]+[.Q40])" office:value-type="float" office:value="0.271806775282433" calcext:value-type="float">
            <text:p>0.27180677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[.A41];&quot;-&quot;;[.B41])" office:value-type="string" office:string-value="5-4" calcext:value-type="string">
            <text:p>5-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86833" calcext:value-type="float">
            <text:p>0.886833</text:p>
          </table:table-cell>
          <table:table-cell office:value-type="float" office:value="0.460433" calcext:value-type="float">
            <text:p>0.460433</text:p>
          </table:table-cell>
          <table:table-cell office:value-type="float" office:value="0.936639" calcext:value-type="float">
            <text:p>0.936639</text:p>
          </table:table-cell>
          <table:table-cell office:value-type="float" office:value="0.372414" calcext:value-type="float">
            <text:p>0.372414</text:p>
          </table:table-cell>
          <table:table-cell office:value-type="float" office:value="0.530172" calcext:value-type="float">
            <text:p>0.530172</text:p>
          </table:table-cell>
          <table:table-cell office:value-type="float" office:value="0.968069" calcext:value-type="float">
            <text:p>0.968069</text:p>
          </table:table-cell>
          <table:table-cell office:value-type="float" office:value="0.341772" calcext:value-type="float">
            <text:p>0.341772</text:p>
          </table:table-cell>
          <table:table-cell office:value-type="float" office:value="0.328" calcext:value-type="float">
            <text:p>0.328</text:p>
          </table:table-cell>
          <table:table-cell table:formula="of:=2*[.I41]*[.L41]/([.I41]+[.L41])" office:value-type="float" office:value="0.952094683375089" calcext:value-type="float">
            <text:p>0.9520946834</text:p>
          </table:table-cell>
          <table:table-cell table:formula="of:=2*[.J41]*[.M41]/([.J41]+[.M41])" office:value-type="float" office:value="0.356435655719938" calcext:value-type="float">
            <text:p>0.3564356557</text:p>
          </table:table-cell>
          <table:table-cell table:formula="of:=IF([.K41]=-1;0;2*[.K41]*[.N41]/([.K41]+[.N41]))" office:value-type="float" office:value="0.405271707769538" calcext:value-type="float">
            <text:p>0.4052717078</text:p>
          </table:table-cell>
          <table:table-cell table:formula="of:=IF(AND([.O41]&gt;0;[.P41]&gt;0;[.Q41]&gt;0);3/((1/[.O41])+(1/[.P41])+(1/[.Q41]));0)" office:value-type="float" office:value="0.474431946945344" calcext:value-type="float">
            <text:p>0.4744319469</text:p>
          </table:table-cell>
          <table:table-cell table:formula="of:=2*[.P41]*[.Q41]/([.P41]+[.Q41])" office:value-type="float" office:value="0.379288146150553" calcext:value-type="float">
            <text:p>0.379288146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42];&quot;-&quot;;[.B42])" office:value-type="string" office:string-value="5-5" calcext:value-type="string">
            <text:p>5-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15" calcext:value-type="float">
            <text:p>0.8715</text:p>
          </table:table-cell>
          <table:table-cell office:value-type="float" office:value="0.391511" calcext:value-type="float">
            <text:p>0.391511</text:p>
          </table:table-cell>
          <table:table-cell office:value-type="float" office:value="0.871737" calcext:value-type="float">
            <text:p>0.87173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-1" calcext:value-type="float">
            <text:p>-1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00634518" calcext:value-type="float">
            <text:p>0.00634518</text:p>
          </table:table-cell>
          <table:table-cell office:value-type="float" office:value="0" calcext:value-type="float">
            <text:p>0</text:p>
          </table:table-cell>
          <table:table-cell table:formula="of:=2*[.I42]*[.L42]/([.I42]+[.L42])" office:value-type="float" office:value="0.931390944420281" calcext:value-type="float">
            <text:p>0.9313909444</text:p>
          </table:table-cell>
          <table:table-cell table:formula="of:=2*[.J42]*[.M42]/([.J42]+[.M42])" office:value-type="float" office:value="0.012547056121434" calcext:value-type="float">
            <text:p>0.0125470561</text:p>
          </table:table-cell>
          <table:table-cell table:formula="of:=IF([.K42]=-1;0;2*[.K42]*[.N42]/([.K42]+[.N42]))" office:value-type="float" office:value="0" calcext:value-type="float">
            <text:p>0</text:p>
          </table:table-cell>
          <table:table-cell table:formula="of:=IF(AND([.O42]&gt;0;[.P42]&gt;0;[.Q42]&gt;0);3/((1/[.O42])+(1/[.P42])+(1/[.Q42]));0)" office:value-type="float" office:value="0" calcext:value-type="float">
            <text:p>0</text:p>
          </table:table-cell>
          <table:table-cell table:formula="of:=2*[.P42]*[.Q42]/([.P42]+[.Q42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43];&quot;-&quot;;[.B43])" office:value-type="string" office:string-value="5-5" calcext:value-type="string">
            <text:p>5-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5425" calcext:value-type="float">
            <text:p>0.85425</text:p>
          </table:table-cell>
          <table:table-cell office:value-type="float" office:value="0.652655" calcext:value-type="float">
            <text:p>0.652655</text:p>
          </table:table-cell>
          <table:table-cell office:value-type="float" office:value="0.897129" calcext:value-type="float">
            <text:p>0.897129</text:p>
          </table:table-cell>
          <table:table-cell office:value-type="float" office:value="0.25498" calcext:value-type="float">
            <text:p>0.25498</text:p>
          </table:table-cell>
          <table:table-cell office:value-type="float" office:value="0.294671" calcext:value-type="float">
            <text:p>0.294671</text:p>
          </table:table-cell>
          <table:table-cell office:value-type="float" office:value="0.959254" calcext:value-type="float">
            <text:p>0.959254</text:p>
          </table:table-cell>
          <table:table-cell office:value-type="float" office:value="0.162437" calcext:value-type="float">
            <text:p>0.162437</text:p>
          </table:table-cell>
          <table:table-cell office:value-type="float" office:value="0.124174" calcext:value-type="float">
            <text:p>0.124174</text:p>
          </table:table-cell>
          <table:table-cell table:formula="of:=2*[.I43]*[.L43]/([.I43]+[.L43])" office:value-type="float" office:value="0.92715197431349" calcext:value-type="float">
            <text:p>0.9271519743</text:p>
          </table:table-cell>
          <table:table-cell table:formula="of:=2*[.J43]*[.M43]/([.J43]+[.M43])" office:value-type="float" office:value="0.1984499254223" calcext:value-type="float">
            <text:p>0.1984499254</text:p>
          </table:table-cell>
          <table:table-cell table:formula="of:=IF([.K43]=-1;0;2*[.K43]*[.N43]/([.K43]+[.N43]))" office:value-type="float" office:value="0.174720847826762" calcext:value-type="float">
            <text:p>0.1747208478</text:p>
          </table:table-cell>
          <table:table-cell table:formula="of:=IF(AND([.O43]&gt;0;[.P43]&gt;0;[.Q43]&gt;0);3/((1/[.O43])+(1/[.P43])+(1/[.Q43]));0)" office:value-type="float" office:value="0.253356084954471" calcext:value-type="float">
            <text:p>0.253356085</text:p>
          </table:table-cell>
          <table:table-cell table:formula="of:=2*[.P43]*[.Q43]/([.P43]+[.Q43])" office:value-type="float" office:value="0.185830947686786" calcext:value-type="float">
            <text:p>0.18583094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[.A44];&quot;-&quot;;[.B44])" office:value-type="string" office:string-value="8-0" calcext:value-type="string">
            <text:p>8-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7075" calcext:value-type="float">
            <text:p>0.87075</text:p>
          </table:table-cell>
          <table:table-cell office:value-type="float" office:value="0.648589" calcext:value-type="float">
            <text:p>0.648589</text:p>
          </table:table-cell>
          <table:table-cell office:value-type="float" office:value="0.909791" calcext:value-type="float">
            <text:p>0.909791</text:p>
          </table:table-cell>
          <table:table-cell office:value-type="float" office:value="0.292469" calcext:value-type="float">
            <text:p>0.292469</text:p>
          </table:table-cell>
          <table:table-cell office:value-type="float" office:value="0.454902" calcext:value-type="float">
            <text:p>0.454902</text:p>
          </table:table-cell>
          <table:table-cell office:value-type="float" office:value="0.971243" calcext:value-type="float">
            <text:p>0.971243</text:p>
          </table:table-cell>
          <table:table-cell office:value-type="float" office:value="0.21166" calcext:value-type="float">
            <text:p>0.21166</text:p>
          </table:table-cell>
          <table:table-cell office:value-type="float" office:value="0.155914" calcext:value-type="float">
            <text:p>0.155914</text:p>
          </table:table-cell>
          <table:table-cell table:formula="of:=2*[.I44]*[.L44]/([.I44]+[.L44])" office:value-type="float" office:value="0.939513204134534" calcext:value-type="float">
            <text:p>0.9395132041</text:p>
          </table:table-cell>
          <table:table-cell table:formula="of:=2*[.J44]*[.M44]/([.J44]+[.M44])" office:value-type="float" office:value="0.245587889369586" calcext:value-type="float">
            <text:p>0.2455878894</text:p>
          </table:table-cell>
          <table:table-cell table:formula="of:=IF([.K44]=-1;0;2*[.K44]*[.N44]/([.K44]+[.N44]))" office:value-type="float" office:value="0.232232261198135" calcext:value-type="float">
            <text:p>0.2322322612</text:p>
          </table:table-cell>
          <table:table-cell table:formula="of:=IF(AND([.O44]&gt;0;[.P44]&gt;0;[.Q44]&gt;0);3/((1/[.O44])+(1/[.P44])+(1/[.Q44]));0)" office:value-type="float" office:value="0.317719974880672" calcext:value-type="float">
            <text:p>0.3177199749</text:p>
          </table:table-cell>
          <table:table-cell table:formula="of:=2*[.P44]*[.Q44]/([.P44]+[.Q44])" office:value-type="float" office:value="0.238723422624233" calcext:value-type="float">
            <text:p>0.23872342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[.A45];&quot;-&quot;;[.B45])" office:value-type="string" office:string-value="8-0" calcext:value-type="string">
            <text:p>8-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35" calcext:value-type="float">
            <text:p>0.8735</text:p>
          </table:table-cell>
          <table:table-cell office:value-type="float" office:value="0.394947" calcext:value-type="float">
            <text:p>0.394947</text:p>
          </table:table-cell>
          <table:table-cell office:value-type="float" office:value="0.89424" calcext:value-type="float">
            <text:p>0.894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84" calcext:value-type="float">
            <text:p>0.384</text:p>
          </table:table-cell>
          <table:table-cell office:value-type="float" office:value="0.986338" calcext:value-type="float">
            <text:p>0.986338</text:p>
          </table:table-cell>
          <table:table-cell office:value-type="float" office:value="0.139417" calcext:value-type="float">
            <text:p>0.139417</text:p>
          </table:table-cell>
          <table:table-cell office:value-type="float" office:value="0.0645161" calcext:value-type="float">
            <text:p>0.0645161</text:p>
          </table:table-cell>
          <table:table-cell table:formula="of:=2*[.I45]*[.L45]/([.I45]+[.L45])" office:value-type="float" office:value="0.938033831215722" calcext:value-type="float">
            <text:p>0.9380338312</text:p>
          </table:table-cell>
          <table:table-cell table:formula="of:=2*[.J45]*[.M45]/([.J45]+[.M45])" office:value-type="float" office:value="0.196604069216288" calcext:value-type="float">
            <text:p>0.1966040692</text:p>
          </table:table-cell>
          <table:table-cell table:formula="of:=IF([.K45]=-1;0;2*[.K45]*[.N45]/([.K45]+[.N45]))" office:value-type="float" office:value="0.110471764112816" calcext:value-type="float">
            <text:p>0.1104717641</text:p>
          </table:table-cell>
          <table:table-cell table:formula="of:=IF(AND([.O45]&gt;0;[.P45]&gt;0;[.Q45]&gt;0);3/((1/[.O45])+(1/[.P45])+(1/[.Q45]));0)" office:value-type="float" office:value="0.197309862024809" calcext:value-type="float">
            <text:p>0.197309862</text:p>
          </table:table-cell>
          <table:table-cell table:formula="of:=2*[.P45]*[.Q45]/([.P45]+[.Q45])" office:value-type="float" office:value="0.141458206740771" calcext:value-type="float">
            <text:p>0.14145820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[.A46];&quot;-&quot;;[.B46])" office:value-type="string" office:string-value="8-2" calcext:value-type="string">
            <text:p>8-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875" calcext:value-type="float">
            <text:p>0.89875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944681" calcext:value-type="float">
            <text:p>0.944681</text:p>
          </table:table-cell>
          <table:table-cell office:value-type="float" office:value="0.403101" calcext:value-type="float">
            <text:p>0.403101</text:p>
          </table:table-cell>
          <table:table-cell office:value-type="float" office:value="0.627404" calcext:value-type="float">
            <text:p>0.627404</text:p>
          </table:table-cell>
          <table:table-cell office:value-type="float" office:value="0.975824" calcext:value-type="float">
            <text:p>0.975824</text:p>
          </table:table-cell>
          <table:table-cell office:value-type="float" office:value="0.394937" calcext:value-type="float">
            <text:p>0.394937</text:p>
          </table:table-cell>
          <table:table-cell office:value-type="float" office:value="0.350336" calcext:value-type="float">
            <text:p>0.350336</text:p>
          </table:table-cell>
          <table:table-cell table:formula="of:=2*[.I46]*[.L46]/([.I46]+[.L46])" office:value-type="float" office:value="0.959999991818818" calcext:value-type="float">
            <text:p>0.9599999918</text:p>
          </table:table-cell>
          <table:table-cell table:formula="of:=2*[.J46]*[.M46]/([.J46]+[.M46])" office:value-type="float" office:value="0.398977240775502" calcext:value-type="float">
            <text:p>0.3989772408</text:p>
          </table:table-cell>
          <table:table-cell table:formula="of:=IF([.K46]=-1;0;2*[.K46]*[.N46]/([.K46]+[.N46]))" office:value-type="float" office:value="0.449612796334404" calcext:value-type="float">
            <text:p>0.4496127963</text:p>
          </table:table-cell>
          <table:table-cell table:formula="of:=IF(AND([.O46]&gt;0;[.P46]&gt;0;[.Q46]&gt;0);3/((1/[.O46])+(1/[.P46])+(1/[.Q46]));0)" office:value-type="float" office:value="0.519731494200636" calcext:value-type="float">
            <text:p>0.5197314942</text:p>
          </table:table-cell>
          <table:table-cell table:formula="of:=2*[.P46]*[.Q46]/([.P46]+[.Q46])" office:value-type="float" office:value="0.422784301144523" calcext:value-type="float">
            <text:p>0.42278430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[.A47];&quot;-&quot;;[.B47])" office:value-type="string" office:string-value="8-2" calcext:value-type="string">
            <text:p>8-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90833" calcext:value-type="float">
            <text:p>0.890833</text:p>
          </table:table-cell>
          <table:table-cell office:value-type="float" office:value="0.294108" calcext:value-type="float">
            <text:p>0.294108</text:p>
          </table:table-cell>
          <table:table-cell office:value-type="float" office:value="0.929017" calcext:value-type="float">
            <text:p>0.929017</text:p>
          </table:table-cell>
          <table:table-cell office:value-type="float" office:value="0.393586" calcext:value-type="float">
            <text:p>0.393586</text:p>
          </table:table-cell>
          <table:table-cell office:value-type="float" office:value="0.572549" calcext:value-type="float">
            <text:p>0.572549</text:p>
          </table:table-cell>
          <table:table-cell office:value-type="float" office:value="0.981749" calcext:value-type="float">
            <text:p>0.981749</text:p>
          </table:table-cell>
          <table:table-cell office:value-type="float" office:value="0.341772" calcext:value-type="float">
            <text:p>0.341772</text:p>
          </table:table-cell>
          <table:table-cell office:value-type="float" office:value="0.195973" calcext:value-type="float">
            <text:p>0.195973</text:p>
          </table:table-cell>
          <table:table-cell table:formula="of:=2*[.I47]*[.L47]/([.I47]+[.L47])" office:value-type="float" office:value="0.954655369347162" calcext:value-type="float">
            <text:p>0.9546553693</text:p>
          </table:table-cell>
          <table:table-cell table:formula="of:=2*[.J47]*[.M47]/([.J47]+[.M47])" office:value-type="float" office:value="0.365853568988166" calcext:value-type="float">
            <text:p>0.365853569</text:p>
          </table:table-cell>
          <table:table-cell table:formula="of:=IF([.K47]=-1;0;2*[.K47]*[.N47]/([.K47]+[.N47]))" office:value-type="float" office:value="0.291999826099968" calcext:value-type="float">
            <text:p>0.2919998261</text:p>
          </table:table-cell>
          <table:table-cell table:formula="of:=IF(AND([.O47]&gt;0;[.P47]&gt;0;[.Q47]&gt;0);3/((1/[.O47])+(1/[.P47])+(1/[.Q47]));0)" office:value-type="float" office:value="0.416349084516511" calcext:value-type="float">
            <text:p>0.4163490845</text:p>
          </table:table-cell>
          <table:table-cell table:formula="of:=2*[.P47]*[.Q47]/([.P47]+[.Q47])" office:value-type="float" office:value="0.324781111780339" calcext:value-type="float">
            <text:p>0.3247811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NCATENATE([.A48];&quot;-&quot;;[.B48])" office:value-type="string" office:string-value="8-4" calcext:value-type="string">
            <text:p>8-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901667" calcext:value-type="float">
            <text:p>0.901667</text:p>
          </table:table-cell>
          <table:table-cell office:value-type="float" office:value="0.38799" calcext:value-type="float">
            <text:p>0.38799</text:p>
          </table:table-cell>
          <table:table-cell office:value-type="float" office:value="0.947628" calcext:value-type="float">
            <text:p>0.947628</text:p>
          </table:table-cell>
          <table:table-cell office:value-type="float" office:value="0.424125" calcext:value-type="float">
            <text:p>0.424125</text:p>
          </table:table-cell>
          <table:table-cell office:value-type="float" office:value="0.638831" calcext:value-type="float">
            <text:p>0.638831</text:p>
          </table:table-cell>
          <table:table-cell office:value-type="float" office:value="0.973528" calcext:value-type="float">
            <text:p>0.973528</text:p>
          </table:table-cell>
          <table:table-cell office:value-type="float" office:value="0.413924" calcext:value-type="float">
            <text:p>0.413924</text:p>
          </table:table-cell>
          <table:table-cell office:value-type="float" office:value="0.410188" calcext:value-type="float">
            <text:p>0.410188</text:p>
          </table:table-cell>
          <table:table-cell table:formula="of:=2*[.I48]*[.L48]/([.I48]+[.L48])" office:value-type="float" office:value="0.960403415010546" calcext:value-type="float">
            <text:p>0.960403415</text:p>
          </table:table-cell>
          <table:table-cell table:formula="of:=2*[.J48]*[.M48]/([.J48]+[.M48])" office:value-type="float" office:value="0.418962415085514" calcext:value-type="float">
            <text:p>0.4189624151</text:p>
          </table:table-cell>
          <table:table-cell table:formula="of:=IF([.K48]=-1;0;2*[.K48]*[.N48]/([.K48]+[.N48]))" office:value-type="float" office:value="0.49959211459087" calcext:value-type="float">
            <text:p>0.4995921146</text:p>
          </table:table-cell>
          <table:table-cell table:formula="of:=IF(AND([.O48]&gt;0;[.P48]&gt;0;[.Q48]&gt;0);3/((1/[.O48])+(1/[.P48])+(1/[.Q48]));0)" office:value-type="float" office:value="0.552515600434204" calcext:value-type="float">
            <text:p>0.5525156004</text:p>
          </table:table-cell>
          <table:table-cell table:formula="of:=2*[.P48]*[.Q48]/([.P48]+[.Q48])" office:value-type="float" office:value="0.455738471967281" calcext:value-type="float">
            <text:p>0.4557384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NCATENATE([.A49];&quot;-&quot;;[.B49])" office:value-type="string" office:string-value="8-4" calcext:value-type="string">
            <text:p>8-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91417" calcext:value-type="float">
            <text:p>0.891417</text:p>
          </table:table-cell>
          <table:table-cell office:value-type="float" office:value="0.293004" calcext:value-type="float">
            <text:p>0.293004</text:p>
          </table:table-cell>
          <table:table-cell office:value-type="float" office:value="0.929095" calcext:value-type="float">
            <text:p>0.929095</text:p>
          </table:table-cell>
          <table:table-cell office:value-type="float" office:value="0.40832" calcext:value-type="float">
            <text:p>0.40832</text:p>
          </table:table-cell>
          <table:table-cell office:value-type="float" office:value="0.558442" calcext:value-type="float">
            <text:p>0.558442</text:p>
          </table:table-cell>
          <table:table-cell office:value-type="float" office:value="0.980505" calcext:value-type="float">
            <text:p>0.980505</text:p>
          </table:table-cell>
          <table:table-cell office:value-type="float" office:value="0.335443" calcext:value-type="float">
            <text:p>0.335443</text:p>
          </table:table-cell>
          <table:table-cell office:value-type="float" office:value="0.230563" calcext:value-type="float">
            <text:p>0.230563</text:p>
          </table:table-cell>
          <table:table-cell table:formula="of:=2*[.I49]*[.L49]/([.I49]+[.L49])" office:value-type="float" office:value="0.954107973371387" calcext:value-type="float">
            <text:p>0.9541079734</text:p>
          </table:table-cell>
          <table:table-cell table:formula="of:=2*[.J49]*[.M49]/([.J49]+[.M49])" office:value-type="float" office:value="0.368311103832807" calcext:value-type="float">
            <text:p>0.3683111038</text:p>
          </table:table-cell>
          <table:table-cell table:formula="of:=IF([.K49]=-1;0;2*[.K49]*[.N49]/([.K49]+[.N49]))" office:value-type="float" office:value="0.32637578430048" calcext:value-type="float">
            <text:p>0.3263757843</text:p>
          </table:table-cell>
          <table:table-cell table:formula="of:=IF(AND([.O49]&gt;0;[.P49]&gt;0;[.Q49]&gt;0);3/((1/[.O49])+(1/[.P49])+(1/[.Q49]));0)" office:value-type="float" office:value="0.43942212952816" calcext:value-type="float">
            <text:p>0.4394221295</text:p>
          </table:table-cell>
          <table:table-cell table:formula="of:=2*[.P49]*[.Q49]/([.P49]+[.Q49])" office:value-type="float" office:value="0.346077714819181" calcext:value-type="float">
            <text:p>0.3460777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NCATENATE([.A50];&quot;-&quot;;[.B50])" office:value-type="string" office:string-value="8-6" calcext:value-type="string">
            <text:p>8-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91833" calcext:value-type="float">
            <text:p>0.891833</text:p>
          </table:table-cell>
          <table:table-cell office:value-type="float" office:value="0.299354" calcext:value-type="float">
            <text:p>0.29935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429565" calcext:value-type="float">
            <text:p>0.429565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982513" calcext:value-type="float">
            <text:p>0.982513</text:p>
          </table:table-cell>
          <table:table-cell office:value-type="float" office:value="0.314249" calcext:value-type="float">
            <text:p>0.314249</text:p>
          </table:table-cell>
          <table:table-cell office:value-type="float" office:value="0.230975" calcext:value-type="float">
            <text:p>0.230975</text:p>
          </table:table-cell>
          <table:table-cell table:formula="of:=2*[.I50]*[.L50]/([.I50]+[.L50])" office:value-type="float" office:value="0.952257654689158" calcext:value-type="float">
            <text:p>0.9522576547</text:p>
          </table:table-cell>
          <table:table-cell table:formula="of:=2*[.J50]*[.M50]/([.J50]+[.M50])" office:value-type="float" office:value="0.362968085260562" calcext:value-type="float">
            <text:p>0.3629680853</text:p>
          </table:table-cell>
          <table:table-cell table:formula="of:=IF([.K50]=-1;0;2*[.K50]*[.N50]/([.K50]+[.N50]))" office:value-type="float" office:value="0.33141805390401" calcext:value-type="float">
            <text:p>0.3314180539</text:p>
          </table:table-cell>
          <table:table-cell table:formula="of:=IF(AND([.O50]&gt;0;[.P50]&gt;0;[.Q50]&gt;0);3/((1/[.O50])+(1/[.P50])+(1/[.Q50]));0)" office:value-type="float" office:value="0.439719173695366" calcext:value-type="float">
            <text:p>0.4397191737</text:p>
          </table:table-cell>
          <table:table-cell table:formula="of:=2*[.P50]*[.Q50]/([.P50]+[.Q50])" office:value-type="float" office:value="0.346476318179531" calcext:value-type="float">
            <text:p>0.3464763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NCATENATE([.A51];&quot;-&quot;;[.B51])" office:value-type="string" office:string-value="8-6" calcext:value-type="string">
            <text:p>8-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98667" calcext:value-type="float">
            <text:p>0.898667</text:p>
          </table:table-cell>
          <table:table-cell office:value-type="float" office:value="0.423675" calcext:value-type="float">
            <text:p>0.423675</text:p>
          </table:table-cell>
          <table:table-cell office:value-type="float" office:value="0.941014" calcext:value-type="float">
            <text:p>0.941014</text:p>
          </table:table-cell>
          <table:table-cell office:value-type="float" office:value="0.413408" calcext:value-type="float">
            <text:p>0.413408</text:p>
          </table:table-cell>
          <table:table-cell office:value-type="float" office:value="0.628297" calcext:value-type="float">
            <text:p>0.628297</text:p>
          </table:table-cell>
          <table:table-cell office:value-type="float" office:value="0.977162" calcext:value-type="float">
            <text:p>0.977162</text:p>
          </table:table-cell>
          <table:table-cell office:value-type="float" office:value="0.37659" calcext:value-type="float">
            <text:p>0.37659</text:p>
          </table:table-cell>
          <table:table-cell office:value-type="float" office:value="0.3498" calcext:value-type="float">
            <text:p>0.3498</text:p>
          </table:table-cell>
          <table:table-cell table:formula="of:=2*[.I51]*[.L51]/([.I51]+[.L51])" office:value-type="float" office:value="0.958747395721769" calcext:value-type="float">
            <text:p>0.9587473957</text:p>
          </table:table-cell>
          <table:table-cell table:formula="of:=2*[.J51]*[.M51]/([.J51]+[.M51])" office:value-type="float" office:value="0.394141045217836" calcext:value-type="float">
            <text:p>0.3941410452</text:p>
          </table:table-cell>
          <table:table-cell table:formula="of:=IF([.K51]=-1;0;2*[.K51]*[.N51]/([.K51]+[.N51]))" office:value-type="float" office:value="0.449399784683932" calcext:value-type="float">
            <text:p>0.4493997847</text:p>
          </table:table-cell>
          <table:table-cell table:formula="of:=IF(AND([.O51]&gt;0;[.P51]&gt;0;[.Q51]&gt;0);3/((1/[.O51])+(1/[.P51])+(1/[.Q51]));0)" office:value-type="float" office:value="0.51676198299383" calcext:value-type="float">
            <text:p>0.516761983</text:p>
          </table:table-cell>
          <table:table-cell table:formula="of:=2*[.P51]*[.Q51]/([.P51]+[.Q51])" office:value-type="float" office:value="0.419960468011068" calcext:value-type="float">
            <text:p>0.41996046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52];&quot;-&quot;;[.B52])" office:value-type="string" office:string-value="8-8" calcext:value-type="string">
            <text:p>8-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/>
          <table:table-cell office:value-type="float" office:value="0.858417" calcext:value-type="float">
            <text:p>0.858417</text:p>
          </table:table-cell>
          <table:table-cell office:value-type="float" office:value="0.657423" calcext:value-type="float">
            <text:p>0.657423</text:p>
          </table:table-cell>
          <table:table-cell office:value-type="float" office:value="0.893657" calcext:value-type="float">
            <text:p>0.893657</text:p>
          </table:table-cell>
          <table:table-cell office:value-type="float" office:value="0.268493" calcext:value-type="float">
            <text:p>0.268493</text:p>
          </table:table-cell>
          <table:table-cell office:value-type="float" office:value="0.307229" calcext:value-type="float">
            <text:p>0.307229</text:p>
          </table:table-cell>
          <table:table-cell office:value-type="float" office:value="0.966048" calcext:value-type="float">
            <text:p>0.966048</text:p>
          </table:table-cell>
          <table:table-cell office:value-type="float" office:value="0.124682" calcext:value-type="float">
            <text:p>0.124682</text:p>
          </table:table-cell>
          <table:table-cell office:value-type="float" office:value="0.134565" calcext:value-type="float">
            <text:p>0.134565</text:p>
          </table:table-cell>
          <table:table-cell table:formula="of:=2*[.I52]*[.L52]/([.I52]+[.L52])" office:value-type="float" office:value="0.928443551569738" calcext:value-type="float">
            <text:p>0.9284435516</text:p>
          </table:table-cell>
          <table:table-cell table:formula="of:=2*[.J52]*[.M52]/([.J52]+[.M52])" office:value-type="float" office:value="0.17028673860749" calcext:value-type="float">
            <text:p>0.1702867386</text:p>
          </table:table-cell>
          <table:table-cell table:formula="of:=IF([.K52]=-1;0;2*[.K52]*[.N52]/([.K52]+[.N52]))" office:value-type="float" office:value="0.187156323467498" calcext:value-type="float">
            <text:p>0.1871563235</text:p>
          </table:table-cell>
          <table:table-cell table:formula="of:=IF(AND([.O52]&gt;0;[.P52]&gt;0;[.Q52]&gt;0);3/((1/[.O52])+(1/[.P52])+(1/[.Q52]));0)" office:value-type="float" office:value="0.24404834672513" calcext:value-type="float">
            <text:p>0.2440483467</text:p>
          </table:table-cell>
          <table:table-cell table:formula="of:=2*[.P52]*[.Q52]/([.P52]+[.Q52])" office:value-type="float" office:value="0.178323449603633" calcext:value-type="float">
            <text:p>0.178323449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53];&quot;-&quot;;[.B53])" office:value-type="string" office:string-value="8-8" calcext:value-type="string">
            <text:p>8-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/>
          <table:table-cell office:value-type="float" office:value="0.872083" calcext:value-type="float">
            <text:p>0.872083</text:p>
          </table:table-cell>
          <table:table-cell office:value-type="float" office:value="0.382337" calcext:value-type="float">
            <text:p>0.382337</text:p>
          </table:table-cell>
          <table:table-cell office:value-type="float" office:value="0.873536" calcext:value-type="float">
            <text:p>0.873536</text:p>
          </table:table-cell>
          <table:table-cell office:value-type="float" office:value="0.477273" calcext:value-type="float">
            <text:p>0.477273</text:p>
          </table:table-cell>
          <table:table-cell office:value-type="float" office:value="-1" calcext:value-type="float">
            <text:p>-1</text:p>
          </table:table-cell>
          <table:table-cell office:value-type="float" office:value="0.998852" calcext:value-type="float">
            <text:p>0.998852</text:p>
          </table:table-cell>
          <table:table-cell office:value-type="float" office:value="0.0267176" calcext:value-type="float">
            <text:p>0.0267176</text:p>
          </table:table-cell>
          <table:table-cell office:value-type="float" office:value="0" calcext:value-type="float">
            <text:p>0</text:p>
          </table:table-cell>
          <table:table-cell table:formula="of:=2*[.I53]*[.L53]/([.I53]+[.L53])" office:value-type="float" office:value="0.93200039807134" calcext:value-type="float">
            <text:p>0.9320003981</text:p>
          </table:table-cell>
          <table:table-cell table:formula="of:=2*[.J53]*[.M53]/([.J53]+[.M53])" office:value-type="float" office:value="0.0506024878432257" calcext:value-type="float">
            <text:p>0.0506024878</text:p>
          </table:table-cell>
          <table:table-cell table:formula="of:=IF([.K53]=-1;0;2*[.K53]*[.N53]/([.K53]+[.N53]))" office:value-type="float" office:value="0" calcext:value-type="float">
            <text:p>0</text:p>
          </table:table-cell>
          <table:table-cell table:formula="of:=IF(AND([.O53]&gt;0;[.P53]&gt;0;[.Q53]&gt;0);3/((1/[.O53])+(1/[.P53])+(1/[.Q53]));0)" office:value-type="float" office:value="0" calcext:value-type="float">
            <text:p>0</text:p>
          </table:table-cell>
          <table:table-cell table:formula="of:=2*[.P53]*[.Q53]/([.P53]+[.Q53])" office:value-type="float" office:value="0" calcext:value-type="float">
            <text:p>0</text:p>
          </table:table-cell>
        </table:table-row>
      </table:table>
      <table:table table:name="POS" table:style-name="ta1">
        <table:shapes>
          <draw:frame draw:z-index="0" draw:style-name="gr1" draw:text-style-name="P1" svg:width="18.864cm" svg:height="9.391cm" svg:x="18.556cm" svg:y="3.32cm">
            <draw:object draw:notify-on-update-of-ranges="POS.C1:POS.C1 POS.C2:POS.C14 POS.D1:POS.D1 POS.D2:POS.D14 POS.E1:POS.E1 POS.E2:POS.E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0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_window_size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windowing</text:p>
          </table:table-cell>
          <table:table-cell office:value-type="string" calcext:value-type="string">
            <text:p>without POS</text:p>
          </table:table-cell>
          <table:table-cell office:value-type="string" calcext:value-type="string">
            <text:p>with PO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[.A2];&quot;-&quot;;[.B2])" office:value-type="string" office:string-value="1-0" calcext:value-type="string">
            <text:p>1-0</text:p>
          </table:table-cell>
          <table:table-cell table:formula="of:=[Data.R3]" office:value-type="float" office:value="0.193604880121971" calcext:value-type="float">
            <text:p>0.1936048801</text:p>
          </table:table-cell>
          <table:table-cell table:formula="of:=[Data.R29]" office:value-type="float" office:value="0.201527976718093" calcext:value-type="float">
            <text:p>0.201527976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[.A3];&quot;-&quot;;[.B3])" office:value-type="string" office:string-value="1-1" calcext:value-type="string">
            <text:p>1-1</text:p>
          </table:table-cell>
          <table:table-cell table:formula="of:=[Data.R5]" office:value-type="float" office:value="0.123990636146827" calcext:value-type="float">
            <text:p>0.1239906361</text:p>
          </table:table-cell>
          <table:table-cell table:formula="of:=[Data.R3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NCATENATE([.A4];&quot;-&quot;;[.B4])" office:value-type="string" office:string-value="5-0" calcext:value-type="string">
            <text:p>5-0</text:p>
          </table:table-cell>
          <table:table-cell table:formula="of:=[Data.R7]" office:value-type="float" office:value="0.21107024492463" calcext:value-type="float">
            <text:p>0.2110702449</text:p>
          </table:table-cell>
          <table:table-cell table:formula="of:=[Data.R33]" office:value-type="float" office:value="0.25904994740094" calcext:value-type="float">
            <text:p>0.259049947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A5];&quot;-&quot;;[.B5])" office:value-type="string" office:string-value="5-1" calcext:value-type="string">
            <text:p>5-1</text:p>
          </table:table-cell>
          <table:table-cell table:formula="of:=[Data.R9]" office:value-type="float" office:value="0.44993562499552" calcext:value-type="float">
            <text:p>0.449935625</text:p>
          </table:table-cell>
          <table:table-cell table:formula="of:=[Data.R35]" office:value-type="float" office:value="0.528005786653557" calcext:value-type="float">
            <text:p>0.528005786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NCATENATE([.A6];&quot;-&quot;;[.B6])" office:value-type="string" office:string-value="5-2" calcext:value-type="string">
            <text:p>5-2</text:p>
          </table:table-cell>
          <table:table-cell table:formula="of:=[Data.R11]" office:value-type="float" office:value="0.358772134711441" calcext:value-type="float">
            <text:p>0.3587721347</text:p>
          </table:table-cell>
          <table:table-cell table:formula="of:=[Data.R37]" office:value-type="float" office:value="0.528030955964213" calcext:value-type="float">
            <text:p>0.52803095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NCATENATE([.A7];&quot;-&quot;;[.B7])" office:value-type="string" office:string-value="5-3" calcext:value-type="string">
            <text:p>5-3</text:p>
          </table:table-cell>
          <table:table-cell table:formula="of:=[Data.R13]" office:value-type="float" office:value="0.508775230980056" calcext:value-type="float">
            <text:p>0.508775231</text:p>
          </table:table-cell>
          <table:table-cell table:formula="of:=[Data.R39]" office:value-type="float" office:value="0.528318675254261" calcext:value-type="float">
            <text:p>0.528318675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[.A8];&quot;-&quot;;[.B8])" office:value-type="string" office:string-value="5-4" calcext:value-type="string">
            <text:p>5-4</text:p>
          </table:table-cell>
          <table:table-cell table:formula="of:=[Data.R15]" office:value-type="float" office:value="0.456856735947005" calcext:value-type="float">
            <text:p>0.4568567359</text:p>
          </table:table-cell>
          <table:table-cell table:formula="of:=[Data.R41]" office:value-type="float" office:value="0.474431946945344" calcext:value-type="float">
            <text:p>0.474431946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[.A9];&quot;-&quot;;[.B9])" office:value-type="string" office:string-value="5-5" calcext:value-type="string">
            <text:p>5-5</text:p>
          </table:table-cell>
          <table:table-cell table:formula="of:=[Data.R17]" office:value-type="float" office:value="0" calcext:value-type="float">
            <text:p>0</text:p>
          </table:table-cell>
          <table:table-cell table:formula="of:=[Data.R43]" office:value-type="float" office:value="0.253356084954471" calcext:value-type="float">
            <text:p>0.25335608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NCATENATE([.A10];&quot;-&quot;;[.B10])" office:value-type="string" office:string-value="8-0" calcext:value-type="string">
            <text:p>8-0</text:p>
          </table:table-cell>
          <table:table-cell table:formula="of:=[Data.R19]" office:value-type="float" office:value="0.281959343037623" calcext:value-type="float">
            <text:p>0.281959343</text:p>
          </table:table-cell>
          <table:table-cell table:formula="of:=[Data.R45]" office:value-type="float" office:value="0.197309862024809" calcext:value-type="float">
            <text:p>0.19730986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[.A11];&quot;-&quot;;[.B11])" office:value-type="string" office:string-value="8-2" calcext:value-type="string">
            <text:p>8-2</text:p>
          </table:table-cell>
          <table:table-cell table:formula="of:=[Data.R21]" office:value-type="float" office:value="0.36872713274499" calcext:value-type="float">
            <text:p>0.3687271327</text:p>
          </table:table-cell>
          <table:table-cell table:formula="of:=[Data.R47]" office:value-type="float" office:value="0.416349084516511" calcext:value-type="float">
            <text:p>0.416349084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NCATENATE([.A12];&quot;-&quot;;[.B12])" office:value-type="string" office:string-value="8-4" calcext:value-type="string">
            <text:p>8-4</text:p>
          </table:table-cell>
          <table:table-cell table:formula="of:=[Data.R23]" office:value-type="float" office:value="0.398934478467642" calcext:value-type="float">
            <text:p>0.3989344785</text:p>
          </table:table-cell>
          <table:table-cell table:formula="of:=[Data.R49]" office:value-type="float" office:value="0.43942212952816" calcext:value-type="float">
            <text:p>0.439422129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NCATENATE([.A13];&quot;-&quot;;[.B13])" office:value-type="string" office:string-value="8-6" calcext:value-type="string">
            <text:p>8-6</text:p>
          </table:table-cell>
          <table:table-cell table:formula="of:=[Data.R25]" office:value-type="float" office:value="0.481554294579854" calcext:value-type="float">
            <text:p>0.4815542946</text:p>
          </table:table-cell>
          <table:table-cell table:formula="of:=[Data.R51]" office:value-type="float" office:value="0.51676198299383" calcext:value-type="float">
            <text:p>0.51676198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CONCATENATE([.A14];&quot;-&quot;;[.B14])" office:value-type="string" office:string-value="8-8" calcext:value-type="string">
            <text:p>8-8</text:p>
          </table:table-cell>
          <table:table-cell table:formula="of:=[Data.R27]" office:value-type="float" office:value="0" calcext:value-type="float">
            <text:p>0</text:p>
          </table:table-cell>
          <table:table-cell table:formula="of:=[Data.R53]" office:value-type="float" office:value="0" calcext:value-type="float">
            <text:p>0</text:p>
          </table:table-cell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22.377cm" svg:height="10.014cm" svg:x="14.406cm" svg:y="12.672cm">
            <draw:object draw:notify-on-update-of-ranges="Sheet2.A2:Sheet2.A26 Sheet2.F1:Sheet2.F1 Sheet2.F2:Sheet2.F26 Sheet2.G1:Sheet2.G1 Sheet2.G2:Sheet2.G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_pos_tagging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_window_size</text:p>
          </table:table-cell>
          <table:table-cell office:value-type="string" calcext:value-type="string">
            <text:p>_train_files</text:p>
          </table:table-cell>
          <table:table-cell office:value-type="string" calcext:value-type="string">
            <text:p>without POS</text:p>
          </table:table-cell>
          <table:table-cell office:value-type="string" calcext:value-type="string">
            <text:p>with POS</text:p>
          </table:table-cell>
          <table:table-cell office:value-type="string" calcext:value-type="string">
            <text:p>wikistatus</text:p>
          </table:table-cell>
        </table:table-row>
        <table:table-row table:style-name="ro1">
          <table:table-cell table:formula="of:=CONCATENATE([.C2];&quot;/&quot;;[.D2];&quot; &quot;;[.H2])" office:value-type="string" office:string-value="0/1 " calcext:value-type="string">
            <text:p>0/1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193604880121971" calcext:value-type="float">
            <text:p>0.1936048801</text:p>
          </table:table-cell>
          <table:table-cell office:value-type="float" office:value="0.201527976718093" calcext:value-type="float">
            <text:p>0.2015279767</text:p>
          </table:table-cell>
          <table:table-cell table:formula="of:=IF([.E2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3];&quot;/&quot;;[.D3];&quot; &quot;;[.H3])" office:value-type="string" office:string-value="0/1 wi" calcext:value-type="string">
            <text:p>0/1 w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" calcext:value-type="float">
            <text:p>0</text:p>
          </table:table-cell>
          <table:table-cell office:value-type="float" office:value="0.0400659225504375" calcext:value-type="float">
            <text:p>0.0400659226</text:p>
          </table:table-cell>
          <table:table-cell table:formula="of:=IF([.E3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4];&quot;/&quot;;[.D4];&quot; &quot;;[.H4])" office:value-type="string" office:string-value="1/1 " calcext:value-type="string">
            <text:p>1/1 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123990636146827" calcext:value-type="float">
            <text:p>0.1239906361</text:p>
          </table:table-cell>
          <table:table-cell office:value-type="float" office:value="0" calcext:value-type="float">
            <text:p>0</text:p>
          </table:table-cell>
          <table:table-cell table:formula="of:=IF([.E4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5];&quot;/&quot;;[.D5];&quot; &quot;;[.H5])" office:value-type="string" office:string-value="1/1 wi" calcext:value-type="string">
            <text:p>1/1 wi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" calcext:value-type="float">
            <text:p>0</text:p>
          </table:table-cell>
          <table:table-cell office:value-type="float" office:value="0.151257841363959" calcext:value-type="float">
            <text:p>0.1512578414</text:p>
          </table:table-cell>
          <table:table-cell table:formula="of:=IF([.E5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6];&quot;/&quot;;[.D6];&quot; &quot;;[.H6])" office:value-type="string" office:string-value="0/5 " calcext:value-type="string">
            <text:p>0/5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341719523198369" calcext:value-type="float">
            <text:p>0.3417195232</text:p>
          </table:table-cell>
          <table:table-cell office:value-type="float" office:value="0.349205905529054" calcext:value-type="float">
            <text:p>0.3492059055</text:p>
          </table:table-cell>
          <table:table-cell table:formula="of:=IF([.E6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7];&quot;/&quot;;[.D7];&quot; &quot;;[.H7])" office:value-type="string" office:string-value="0/5 wi" calcext:value-type="string">
            <text:p>0/5 w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21107024492463" calcext:value-type="float">
            <text:p>0.2110702449</text:p>
          </table:table-cell>
          <table:table-cell office:value-type="float" office:value="0.25904994740094" calcext:value-type="float">
            <text:p>0.2590499474</text:p>
          </table:table-cell>
          <table:table-cell table:formula="of:=IF([.E7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8];&quot;/&quot;;[.D8];&quot; &quot;;[.H8])" office:value-type="string" office:string-value="1/5 " calcext:value-type="string">
            <text:p>1/5 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91609173359738" calcext:value-type="float">
            <text:p>0.4916091734</text:p>
          </table:table-cell>
          <table:table-cell office:value-type="float" office:value="0.374905926983798" calcext:value-type="float">
            <text:p>0.374905927</text:p>
          </table:table-cell>
          <table:table-cell table:formula="of:=IF([.E8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9];&quot;/&quot;;[.D9];&quot; &quot;;[.H9])" office:value-type="string" office:string-value="1/5 wi" calcext:value-type="string">
            <text:p>1/5 wi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44993562499552" calcext:value-type="float">
            <text:p>0.449935625</text:p>
          </table:table-cell>
          <table:table-cell office:value-type="float" office:value="0.528005786653557" calcext:value-type="float">
            <text:p>0.5280057867</text:p>
          </table:table-cell>
          <table:table-cell table:formula="of:=IF([.E9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10];&quot;/&quot;;[.D10];&quot; &quot;;[.H10])" office:value-type="string" office:string-value="2/5 " calcext:value-type="string">
            <text:p>2/5 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508197191958487" calcext:value-type="float">
            <text:p>0.508197192</text:p>
          </table:table-cell>
          <table:table-cell office:value-type="float" office:value="0.411374424921894" calcext:value-type="float">
            <text:p>0.4113744249</text:p>
          </table:table-cell>
          <table:table-cell table:formula="of:=IF([.E10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11];&quot;/&quot;;[.D11];&quot; &quot;;[.H11])" office:value-type="string" office:string-value="2/5 wi" calcext:value-type="string">
            <text:p>2/5 wi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58772134711441" calcext:value-type="float">
            <text:p>0.3587721347</text:p>
          </table:table-cell>
          <table:table-cell office:value-type="float" office:value="0.528030955964213" calcext:value-type="float">
            <text:p>0.528030956</text:p>
          </table:table-cell>
          <table:table-cell table:formula="of:=IF([.E11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12];&quot;/&quot;;[.D12];&quot; &quot;;[.H12])" office:value-type="string" office:string-value="3/5 " calcext:value-type="string">
            <text:p>3/5 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508775230980056" calcext:value-type="float">
            <text:p>0.508775231</text:p>
          </table:table-cell>
          <table:table-cell office:value-type="float" office:value="0.528318675254261" calcext:value-type="float">
            <text:p>0.5283186753</text:p>
          </table:table-cell>
          <table:table-cell table:formula="of:=IF([.E12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13];&quot;/&quot;;[.D13];&quot; &quot;;[.H13])" office:value-type="string" office:string-value="3/5 wi" calcext:value-type="string">
            <text:p>3/5 wi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72698039171376" calcext:value-type="float">
            <text:p>0.3726980392</text:p>
          </table:table-cell>
          <table:table-cell office:value-type="float" office:value="0.404590433375896" calcext:value-type="float">
            <text:p>0.4045904334</text:p>
          </table:table-cell>
          <table:table-cell table:formula="of:=IF([.E13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14];&quot;/&quot;;[.D14];&quot; &quot;;[.H14])" office:value-type="string" office:string-value="4/5 " calcext:value-type="string">
            <text:p>4/5 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56856735947005" calcext:value-type="float">
            <text:p>0.4568567359</text:p>
          </table:table-cell>
          <table:table-cell office:value-type="float" office:value="0.474431946945344" calcext:value-type="float">
            <text:p>0.4744319469</text:p>
          </table:table-cell>
          <table:table-cell table:formula="of:=IF([.E14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15];&quot;/&quot;;[.D15];&quot; &quot;;[.H15])" office:value-type="string" office:string-value="4/5 wi" calcext:value-type="string">
            <text:p>4/5 wi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290536591729492" calcext:value-type="float">
            <text:p>0.2905365917</text:p>
          </table:table-cell>
          <table:table-cell office:value-type="float" office:value="0.356560531544728" calcext:value-type="float">
            <text:p>0.3565605315</text:p>
          </table:table-cell>
          <table:table-cell table:formula="of:=IF([.E15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16];&quot;/&quot;;[.D16];&quot; &quot;;[.H16])" office:value-type="string" office:string-value="5/5 " calcext:value-type="string">
            <text:p>5/5 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225600559549318" calcext:value-type="float">
            <text:p>0.2256005595</text:p>
          </table:table-cell>
          <table:table-cell office:value-type="float" office:value="0" calcext:value-type="float">
            <text:p>0</text:p>
          </table:table-cell>
          <table:table-cell table:formula="of:=IF([.E16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17];&quot;/&quot;;[.D17];&quot; &quot;;[.H17])" office:value-type="string" office:string-value="5/5 wi" calcext:value-type="string">
            <text:p>5/5 wi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" calcext:value-type="float">
            <text:p>0</text:p>
          </table:table-cell>
          <table:table-cell office:value-type="float" office:value="0.253356084954471" calcext:value-type="float">
            <text:p>0.253356085</text:p>
          </table:table-cell>
          <table:table-cell table:formula="of:=IF([.E17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18];&quot;/&quot;;[.D18];&quot; &quot;;[.H18])" office:value-type="string" office:string-value="0/8 " calcext:value-type="string">
            <text:p>0/8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281959343037623" calcext:value-type="float">
            <text:p>0.281959343</text:p>
          </table:table-cell>
          <table:table-cell office:value-type="float" office:value="0.197309862024809" calcext:value-type="float">
            <text:p>0.197309862</text:p>
          </table:table-cell>
          <table:table-cell table:formula="of:=IF([.E18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19];&quot;/&quot;;[.D19];&quot; &quot;;[.H19])" office:value-type="string" office:string-value="0/8 wi" calcext:value-type="string">
            <text:p>0/8 w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0655163281651594" calcext:value-type="float">
            <text:p>0.0655163282</text:p>
          </table:table-cell>
          <table:table-cell office:value-type="float" office:value="0.317719974880672" calcext:value-type="float">
            <text:p>0.3177199749</text:p>
          </table:table-cell>
          <table:table-cell table:formula="of:=IF([.E19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20];&quot;/&quot;;[.D20];&quot; &quot;;[.H20])" office:value-type="string" office:string-value="2/8 " calcext:value-type="string">
            <text:p>2/8 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98143105639702" calcext:value-type="float">
            <text:p>0.4981431056</text:p>
          </table:table-cell>
          <table:table-cell office:value-type="float" office:value="0.519731494200636" calcext:value-type="float">
            <text:p>0.5197314942</text:p>
          </table:table-cell>
          <table:table-cell table:formula="of:=IF([.E20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21];&quot;/&quot;;[.D21];&quot; &quot;;[.H21])" office:value-type="string" office:string-value="2/8 wi" calcext:value-type="string">
            <text:p>2/8 wi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6872713274499" calcext:value-type="float">
            <text:p>0.3687271327</text:p>
          </table:table-cell>
          <table:table-cell office:value-type="float" office:value="0.416349084516511" calcext:value-type="float">
            <text:p>0.4163490845</text:p>
          </table:table-cell>
          <table:table-cell table:formula="of:=IF([.E21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22];&quot;/&quot;;[.D22];&quot; &quot;;[.H22])" office:value-type="string" office:string-value="4/8 " calcext:value-type="string">
            <text:p>4/8 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76275639055585" calcext:value-type="float">
            <text:p>0.4762756391</text:p>
          </table:table-cell>
          <table:table-cell office:value-type="float" office:value="0.552515600434204" calcext:value-type="float">
            <text:p>0.5525156004</text:p>
          </table:table-cell>
          <table:table-cell table:formula="of:=IF([.E22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23];&quot;/&quot;;[.D23];&quot; &quot;;[.H23])" office:value-type="string" office:string-value="4/8 wi" calcext:value-type="string">
            <text:p>4/8 wi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98934478467642" calcext:value-type="float">
            <text:p>0.3989344785</text:p>
          </table:table-cell>
          <table:table-cell office:value-type="float" office:value="0.43942212952816" calcext:value-type="float">
            <text:p>0.4394221295</text:p>
          </table:table-cell>
          <table:table-cell table:formula="of:=IF([.E23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24];&quot;/&quot;;[.D24];&quot; &quot;;[.H24])" office:value-type="string" office:string-value="6/8 " calcext:value-type="string">
            <text:p>6/8 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81554294579854" calcext:value-type="float">
            <text:p>0.4815542946</text:p>
          </table:table-cell>
          <table:table-cell office:value-type="float" office:value="0.51676198299383" calcext:value-type="float">
            <text:p>0.516761983</text:p>
          </table:table-cell>
          <table:table-cell table:formula="of:=IF([.E24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25];&quot;/&quot;;[.D25];&quot; &quot;;[.H25])" office:value-type="string" office:string-value="6/8 wi" calcext:value-type="string">
            <text:p>6/8 wi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office:value-type="float" office:value="0.375021244049305" calcext:value-type="float">
            <text:p>0.375021244</text:p>
          </table:table-cell>
          <table:table-cell office:value-type="float" office:value="0.439719173695366" calcext:value-type="float">
            <text:p>0.4397191737</text:p>
          </table:table-cell>
          <table:table-cell table:formula="of:=IF([.E25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26];&quot;/&quot;;[.D26];&quot; &quot;;[.H26])" office:value-type="string" office:string-value="8/8 " calcext:value-type="string">
            <text:p>8/8 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185156484866897" calcext:value-type="float">
            <text:p>0.1851564849</text:p>
          </table:table-cell>
          <table:table-cell office:value-type="float" office:value="0.24404834672513" calcext:value-type="float">
            <text:p>0.2440483467</text:p>
          </table:table-cell>
          <table:table-cell table:formula="of:=IF([.E26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27];&quot;/&quot;;[.D27];&quot; &quot;;[.H27])" office:value-type="string" office:string-value="8/8 wi" calcext:value-type="string">
            <text:p>8/8 wi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E27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_pos_tagging</text:p>
          </table:table-cell>
          <table:table-cell office:value-type="string" calcext:value-type="string">
            <text:p>_punctuation_position</text:p>
          </table:table-cell>
          <table:table-cell office:value-type="string" calcext:value-type="string">
            <text:p>_window_size</text:p>
          </table:table-cell>
          <table:table-cell office:value-type="string" calcext:value-type="string">
            <text:p>_train_files</text:p>
          </table:table-cell>
          <table:table-cell office:value-type="string" calcext:value-type="string">
            <text:p>without wiki</text:p>
          </table:table-cell>
          <table:table-cell office:value-type="string" calcext:value-type="string">
            <text:p>with wiki</text:p>
          </table:table-cell>
          <table:table-cell office:value-type="string" calcext:value-type="string">
            <text:p>wikistatus</text:p>
          </table:table-cell>
        </table:table-row>
        <table:table-row table:style-name="ro1">
          <table:table-cell table:formula="of:=CONCATENATE([.C34];&quot;/&quot;;[.D34];&quot; &quot;;[.H34])" office:value-type="string" office:string-value="0/1 " calcext:value-type="string">
            <text:p>0/1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201527976718093" calcext:value-type="float">
            <text:p>0.2015279767</text:p>
          </table:table-cell>
          <table:table-cell office:value-type="float" office:value="0.0400659225504375" calcext:value-type="float">
            <text:p>0.0400659226</text:p>
          </table:table-cell>
          <table:table-cell table:formula="of:=IF([.E34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35];&quot;/&quot;;[.D35];&quot; &quot;;[.H35])" office:value-type="string" office:string-value="0/1 wi" calcext:value-type="string">
            <text:p>0/1 w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/>
          <table:table-cell table:formula="of:=IF([.E35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36];&quot;/&quot;;[.D36];&quot; &quot;;[.H36])" office:value-type="string" office:string-value="1/1 " calcext:value-type="string">
            <text:p>1/1 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" calcext:value-type="float">
            <text:p>0</text:p>
          </table:table-cell>
          <table:table-cell office:value-type="float" office:value="0.151257841363959" calcext:value-type="float">
            <text:p>0.1512578414</text:p>
          </table:table-cell>
          <table:table-cell table:formula="of:=IF([.E36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37];&quot;/&quot;;[.D37];&quot; &quot;;[.H37])" office:value-type="string" office:string-value="1/1 wi" calcext:value-type="string">
            <text:p>1/1 wi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/>
          <table:table-cell table:formula="of:=IF([.E37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38];&quot;/&quot;;[.D38];&quot; &quot;;[.H38])" office:value-type="string" office:string-value="0/5 " calcext:value-type="string">
            <text:p>0/5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349205905529054" calcext:value-type="float">
            <text:p>0.3492059055</text:p>
          </table:table-cell>
          <table:table-cell office:value-type="float" office:value="0.25904994740094" calcext:value-type="float">
            <text:p>0.2590499474</text:p>
          </table:table-cell>
          <table:table-cell table:formula="of:=IF([.E38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39];&quot;/&quot;;[.D39];&quot; &quot;;[.H39])" office:value-type="string" office:string-value="0/5 wi" calcext:value-type="string">
            <text:p>0/5 w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/>
          <table:table-cell table:formula="of:=IF([.E39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40];&quot;/&quot;;[.D40];&quot; &quot;;[.H40])" office:value-type="string" office:string-value="1/5 " calcext:value-type="string">
            <text:p>1/5 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374905926983798" calcext:value-type="float">
            <text:p>0.374905927</text:p>
          </table:table-cell>
          <table:table-cell office:value-type="float" office:value="0.528005786653557" calcext:value-type="float">
            <text:p>0.5280057867</text:p>
          </table:table-cell>
          <table:table-cell table:formula="of:=IF([.E40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41];&quot;/&quot;;[.D41];&quot; &quot;;[.H41])" office:value-type="string" office:string-value="1/5 wi" calcext:value-type="string">
            <text:p>1/5 wi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/>
          <table:table-cell table:formula="of:=IF([.E41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42];&quot;/&quot;;[.D42];&quot; &quot;;[.H42])" office:value-type="string" office:string-value="2/5 " calcext:value-type="string">
            <text:p>2/5 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11374424921894" calcext:value-type="float">
            <text:p>0.4113744249</text:p>
          </table:table-cell>
          <table:table-cell office:value-type="float" office:value="0.528030955964213" calcext:value-type="float">
            <text:p>0.528030956</text:p>
          </table:table-cell>
          <table:table-cell table:formula="of:=IF([.E42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43];&quot;/&quot;;[.D43];&quot; &quot;;[.H43])" office:value-type="string" office:string-value="2/5 wi" calcext:value-type="string">
            <text:p>2/5 wi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/>
          <table:table-cell table:formula="of:=IF([.E43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44];&quot;/&quot;;[.D44];&quot; &quot;;[.H44])" office:value-type="string" office:string-value="3/5 " calcext:value-type="string">
            <text:p>3/5 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528318675254261" calcext:value-type="float">
            <text:p>0.5283186753</text:p>
          </table:table-cell>
          <table:table-cell office:value-type="float" office:value="0.404590433375896" calcext:value-type="float">
            <text:p>0.4045904334</text:p>
          </table:table-cell>
          <table:table-cell table:formula="of:=IF([.E44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45];&quot;/&quot;;[.D45];&quot; &quot;;[.H45])" office:value-type="string" office:string-value="3/5 wi" calcext:value-type="string">
            <text:p>3/5 wi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/>
          <table:table-cell table:formula="of:=IF([.E45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46];&quot;/&quot;;[.D46];&quot; &quot;;[.H46])" office:value-type="string" office:string-value="4/5 " calcext:value-type="string">
            <text:p>4/5 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474431946945344" calcext:value-type="float">
            <text:p>0.4744319469</text:p>
          </table:table-cell>
          <table:table-cell office:value-type="float" office:value="0.356560531544728" calcext:value-type="float">
            <text:p>0.3565605315</text:p>
          </table:table-cell>
          <table:table-cell table:formula="of:=IF([.E46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47];&quot;/&quot;;[.D47];&quot; &quot;;[.H47])" office:value-type="string" office:string-value="4/5 wi" calcext:value-type="string">
            <text:p>4/5 wi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/>
          <table:table-cell table:formula="of:=IF([.E47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48];&quot;/&quot;;[.D48];&quot; &quot;;[.H48])" office:value-type="string" office:string-value="5/5 " calcext:value-type="string">
            <text:p>5/5 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" calcext:value-type="float">
            <text:p>0</text:p>
          </table:table-cell>
          <table:table-cell office:value-type="float" office:value="0.253356084954471" calcext:value-type="float">
            <text:p>0.253356085</text:p>
          </table:table-cell>
          <table:table-cell table:formula="of:=IF([.E48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49];&quot;/&quot;;[.D49];&quot; &quot;;[.H49])" office:value-type="string" office:string-value="5/5 wi" calcext:value-type="string">
            <text:p>5/5 wi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/>
          <table:table-cell table:formula="of:=IF([.E49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50];&quot;/&quot;;[.D50];&quot; &quot;;[.H50])" office:value-type="string" office:string-value="0/8 " calcext:value-type="string">
            <text:p>0/8 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197309862024809" calcext:value-type="float">
            <text:p>0.197309862</text:p>
          </table:table-cell>
          <table:table-cell office:value-type="float" office:value="0.317719974880672" calcext:value-type="float">
            <text:p>0.3177199749</text:p>
          </table:table-cell>
          <table:table-cell table:formula="of:=IF([.E50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51];&quot;/&quot;;[.D51];&quot; &quot;;[.H51])" office:value-type="string" office:string-value="0/8 wi" calcext:value-type="string">
            <text:p>0/8 wi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/>
          <table:table-cell table:formula="of:=IF([.E51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52];&quot;/&quot;;[.D52];&quot; &quot;;[.H52])" office:value-type="string" office:string-value="2/8 " calcext:value-type="string">
            <text:p>2/8 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519731494200636" calcext:value-type="float">
            <text:p>0.5197314942</text:p>
          </table:table-cell>
          <table:table-cell office:value-type="float" office:value="0.416349084516511" calcext:value-type="float">
            <text:p>0.4163490845</text:p>
          </table:table-cell>
          <table:table-cell table:formula="of:=IF([.E52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53];&quot;/&quot;;[.D53];&quot; &quot;;[.H53])" office:value-type="string" office:string-value="2/8 wi" calcext:value-type="string">
            <text:p>2/8 wi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/>
          <table:table-cell table:formula="of:=IF([.E53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54];&quot;/&quot;;[.D54];&quot; &quot;;[.H54])" office:value-type="string" office:string-value="4/8 " calcext:value-type="string">
            <text:p>4/8 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552515600434204" calcext:value-type="float">
            <text:p>0.5525156004</text:p>
          </table:table-cell>
          <table:table-cell office:value-type="float" office:value="0.43942212952816" calcext:value-type="float">
            <text:p>0.4394221295</text:p>
          </table:table-cell>
          <table:table-cell table:formula="of:=IF([.E54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55];&quot;/&quot;;[.D55];&quot; &quot;;[.H55])" office:value-type="string" office:string-value="4/8 wi" calcext:value-type="string">
            <text:p>4/8 wi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/>
          <table:table-cell table:formula="of:=IF([.E55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56];&quot;/&quot;;[.D56];&quot; &quot;;[.H56])" office:value-type="string" office:string-value="6/8 " calcext:value-type="string">
            <text:p>6/8 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51676198299383" calcext:value-type="float">
            <text:p>0.516761983</text:p>
          </table:table-cell>
          <table:table-cell office:value-type="float" office:value="0.439719173695366" calcext:value-type="float">
            <text:p>0.4397191737</text:p>
          </table:table-cell>
          <table:table-cell table:formula="of:=IF([.E56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57];&quot;/&quot;;[.D57];&quot; &quot;;[.H57])" office:value-type="string" office:string-value="6/8 wi" calcext:value-type="string">
            <text:p>6/8 wi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/>
          <table:table-cell table:formula="of:=IF([.E57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  <table:table-row table:style-name="ro1">
          <table:table-cell table:formula="of:=CONCATENATE([.C58];&quot;/&quot;;[.D58];&quot; &quot;;[.H58])" office:value-type="string" office:string-value="8/8 " calcext:value-type="string">
            <text:p>8/8 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</text:p>
          </table:table-cell>
          <table:table-cell office:value-type="float" office:value="0.24404834672513" calcext:value-type="float">
            <text:p>0.2440483467</text:p>
          </table:table-cell>
          <table:table-cell office:value-type="float" office:value="0" calcext:value-type="float">
            <text:p>0</text:p>
          </table:table-cell>
          <table:table-cell table:formula="of:=IF([.E58]=&quot;ted/2010-1.xml.line,ted/2010-2.xml.line,ted/2012.xml.line,ted/2013.xml.line,wikipedia/wikipedia.txt.line&quot;;&quot;wi&quot;;&quot;&quot;)">
            <text:p/>
          </table:table-cell>
        </table:table-row>
        <table:table-row table:style-name="ro1">
          <table:table-cell table:formula="of:=CONCATENATE([.C59];&quot;/&quot;;[.D59];&quot; &quot;;[.H59])" office:value-type="string" office:string-value="8/8 wi" calcext:value-type="string">
            <text:p>8/8 wi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ed/2010-1.xml.line,ted/2010-2.xml.line,ted/2012.xml.line,ted/2013.xml.line,wikipedia/wikipedia.txt.line</text:p>
          </table:table-cell>
          <table:table-cell table:number-columns-repeated="2"/>
          <table:table-cell table:formula="of:=IF([.E59]=&quot;ted/2010-1.xml.line,ted/2010-2.xml.line,ted/2012.xml.line,ted/2013.xml.line,wikipedia/wikipedia.txt.line&quot;;&quot;wi&quot;;&quot;&quot;)" office:value-type="string" office:string-value="wi" calcext:value-type="string">
            <text:p>wi</text:p>
          </table:table-cell>
        </table:table-row>
      </table:table>
      <table:named-expressions/>
      <table:database-ranges>
        <table:database-range table:name="__Anonymous_Sheet_DB__0" table:target-range-address="'Raw data'.A1:'Raw data'.R53">
          <table:sort>
            <table:sort-by table:field-number="3" table:data-type="automatic"/>
          </table:sort>
        </table:database-range>
        <table:database-range table:name="__Anonymous_Sheet_DB__3" table:target-range-address="Sheet2.A1:Sheet2.H27">
          <table:sort>
            <table:sort-by table:field-number="3" table:data-type="automatic"/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 Light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 Light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7:12:19.325174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2-01T18:40:53.505351543</dc:date>
    <dc:creator>Stefan Bunk</dc:creator>
    <meta:editing-duration>PT1H27S</meta:editing-duration>
    <meta:editing-cycles>7</meta:editing-cycles>
    <meta:document-statistic meta:table-count="4" meta:cell-count="259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Raw data'.F2:'Raw data'.F41 'Raw data'.V1:'Raw data'.V41" chart:data-source-has-labels="both" svg:x="0.32cm" svg:y="0.18cm" svg:width="13.097cm" svg:height="8.64cm">
          <chartooo:coordinate-region svg:x="2.181cm" svg:y="0.38cm" svg:width="11.228cm" svg:height="6.058cm"/>
          <chart:axis chart:dimension="x" chart:name="primary-x" chart:style-name="ch4" chartooo:axis-type="auto">
            <chartooo:date-scale/>
            <chart:categories table:cell-range-address="'Raw data'.F2:'Raw data'.F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 data'.V2:'Raw data'.V41" chart:label-cell-address="'Raw data'.V1:'Raw data'.V1" chart:class="chart:ba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Raw data'.V1:'Raw data'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d/2011.xml.line</text:p>
                <draw:g>
                  <svg:desc>'Raw data'.F2:'Raw data'.F41</svg:desc>
                </draw:g>
              </table:table-cell>
              <table:table-cell office:value-type="float" office:value="0">
                <text:p>0</text:p>
                <draw:g>
                  <svg:desc>'Raw data'.V2:'Raw data'.V41</svg:desc>
                </draw:g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93604880121971">
                <text:p>0.19360488012197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23990636146827">
                <text:p>0.12399063614682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41719523198369">
                <text:p>0.34171952319836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1107024492463">
                <text:p>0.2110702449246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91609173359738">
                <text:p>0.49160917335973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4993562499552">
                <text:p>0.4499356249955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08197191958487">
                <text:p>0.50819719195848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58772134711441">
                <text:p>0.35877213471144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2698039171376">
                <text:p>0.37269803917137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08775230980056">
                <text:p>0.50877523098005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90536591729492">
                <text:p>0.29053659172949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56856735947005">
                <text:p>0.45685673594700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25600559549318">
                <text:p>0.22560055954931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0655163281651594">
                <text:p>0.06551632816515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81959343037623">
                <text:p>0.28195934303762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98143105639702">
                <text:p>0.49814310563970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6872713274499">
                <text:p>0.3687271327449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76275639055585">
                <text:p>0.47627563905558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98934478467642">
                <text:p>0.39893447846764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5021244049305">
                <text:p>0.37502124404930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81554294579854">
                <text:p>0.48155429457985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85156484866897">
                <text:p>0.18515648486689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0400659225504375">
                <text:p>0.040065922550437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01527976718093">
                <text:p>0.20152797671809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51257841363959">
                <text:p>0.15125784136395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49205905529054">
                <text:p>0.34920590552905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5904994740094">
                <text:p>0.259049947400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4905926983798">
                <text:p>0.37490592698379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005786653557">
                <text:p>0.52800578665355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11374424921894">
                <text:p>0.4113744249218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030955964213">
                <text:p>0.52803095596421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04590433375896">
                <text:p>0.40459043337589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318675254261">
                <text:p>0.52831867525426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56560531544728">
                <text:p>0.35656053154472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74431946945344">
                <text:p>0.474431946945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78cm" svg:height="10.015cm" xlink:href=".." xlink:type="simple" chart:class="chart:bar" chart:style-name="ch1">
        <chart:legend chart:legend-position="end" svg:x="19.692cm" svg:y="4.459cm" style:legend-expansion="high" chart:style-name="ch2"/>
        <chart:plot-area chart:style-name="ch3" table:cell-range-address="Sheet2.A2:Sheet2.A26 Sheet2.F1:Sheet2.G26" chart:data-source-has-labels="both" svg:x="0.447cm" svg:y="0.2cm" svg:width="18.798cm" svg:height="9.615cm">
          <chartooo:coordinate-region svg:x="1.174cm" svg:y="0.4cm" svg:width="18.071cm" svg:height="8.37cm"/>
          <chart:axis chart:dimension="x" chart:name="primary-x" chart:style-name="ch4" chartooo:axis-type="auto">
            <chartooo:date-scale/>
            <chart:categories table:cell-range-address="Sheet2.A2:Sheet2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26" chart:label-cell-address="Sheet2.F1:Sheet2.F1" chart:class="chart:bar">
            <chart:data-point chart:repeated="25"/>
          </chart:series>
          <chart:series chart:style-name="ch8" chart:values-cell-range-address="Sheet2.G2:Sheet2.G26" chart:label-cell-address="Sheet2.G1:Sheet2.G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POS</text:p>
                <draw:g>
                  <svg:desc>Sheet2.F1:Sheet2.F1</svg:desc>
                </draw:g>
              </table:table-cell>
              <table:table-cell office:value-type="string">
                <text:p>with POS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/1 </text:p>
                <draw:g>
                  <svg:desc>Sheet2.A2:Sheet2.A26</svg:desc>
                </draw:g>
              </table:table-cell>
              <table:table-cell office:value-type="float" office:value="0.193604880121971">
                <text:p>0.193604880121971</text:p>
                <draw:g>
                  <svg:desc>Sheet2.F2:Sheet2.F26</svg:desc>
                </draw:g>
              </table:table-cell>
              <table:table-cell office:value-type="float" office:value="0.201527976718093">
                <text:p>0.201527976718093</text:p>
                <draw:g>
                  <svg:desc>Sheet2.G2:Sheet2.G26</svg:desc>
                </draw:g>
              </table:table-cell>
            </table:table-row>
            <table:table-row>
              <table:table-cell office:value-type="string">
                <text:p>0/1 wi</text:p>
              </table:table-cell>
              <table:table-cell office:value-type="float" office:value="0">
                <text:p>0</text:p>
              </table:table-cell>
              <table:table-cell office:value-type="float" office:value="0.0400659225504375">
                <text:p>0.0400659225504375</text:p>
              </table:table-cell>
            </table:table-row>
            <table:table-row>
              <table:table-cell office:value-type="string">
                <text:p>1/1 </text:p>
              </table:table-cell>
              <table:table-cell office:value-type="float" office:value="0.123990636146827">
                <text:p>0.123990636146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 wi</text:p>
              </table:table-cell>
              <table:table-cell office:value-type="float" office:value="0">
                <text:p>0</text:p>
              </table:table-cell>
              <table:table-cell office:value-type="float" office:value="0.151257841363959">
                <text:p>0.151257841363959</text:p>
              </table:table-cell>
            </table:table-row>
            <table:table-row>
              <table:table-cell office:value-type="string">
                <text:p>0/5 </text:p>
              </table:table-cell>
              <table:table-cell office:value-type="float" office:value="0.341719523198369">
                <text:p>0.341719523198369</text:p>
              </table:table-cell>
              <table:table-cell office:value-type="float" office:value="0.349205905529054">
                <text:p>0.349205905529054</text:p>
              </table:table-cell>
            </table:table-row>
            <table:table-row>
              <table:table-cell office:value-type="string">
                <text:p>0/5 wi</text:p>
              </table:table-cell>
              <table:table-cell office:value-type="float" office:value="0.21107024492463">
                <text:p>0.21107024492463</text:p>
              </table:table-cell>
              <table:table-cell office:value-type="float" office:value="0.25904994740094">
                <text:p>0.25904994740094</text:p>
              </table:table-cell>
            </table:table-row>
            <table:table-row>
              <table:table-cell office:value-type="string">
                <text:p>1/5 </text:p>
              </table:table-cell>
              <table:table-cell office:value-type="float" office:value="0.491609173359738">
                <text:p>0.491609173359738</text:p>
              </table:table-cell>
              <table:table-cell office:value-type="float" office:value="0.374905926983798">
                <text:p>0.374905926983798</text:p>
              </table:table-cell>
            </table:table-row>
            <table:table-row>
              <table:table-cell office:value-type="string">
                <text:p>1/5 wi</text:p>
              </table:table-cell>
              <table:table-cell office:value-type="float" office:value="0.44993562499552">
                <text:p>0.44993562499552</text:p>
              </table:table-cell>
              <table:table-cell office:value-type="float" office:value="0.528005786653557">
                <text:p>0.528005786653557</text:p>
              </table:table-cell>
            </table:table-row>
            <table:table-row>
              <table:table-cell office:value-type="string">
                <text:p>2/5 </text:p>
              </table:table-cell>
              <table:table-cell office:value-type="float" office:value="0.508197191958487">
                <text:p>0.508197191958487</text:p>
              </table:table-cell>
              <table:table-cell office:value-type="float" office:value="0.411374424921894">
                <text:p>0.411374424921894</text:p>
              </table:table-cell>
            </table:table-row>
            <table:table-row>
              <table:table-cell office:value-type="string">
                <text:p>2/5 wi</text:p>
              </table:table-cell>
              <table:table-cell office:value-type="float" office:value="0.358772134711441">
                <text:p>0.358772134711441</text:p>
              </table:table-cell>
              <table:table-cell office:value-type="float" office:value="0.528030955964213">
                <text:p>0.528030955964213</text:p>
              </table:table-cell>
            </table:table-row>
            <table:table-row>
              <table:table-cell office:value-type="string">
                <text:p>3/5 </text:p>
              </table:table-cell>
              <table:table-cell office:value-type="float" office:value="0.508775230980056">
                <text:p>0.508775230980056</text:p>
              </table:table-cell>
              <table:table-cell office:value-type="float" office:value="0.528318675254261">
                <text:p>0.528318675254261</text:p>
              </table:table-cell>
            </table:table-row>
            <table:table-row>
              <table:table-cell office:value-type="string">
                <text:p>3/5 wi</text:p>
              </table:table-cell>
              <table:table-cell office:value-type="float" office:value="0.372698039171376">
                <text:p>0.372698039171376</text:p>
              </table:table-cell>
              <table:table-cell office:value-type="float" office:value="0.404590433375896">
                <text:p>0.404590433375896</text:p>
              </table:table-cell>
            </table:table-row>
            <table:table-row>
              <table:table-cell office:value-type="string">
                <text:p>4/5 </text:p>
              </table:table-cell>
              <table:table-cell office:value-type="float" office:value="0.456856735947005">
                <text:p>0.456856735947005</text:p>
              </table:table-cell>
              <table:table-cell office:value-type="float" office:value="0.474431946945344">
                <text:p>0.474431946945344</text:p>
              </table:table-cell>
            </table:table-row>
            <table:table-row>
              <table:table-cell office:value-type="string">
                <text:p>4/5 wi</text:p>
              </table:table-cell>
              <table:table-cell office:value-type="float" office:value="0.290536591729492">
                <text:p>0.290536591729492</text:p>
              </table:table-cell>
              <table:table-cell office:value-type="float" office:value="0.356560531544728">
                <text:p>0.356560531544728</text:p>
              </table:table-cell>
            </table:table-row>
            <table:table-row>
              <table:table-cell office:value-type="string">
                <text:p>5/5 </text:p>
              </table:table-cell>
              <table:table-cell office:value-type="float" office:value="0.225600559549318">
                <text:p>0.225600559549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/5 wi</text:p>
              </table:table-cell>
              <table:table-cell office:value-type="float" office:value="0">
                <text:p>0</text:p>
              </table:table-cell>
              <table:table-cell office:value-type="float" office:value="0.253356084954471">
                <text:p>0.253356084954471</text:p>
              </table:table-cell>
            </table:table-row>
            <table:table-row>
              <table:table-cell office:value-type="string">
                <text:p>0/8 </text:p>
              </table:table-cell>
              <table:table-cell office:value-type="float" office:value="0.281959343037623">
                <text:p>0.281959343037623</text:p>
              </table:table-cell>
              <table:table-cell office:value-type="float" office:value="0.197309862024809">
                <text:p>0.197309862024809</text:p>
              </table:table-cell>
            </table:table-row>
            <table:table-row>
              <table:table-cell office:value-type="string">
                <text:p>0/8 wi</text:p>
              </table:table-cell>
              <table:table-cell office:value-type="float" office:value="0.0655163281651594">
                <text:p>0.0655163281651594</text:p>
              </table:table-cell>
              <table:table-cell office:value-type="float" office:value="0.317719974880672">
                <text:p>0.317719974880672</text:p>
              </table:table-cell>
            </table:table-row>
            <table:table-row>
              <table:table-cell office:value-type="string">
                <text:p>2/8 </text:p>
              </table:table-cell>
              <table:table-cell office:value-type="float" office:value="0.498143105639702">
                <text:p>0.498143105639702</text:p>
              </table:table-cell>
              <table:table-cell office:value-type="float" office:value="0.519731494200636">
                <text:p>0.519731494200636</text:p>
              </table:table-cell>
            </table:table-row>
            <table:table-row>
              <table:table-cell office:value-type="string">
                <text:p>2/8 wi</text:p>
              </table:table-cell>
              <table:table-cell office:value-type="float" office:value="0.36872713274499">
                <text:p>0.36872713274499</text:p>
              </table:table-cell>
              <table:table-cell office:value-type="float" office:value="0.416349084516511">
                <text:p>0.416349084516511</text:p>
              </table:table-cell>
            </table:table-row>
            <table:table-row>
              <table:table-cell office:value-type="string">
                <text:p>4/8 </text:p>
              </table:table-cell>
              <table:table-cell office:value-type="float" office:value="0.476275639055585">
                <text:p>0.476275639055585</text:p>
              </table:table-cell>
              <table:table-cell office:value-type="float" office:value="0.552515600434204">
                <text:p>0.552515600434204</text:p>
              </table:table-cell>
            </table:table-row>
            <table:table-row>
              <table:table-cell office:value-type="string">
                <text:p>4/8 wi</text:p>
              </table:table-cell>
              <table:table-cell office:value-type="float" office:value="0.398934478467642">
                <text:p>0.398934478467642</text:p>
              </table:table-cell>
              <table:table-cell office:value-type="float" office:value="0.43942212952816">
                <text:p>0.43942212952816</text:p>
              </table:table-cell>
            </table:table-row>
            <table:table-row>
              <table:table-cell office:value-type="string">
                <text:p>6/8 </text:p>
              </table:table-cell>
              <table:table-cell office:value-type="float" office:value="0.481554294579854">
                <text:p>0.481554294579854</text:p>
              </table:table-cell>
              <table:table-cell office:value-type="float" office:value="0.51676198299383">
                <text:p>0.51676198299383</text:p>
              </table:table-cell>
            </table:table-row>
            <table:table-row>
              <table:table-cell office:value-type="string">
                <text:p>6/8 wi</text:p>
              </table:table-cell>
              <table:table-cell office:value-type="float" office:value="0.375021244049305">
                <text:p>0.375021244049305</text:p>
              </table:table-cell>
              <table:table-cell office:value-type="float" office:value="0.439719173695366">
                <text:p>0.439719173695366</text:p>
              </table:table-cell>
            </table:table-row>
            <table:table-row>
              <table:table-cell office:value-type="string">
                <text:p>8/8 </text:p>
              </table:table-cell>
              <table:table-cell office:value-type="float" office:value="0.185156484866897">
                <text:p>0.185156484866897</text:p>
              </table:table-cell>
              <table:table-cell office:value-type="float" office:value="0.24404834672513">
                <text:p>0.2440483467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5.139cm" svg:y="4.201cm" style:legend-expansion="high" chart:style-name="ch2"/>
        <chart:plot-area chart:style-name="ch3" chart:data-source-has-labels="both" svg:x="0.32cm" svg:y="0.18cm" svg:width="14.499cm" svg:height="8.64cm">
          <chartooo:coordinate-region svg:x="2.164cm" svg:y="0.38cm" svg:width="12.655cm" svg:height="6.058cm"/>
          <chart:axis chart:dimension="x" chart:name="primary-x" chart:style-name="ch4" chartooo:axis-type="auto">
            <chartooo:date-scale/>
            <chart:categories table:cell-range-address="local-table.$A$2:.$A$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1" chart:label-cell-address="local-table.$B$1" chart:class="chart:bar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93604880121971">
                <text:p>0.19360488012197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23990636146827">
                <text:p>0.12399063614682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41719523198369">
                <text:p>0.34171952319836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1107024492463">
                <text:p>0.2110702449246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91609173359738">
                <text:p>0.49160917335973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4993562499552">
                <text:p>0.4499356249955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08197191958487">
                <text:p>0.50819719195848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58772134711441">
                <text:p>0.35877213471144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2698039171376">
                <text:p>0.37269803917137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08775230980056">
                <text:p>0.50877523098005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90536591729492">
                <text:p>0.29053659172949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56856735947005">
                <text:p>0.45685673594700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25600559549318">
                <text:p>0.22560055954931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0655163281651594">
                <text:p>0.06551632816515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81959343037623">
                <text:p>0.28195934303762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98143105639702">
                <text:p>0.49814310563970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6872713274499">
                <text:p>0.3687271327449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76275639055585">
                <text:p>0.47627563905558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98934478467642">
                <text:p>0.398934478467642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5021244049305">
                <text:p>0.37502124404930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81554294579854">
                <text:p>0.48155429457985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85156484866897">
                <text:p>0.18515648486689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0400659225504375">
                <text:p>0.0400659225504375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01527976718093">
                <text:p>0.20152797671809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151257841363959">
                <text:p>0.151257841363959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49205905529054">
                <text:p>0.34920590552905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25904994740094">
                <text:p>0.259049947400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74905926983798">
                <text:p>0.37490592698379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005786653557">
                <text:p>0.528005786653557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11374424921894">
                <text:p>0.411374424921894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030955964213">
                <text:p>0.528030955964213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04590433375896">
                <text:p>0.404590433375896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528318675254261">
                <text:p>0.528318675254261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356560531544728">
                <text:p>0.356560531544728</text:p>
              </table:table-cell>
            </table:table-row>
            <table:table-row>
              <table:table-cell office:value-type="string">
                <text:p>ted/2011.xml.line</text:p>
              </table:table-cell>
              <table:table-cell office:value-type="float" office:value="0.474431946945344">
                <text:p>0.4744319469453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65cm" svg:height="9.392cm" xlink:href=".." xlink:type="simple" chart:class="chart:bar" chart:style-name="ch1">
        <chart:legend chart:legend-position="end" svg:x="16.179cm" svg:y="4.148cm" style:legend-expansion="high" chart:style-name="ch2"/>
        <chart:plot-area chart:style-name="ch3" table:cell-range-address="POS.C1:POS.E14" chart:data-source-has-labels="both" svg:x="0.377cm" svg:y="0.187cm" svg:width="15.425cm" svg:height="9.018cm">
          <chartooo:coordinate-region svg:x="1.104cm" svg:y="0.387cm" svg:width="14.698cm" svg:height="8.171cm"/>
          <chart:axis chart:dimension="x" chart:name="primary-x" chart:style-name="ch4" chartooo:axis-type="auto">
            <chartooo:date-scale/>
            <chart:categories table:cell-range-address="POS.C2:POS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S.D2:POS.D14" chart:label-cell-address="POS.D1:POS.D1" chart:class="chart:bar">
            <chart:data-point chart:repeated="13"/>
          </chart:series>
          <chart:series chart:style-name="ch8" chart:values-cell-range-address="POS.E2:POS.E14" chart:label-cell-address="POS.E1:POS.E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POS</text:p>
                <draw:g>
                  <svg:desc>POS.D1:POS.D1</svg:desc>
                </draw:g>
              </table:table-cell>
              <table:table-cell office:value-type="string">
                <text:p>with POS</text:p>
                <draw:g>
                  <svg:desc>POS.E1:PO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0</text:p>
                <draw:g>
                  <svg:desc>POS.C2:POS.C14</svg:desc>
                </draw:g>
              </table:table-cell>
              <table:table-cell office:value-type="float" office:value="0.193604880121971">
                <text:p>0.193604880121971</text:p>
                <draw:g>
                  <svg:desc>POS.D2:POS.D14</svg:desc>
                </draw:g>
              </table:table-cell>
              <table:table-cell office:value-type="float" office:value="0.201527976718093">
                <text:p>0.201527976718093</text:p>
                <draw:g>
                  <svg:desc>POS.E2:POS.E14</svg:desc>
                </draw:g>
              </table:table-cell>
            </table:table-row>
            <table:table-row>
              <table:table-cell office:value-type="string">
                <text:p>1-1</text:p>
              </table:table-cell>
              <table:table-cell office:value-type="float" office:value="0.123990636146827">
                <text:p>0.123990636146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-0</text:p>
              </table:table-cell>
              <table:table-cell office:value-type="float" office:value="0.21107024492463">
                <text:p>0.21107024492463</text:p>
              </table:table-cell>
              <table:table-cell office:value-type="float" office:value="0.25904994740094">
                <text:p>0.25904994740094</text:p>
              </table:table-cell>
            </table:table-row>
            <table:table-row>
              <table:table-cell office:value-type="string">
                <text:p>5-1</text:p>
              </table:table-cell>
              <table:table-cell office:value-type="float" office:value="0.44993562499552">
                <text:p>0.44993562499552</text:p>
              </table:table-cell>
              <table:table-cell office:value-type="float" office:value="0.528005786653557">
                <text:p>0.528005786653557</text:p>
              </table:table-cell>
            </table:table-row>
            <table:table-row>
              <table:table-cell office:value-type="string">
                <text:p>5-2</text:p>
              </table:table-cell>
              <table:table-cell office:value-type="float" office:value="0.358772134711441">
                <text:p>0.358772134711441</text:p>
              </table:table-cell>
              <table:table-cell office:value-type="float" office:value="0.528030955964213">
                <text:p>0.528030955964213</text:p>
              </table:table-cell>
            </table:table-row>
            <table:table-row>
              <table:table-cell office:value-type="string">
                <text:p>5-3</text:p>
              </table:table-cell>
              <table:table-cell office:value-type="float" office:value="0.508775230980056">
                <text:p>0.508775230980056</text:p>
              </table:table-cell>
              <table:table-cell office:value-type="float" office:value="0.528318675254261">
                <text:p>0.528318675254261</text:p>
              </table:table-cell>
            </table:table-row>
            <table:table-row>
              <table:table-cell office:value-type="string">
                <text:p>5-4</text:p>
              </table:table-cell>
              <table:table-cell office:value-type="float" office:value="0.456856735947005">
                <text:p>0.456856735947005</text:p>
              </table:table-cell>
              <table:table-cell office:value-type="float" office:value="0.474431946945344">
                <text:p>0.474431946945344</text:p>
              </table:table-cell>
            </table:table-row>
            <table:table-row>
              <table:table-cell office:value-type="string">
                <text:p>5-5</text:p>
              </table:table-cell>
              <table:table-cell office:value-type="float" office:value="0">
                <text:p>0</text:p>
              </table:table-cell>
              <table:table-cell office:value-type="float" office:value="0.253356084954471">
                <text:p>0.253356084954471</text:p>
              </table:table-cell>
            </table:table-row>
            <table:table-row>
              <table:table-cell office:value-type="string">
                <text:p>8-0</text:p>
              </table:table-cell>
              <table:table-cell office:value-type="float" office:value="0.281959343037623">
                <text:p>0.281959343037623</text:p>
              </table:table-cell>
              <table:table-cell office:value-type="float" office:value="0.197309862024809">
                <text:p>0.197309862024809</text:p>
              </table:table-cell>
            </table:table-row>
            <table:table-row>
              <table:table-cell office:value-type="string">
                <text:p>8-2</text:p>
              </table:table-cell>
              <table:table-cell office:value-type="float" office:value="0.36872713274499">
                <text:p>0.36872713274499</text:p>
              </table:table-cell>
              <table:table-cell office:value-type="float" office:value="0.416349084516511">
                <text:p>0.416349084516511</text:p>
              </table:table-cell>
            </table:table-row>
            <table:table-row>
              <table:table-cell office:value-type="string">
                <text:p>8-4</text:p>
              </table:table-cell>
              <table:table-cell office:value-type="float" office:value="0.398934478467642">
                <text:p>0.398934478467642</text:p>
              </table:table-cell>
              <table:table-cell office:value-type="float" office:value="0.43942212952816">
                <text:p>0.43942212952816</text:p>
              </table:table-cell>
            </table:table-row>
            <table:table-row>
              <table:table-cell office:value-type="string">
                <text:p>8-6</text:p>
              </table:table-cell>
              <table:table-cell office:value-type="float" office:value="0.481554294579854">
                <text:p>0.481554294579854</text:p>
              </table:table-cell>
              <table:table-cell office:value-type="float" office:value="0.51676198299383">
                <text:p>0.51676198299383</text:p>
              </table:table-cell>
            </table:table-row>
            <table:table-row>
              <table:table-cell office:value-type="string">
                <text:p>8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